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99cm"/>
    </style:style>
    <style:style style:name="co2" style:family="table-column">
      <style:table-column-properties fo:break-before="auto" style:column-width="1.392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2.946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transparent" fo:border="none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8"/>
        <table:table-column table:style-name="co5" table:number-columns-repeated="2" table:default-cell-style-name="ce5"/>
        <table:table-column table:style-name="co6" table:number-columns-repeated="994" table:default-cell-style-name="ce5"/>
        <table:table-column table:style-name="co7" table:number-columns-repeated="22" table:default-cell-style-name="ce5"/>
        <table:table-row table:style-name="ro1">
          <table:table-cell office:value-type="string" calcext:value-type="string">
            <text:p>phonetician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vowel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vid Madore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158.856851911147" calcext:value-type="float">
            <text:p>158.856851911147</text:p>
          </table:table-cell>
          <table:table-cell office:value-type="float" office:value="256.035129984943" calcext:value-type="float">
            <text:p>256.035129984943</text:p>
          </table:table-cell>
          <table:table-cell office:value-type="float" office:value="2000" calcext:value-type="float">
            <text:p>2000</text:p>
          </table:table-cell>
          <table:table-cell office:value-type="float" office:value="3221.91387914083" calcext:value-type="float">
            <text:p>3221.913879140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vid Madore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133.031633894167" calcext:value-type="float">
            <text:p>133.031633894167</text:p>
          </table:table-cell>
          <table:table-cell office:value-type="float" office:value="424.821160912899" calcext:value-type="float">
            <text:p>424.821160912899</text:p>
          </table:table-cell>
          <table:table-cell office:value-type="float" office:value="2250" calcext:value-type="float">
            <text:p>2250</text:p>
          </table:table-cell>
          <table:table-cell office:value-type="float" office:value="3000" calcext:value-type="float">
            <text:p>3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vid Madore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122.943483917044" calcext:value-type="float">
            <text:p>122.943483917044</text:p>
          </table:table-cell>
          <table:table-cell office:value-type="float" office:value="607.315921008519" calcext:value-type="float">
            <text:p>607.315921008519</text:p>
          </table:table-cell>
          <table:table-cell office:value-type="float" office:value="1880" calcext:value-type="float">
            <text:p>1880</text:p>
          </table:table-cell>
          <table:table-cell office:value-type="float" office:value="2472.33037408324" calcext:value-type="float">
            <text:p>2472.330374083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vid Madore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126.642194863713" calcext:value-type="float">
            <text:p>126.642194863713</text:p>
          </table:table-cell>
          <table:table-cell office:value-type="float" office:value="840" calcext:value-type="float">
            <text:p>840</text:p>
          </table:table-cell>
          <table:table-cell office:value-type="float" office:value="1580.31630338626" calcext:value-type="float">
            <text:p>1580.31630338626</text:p>
          </table:table-cell>
          <table:table-cell office:value-type="float" office:value="2490" calcext:value-type="float">
            <text:p>24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vid Madore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126.288930483551" calcext:value-type="float">
            <text:p>126.288930483551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2800" calcext:value-type="float">
            <text:p>2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vid Madore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124.1779538365" calcext:value-type="float">
            <text:p>124.1779538365</text:p>
          </table:table-cell>
          <table:table-cell table:style-name="ce5" office:value-type="float" office:value="477.0299827286" calcext:value-type="float">
            <text:p>477.0299827286</text:p>
          </table:table-cell>
          <table:table-cell office:value-type="float" office:value="800" calcext:value-type="float">
            <text:p>800</text:p>
          </table:table-cell>
          <table:table-cell office:value-type="float" office:value="2800" calcext:value-type="float">
            <text:p>2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vid Madore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130.240568112" calcext:value-type="float">
            <text:p>130.240568112</text:p>
          </table:table-cell>
          <table:table-cell office:value-type="float" office:value="362.590887618613" calcext:value-type="float">
            <text:p>362.590887618613</text:p>
          </table:table-cell>
          <table:table-cell office:value-type="float" office:value="700" calcext:value-type="float">
            <text:p>700</text:p>
          </table:table-cell>
          <table:table-cell office:value-type="float" office:value="2600" calcext:value-type="float">
            <text:p>2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vid Madore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155.6813745158" calcext:value-type="float">
            <text:p>155.6813745158</text:p>
          </table:table-cell>
          <table:table-cell office:value-type="float" office:value="230" calcext:value-type="float">
            <text:p>230</text:p>
          </table:table-cell>
          <table:table-cell office:value-type="float" office:value="500" calcext:value-type="float">
            <text:p>500</text:p>
          </table:table-cell>
          <table:table-cell office:value-type="float" office:value="1980" calcext:value-type="float">
            <text:p>19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vid Madore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141.837992882485" calcext:value-type="float">
            <text:p>141.837992882485</text:p>
          </table:table-cell>
          <table:table-cell office:value-type="float" office:value="281.345507979187" calcext:value-type="float">
            <text:p>281.345507979187</text:p>
          </table:table-cell>
          <table:table-cell office:value-type="float" office:value="1700" calcext:value-type="float">
            <text:p>1700</text:p>
          </table:table-cell>
          <table:table-cell office:value-type="float" office:value="2100" calcext:value-type="float">
            <text:p>2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vid Madore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132.716635768245" calcext:value-type="float">
            <text:p>132.716635768245</text:p>
          </table:table-cell>
          <table:table-cell office:value-type="float" office:value="350" calcext:value-type="float">
            <text:p>350</text:p>
          </table:table-cell>
          <table:table-cell office:value-type="float" office:value="1660" calcext:value-type="float">
            <text:p>1660</text:p>
          </table:table-cell>
          <table:table-cell office:value-type="float" office:value="2100" calcext:value-type="float">
            <text:p>2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vid Madore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131.175431976317" calcext:value-type="float">
            <text:p>131.175431976317</text:p>
          </table:table-cell>
          <table:table-cell office:value-type="float" office:value="559.569229625547" calcext:value-type="float">
            <text:p>559.569229625547</text:p>
          </table:table-cell>
          <table:table-cell office:value-type="float" office:value="1470" calcext:value-type="float">
            <text:p>1470</text:p>
          </table:table-cell>
          <table:table-cell office:value-type="float" office:value="2080" calcext:value-type="float">
            <text:p>2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vid Madore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120.001932657669" calcext:value-type="float">
            <text:p>120.001932657669</text:p>
          </table:table-cell>
          <table:table-cell office:value-type="float" office:value="694.737767614085" calcext:value-type="float">
            <text:p>694.737767614085</text:p>
          </table:table-cell>
          <table:table-cell office:value-type="float" office:value="1250" calcext:value-type="float">
            <text:p>1250</text:p>
          </table:table-cell>
          <table:table-cell office:value-type="float" office:value="2050" calcext:value-type="float">
            <text:p>20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vid Madore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125.0589482587" calcext:value-type="float">
            <text:p>125.0589482587</text:p>
          </table:table-cell>
          <table:table-cell office:value-type="float" office:value="523.73865816558" calcext:value-type="float">
            <text:p>523.73865816558</text:p>
          </table:table-cell>
          <table:table-cell office:value-type="float" office:value="756.773223702304" calcext:value-type="float">
            <text:p>756.773223702304</text:p>
          </table:table-cell>
          <table:table-cell office:value-type="float" office:value="2900" calcext:value-type="float">
            <text:p>29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vid Madore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128.8519546034" calcext:value-type="float">
            <text:p>128.8519546034</text:p>
          </table:table-cell>
          <table:table-cell office:value-type="float" office:value="633.220867894948" calcext:value-type="float">
            <text:p>633.220867894948</text:p>
          </table:table-cell>
          <table:table-cell office:value-type="float" office:value="1200" calcext:value-type="float">
            <text:p>1200</text:p>
          </table:table-cell>
          <table:table-cell office:value-type="float" office:value="2518.97477781969" calcext:value-type="float">
            <text:p>2518.974777819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vid Madore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float" office:value="131.66182663576" calcext:value-type="float">
            <text:p>131.66182663576</text:p>
          </table:table-cell>
          <table:table-cell office:value-type="float" office:value="460.158291670096" calcext:value-type="float">
            <text:p>460.158291670096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vid Madore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56.45504414084" calcext:value-type="float">
            <text:p>156.45504414084</text:p>
          </table:table-cell>
          <table:table-cell office:value-type="float" office:value="323.771444108179" calcext:value-type="float">
            <text:p>323.771444108179</text:p>
          </table:table-cell>
          <table:table-cell office:value-type="float" office:value="1230" calcext:value-type="float">
            <text:p>1230</text:p>
          </table:table-cell>
          <table:table-cell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vid Madore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151.960550693134" calcext:value-type="float">
            <text:p>151.960550693134</text:p>
          </table:table-cell>
          <table:table-cell office:value-type="float" office:value="261.045031674955" calcext:value-type="float">
            <text:p>261.045031674955</text:p>
          </table:table-cell>
          <table:table-cell office:value-type="float" office:value="1665" calcext:value-type="float">
            <text:p>1665</text:p>
          </table:table-cell>
          <table:table-cell office:value-type="float" office:value="1934" calcext:value-type="float">
            <text:p>19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vid Mador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53.311255808315" calcext:value-type="float">
            <text:p>153.311255808315</text:p>
          </table:table-cell>
          <table:table-cell office:value-type="float" office:value="253.701593750838" calcext:value-type="float">
            <text:p>253.701593750838</text:p>
          </table:table-cell>
          <table:table-cell office:value-type="float" office:value="1370" calcext:value-type="float">
            <text:p>1370</text:p>
          </table:table-cell>
          <table:table-cell office:value-type="float" office:value="1700" calcext:value-type="float">
            <text:p>1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kipedia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140.789486878019" calcext:value-type="float">
            <text:p>140.789486878019</text:p>
          </table:table-cell>
          <table:table-cell office:value-type="float" office:value="257.781823303145" calcext:value-type="float">
            <text:p>257.781823303145</text:p>
          </table:table-cell>
          <table:table-cell office:value-type="float" office:value="2520" calcext:value-type="float">
            <text:p>2520</text:p>
          </table:table-cell>
          <table:table-cell office:value-type="float" office:value="3380" calcext:value-type="float">
            <text:p>33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kipedia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119.742952448134" calcext:value-type="float">
            <text:p>119.742952448134</text:p>
          </table:table-cell>
          <table:table-cell office:value-type="float" office:value="360.123201042198" calcext:value-type="float">
            <text:p>360.123201042198</text:p>
          </table:table-cell>
          <table:table-cell office:value-type="float" office:value="2482.42750268361" calcext:value-type="float">
            <text:p>2482.42750268361</text:p>
          </table:table-cell>
          <table:table-cell office:value-type="float" office:value="2882.28107863908" calcext:value-type="float">
            <text:p>2882.281078639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kipedia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155.235149263216" calcext:value-type="float">
            <text:p>155.235149263216</text:p>
          </table:table-cell>
          <table:table-cell office:value-type="float" office:value="573.947181703192" calcext:value-type="float">
            <text:p>573.947181703192</text:p>
          </table:table-cell>
          <table:table-cell office:value-type="float" office:value="1900.0562301414" calcext:value-type="float">
            <text:p>1900.0562301414</text:p>
          </table:table-cell>
          <table:table-cell office:value-type="float" office:value="2688.79304466957" calcext:value-type="float">
            <text:p>2688.793044669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kipedia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122.817085204612" calcext:value-type="float">
            <text:p>122.817085204612</text:p>
          </table:table-cell>
          <table:table-cell office:value-type="float" office:value="878.428396053995" calcext:value-type="float">
            <text:p>878.428396053995</text:p>
          </table:table-cell>
          <table:table-cell office:value-type="float" office:value="1330.64238159385" calcext:value-type="float">
            <text:p>1330.64238159385</text:p>
          </table:table-cell>
          <table:table-cell office:value-type="float" office:value="2610" calcext:value-type="float">
            <text:p>2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kipedia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109.175930910364" calcext:value-type="float">
            <text:p>109.175930910364</text:p>
          </table:table-cell>
          <table:table-cell office:value-type="float" office:value="730" calcext:value-type="float">
            <text:p>730</text:p>
          </table:table-cell>
          <table:table-cell office:value-type="float" office:value="900" calcext:value-type="float">
            <text:p>900</text:p>
          </table:table-cell>
          <table:table-cell office:value-type="float" office:value="2500" calcext:value-type="float">
            <text:p>25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kipedia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139.884781021" calcext:value-type="float">
            <text:p>139.884781021</text:p>
          </table:table-cell>
          <table:table-cell office:value-type="float" office:value="454.079141852888" calcext:value-type="float">
            <text:p>454.079141852888</text:p>
          </table:table-cell>
          <table:table-cell office:value-type="float" office:value="616.408981185267" calcext:value-type="float">
            <text:p>616.408981185267</text:p>
          </table:table-cell>
          <table:table-cell office:value-type="float" office:value="2930" calcext:value-type="float">
            <text:p>29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kipedia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124.4952472602" calcext:value-type="float">
            <text:p>124.4952472602</text:p>
          </table:table-cell>
          <table:table-cell office:value-type="float" office:value="362.929028302313" calcext:value-type="float">
            <text:p>362.929028302313</text:p>
          </table:table-cell>
          <table:table-cell office:value-type="float" office:value="657.077475003905" calcext:value-type="float">
            <text:p>657.077475003905</text:p>
          </table:table-cell>
          <table:table-cell office:value-type="float" office:value="2805.5499638558" calcext:value-type="float">
            <text:p>2805.54996385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kipedia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140.7820861156" calcext:value-type="float">
            <text:p>140.7820861156</text:p>
          </table:table-cell>
          <table:table-cell office:value-type="float" office:value="271.457703965829" calcext:value-type="float">
            <text:p>271.457703965829</text:p>
          </table:table-cell>
          <table:table-cell office:value-type="float" office:value="696.612308225243" calcext:value-type="float">
            <text:p>696.612308225243</text:p>
          </table:table-cell>
          <table:table-cell office:value-type="float" office:value="1956.49685677819" calcext:value-type="float">
            <text:p>1956.496856778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kipedia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135.081810777199" calcext:value-type="float">
            <text:p>135.081810777199</text:p>
          </table:table-cell>
          <table:table-cell office:value-type="float" office:value="281.345507979187" calcext:value-type="float">
            <text:p>281.345507979187</text:p>
          </table:table-cell>
          <table:table-cell office:value-type="float" office:value="2000" calcext:value-type="float">
            <text:p>2000</text:p>
          </table:table-cell>
          <table:table-cell office:value-type="float" office:value="2350" calcext:value-type="float">
            <text:p>23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kipedia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132.221995963505" calcext:value-type="float">
            <text:p>132.221995963505</text:p>
          </table:table-cell>
          <table:table-cell office:value-type="float" office:value="408.623667559364" calcext:value-type="float">
            <text:p>408.623667559364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kipedia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146.327406032897" calcext:value-type="float">
            <text:p>146.327406032897</text:p>
          </table:table-cell>
          <table:table-cell office:value-type="float" office:value="469.627264103742" calcext:value-type="float">
            <text:p>469.627264103742</text:p>
          </table:table-cell>
          <table:table-cell office:value-type="float" office:value="1570" calcext:value-type="float">
            <text:p>1570</text:p>
          </table:table-cell>
          <table:table-cell office:value-type="float" office:value="2431.62561860512" calcext:value-type="float">
            <text:p>2431.625618605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kipedia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115.27641159241" calcext:value-type="float">
            <text:p>115.27641159241</text:p>
          </table:table-cell>
          <table:table-cell office:value-type="float" office:value="564.807045678998" calcext:value-type="float">
            <text:p>564.807045678998</text:p>
          </table:table-cell>
          <table:table-cell office:value-type="float" office:value="1100" calcext:value-type="float">
            <text:p>1100</text:p>
          </table:table-cell>
          <table:table-cell office:value-type="float" office:value="2253.13572110232" calcext:value-type="float">
            <text:p>2253.135721102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kipedia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156.787457446799" calcext:value-type="float">
            <text:p>156.787457446799</text:p>
          </table:table-cell>
          <table:table-cell office:value-type="float" office:value="534.706827972421" calcext:value-type="float">
            <text:p>534.706827972421</text:p>
          </table:table-cell>
          <table:table-cell office:value-type="float" office:value="683.444319163638" calcext:value-type="float">
            <text:p>683.444319163638</text:p>
          </table:table-cell>
          <table:table-cell office:value-type="float" office:value="2430" calcext:value-type="float">
            <text:p>24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kipedia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149.882489196962" calcext:value-type="float">
            <text:p>149.882489196962</text:p>
          </table:table-cell>
          <table:table-cell office:value-type="float" office:value="643.351922694034" calcext:value-type="float">
            <text:p>643.351922694034</text:p>
          </table:table-cell>
          <table:table-cell office:value-type="float" office:value="1306.87232709374" calcext:value-type="float">
            <text:p>1306.87232709374</text:p>
          </table:table-cell>
          <table:table-cell office:value-type="float" office:value="2580" calcext:value-type="float">
            <text:p>25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kipedia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float" office:value="124.772728713148" calcext:value-type="float">
            <text:p>124.772728713148</text:p>
          </table:table-cell>
          <table:table-cell office:value-type="float" office:value="378.531339143835" calcext:value-type="float">
            <text:p>378.531339143835</text:p>
          </table:table-cell>
          <table:table-cell office:value-type="float" office:value="1320" calcext:value-type="float">
            <text:p>1320</text:p>
          </table:table-cell>
          <table:table-cell office:value-type="float" office:value="2580" calcext:value-type="float">
            <text:p>25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kipedia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28.390433031577" calcext:value-type="float">
            <text:p>128.390433031577</text:p>
          </table:table-cell>
          <table:table-cell office:value-type="float" office:value="326.373625034305" calcext:value-type="float">
            <text:p>326.373625034305</text:p>
          </table:table-cell>
          <table:table-cell office:value-type="float" office:value="1080" calcext:value-type="float">
            <text:p>1080</text:p>
          </table:table-cell>
          <table:table-cell office:value-type="float" office:value="2700" calcext:value-type="float">
            <text:p>2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kipedia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144.649485731822" calcext:value-type="float">
            <text:p>144.649485731822</text:p>
          </table:table-cell>
          <table:table-cell office:value-type="float" office:value="282.980592058807" calcext:value-type="float">
            <text:p>282.980592058807</text:p>
          </table:table-cell>
          <table:table-cell office:value-type="float" office:value="1600" calcext:value-type="float">
            <text:p>1600</text:p>
          </table:table-cell>
          <table:table-cell office:value-type="float" office:value="2430" calcext:value-type="float">
            <text:p>24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kipedia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51.099246718613" calcext:value-type="float">
            <text:p>151.099246718613</text:p>
          </table:table-cell>
          <table:table-cell office:value-type="float" office:value="276.952042394854" calcext:value-type="float">
            <text:p>276.952042394854</text:p>
          </table:table-cell>
          <table:table-cell office:value-type="float" office:value="1211.30700980093" calcext:value-type="float">
            <text:p>1211.30700980093</text:p>
          </table:table-cell>
          <table:table-cell office:value-type="float" office:value="2280" calcext:value-type="float">
            <text:p>22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kipedia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17.319023217362" calcext:value-type="float">
            <text:p>117.319023217362</text:p>
          </table:table-cell>
          <table:table-cell office:value-type="float" office:value="377.032723639735" calcext:value-type="float">
            <text:p>377.032723639735</text:p>
          </table:table-cell>
          <table:table-cell office:value-type="float" office:value="2092.97638054442" calcext:value-type="float">
            <text:p>2092.97638054442</text:p>
          </table:table-cell>
          <table:table-cell office:value-type="float" office:value="2580" calcext:value-type="float">
            <text:p>25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kipedia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28.890587248113" calcext:value-type="float">
            <text:p>128.890587248113</text:p>
          </table:table-cell>
          <table:table-cell office:value-type="float" office:value="371.064032467401" calcext:value-type="float">
            <text:p>371.064032467401</text:p>
          </table:table-cell>
          <table:table-cell office:value-type="float" office:value="1590.50382664899" calcext:value-type="float">
            <text:p>1590.50382664899</text:p>
          </table:table-cell>
          <table:table-cell office:value-type="float" office:value="2120" calcext:value-type="float">
            <text:p>21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kipedia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43.440248008715" calcext:value-type="float">
            <text:p>143.440248008715</text:p>
          </table:table-cell>
          <table:table-cell office:value-type="float" office:value="422.30928702586" calcext:value-type="float">
            <text:p>422.30928702586</text:p>
          </table:table-cell>
          <table:table-cell office:value-type="float" office:value="960" calcext:value-type="float">
            <text:p>960</text:p>
          </table:table-cell>
          <table:table-cell office:value-type="float" office:value="2704.80368733151" calcext:value-type="float">
            <text:p>2704.803687331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kipedia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19.320546723702" calcext:value-type="float">
            <text:p>119.320546723702</text:p>
          </table:table-cell>
          <table:table-cell office:value-type="float" office:value="327.568292976273" calcext:value-type="float">
            <text:p>327.568292976273</text:p>
          </table:table-cell>
          <table:table-cell office:value-type="float" office:value="1500" calcext:value-type="float">
            <text:p>1500</text:p>
          </table:table-cell>
          <table:table-cell office:value-type="float" office:value="2640" calcext:value-type="float">
            <text:p>26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kipedia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40.751663654038" calcext:value-type="float">
            <text:p>140.751663654038</text:p>
          </table:table-cell>
          <table:table-cell office:value-type="float" office:value="397.758195168973" calcext:value-type="float">
            <text:p>397.758195168973</text:p>
          </table:table-cell>
          <table:table-cell office:value-type="float" office:value="845.727976264459" calcext:value-type="float">
            <text:p>845.727976264459</text:p>
          </table:table-cell>
          <table:table-cell office:value-type="float" office:value="2400" calcext:value-type="float">
            <text:p>2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kipedia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17.488666665951" calcext:value-type="float">
            <text:p>117.488666665951</text:p>
          </table:table-cell>
          <table:table-cell office:value-type="float" office:value="538.369736481046" calcext:value-type="float">
            <text:p>538.369736481046</text:p>
          </table:table-cell>
          <table:table-cell office:value-type="float" office:value="1160" calcext:value-type="float">
            <text:p>1160</text:p>
          </table:table-cell>
          <table:table-cell office:value-type="float" office:value="2520" calcext:value-type="float">
            <text:p>25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kipedia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32.330877928841" calcext:value-type="float">
            <text:p>132.330877928841</text:p>
          </table:table-cell>
          <table:table-cell office:value-type="float" office:value="627.974963640225" calcext:value-type="float">
            <text:p>627.974963640225</text:p>
          </table:table-cell>
          <table:table-cell office:value-type="float" office:value="1450" calcext:value-type="float">
            <text:p>1450</text:p>
          </table:table-cell>
          <table:table-cell office:value-type="float" office:value="2530" calcext:value-type="float">
            <text:p>25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kipedia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27.885045751806" calcext:value-type="float">
            <text:p>127.885045751806</text:p>
          </table:table-cell>
          <table:table-cell office:value-type="float" office:value="411.340719531678" calcext:value-type="float">
            <text:p>411.340719531678</text:p>
          </table:table-cell>
          <table:table-cell office:value-type="float" office:value="1200" calcext:value-type="float">
            <text:p>1200</text:p>
          </table:table-cell>
          <table:table-cell office:value-type="float" office:value="2320" calcext:value-type="float">
            <text:p>23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kipedi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25.251456995057" calcext:value-type="float">
            <text:p>125.251456995057</text:p>
          </table:table-cell>
          <table:table-cell office:value-type="float" office:value="699.853048991232" calcext:value-type="float">
            <text:p>699.853048991232</text:p>
          </table:table-cell>
          <table:table-cell office:value-type="float" office:value="1800" calcext:value-type="float">
            <text:p>1800</text:p>
          </table:table-cell>
          <table:table-cell office:value-type="float" office:value="2538.69299466228" calcext:value-type="float">
            <text:p>2538.692994662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kipedia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56.427034799342" calcext:value-type="float">
            <text:p>156.427034799342</text:p>
          </table:table-cell>
          <table:table-cell office:value-type="float" office:value="677.747905365393" calcext:value-type="float">
            <text:p>677.747905365393</text:p>
          </table:table-cell>
          <table:table-cell office:value-type="float" office:value="1220" calcext:value-type="float">
            <text:p>1220</text:p>
          </table:table-cell>
          <table:table-cell office:value-type="float" office:value="2590" calcext:value-type="float">
            <text:p>25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 Lenard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149.245524757482" calcext:value-type="float">
            <text:p>149.245524757482</text:p>
          </table:table-cell>
          <table:table-cell office:value-type="float" office:value="309.5878554691" calcext:value-type="float">
            <text:p>309.5878554691</text:p>
          </table:table-cell>
          <table:table-cell office:value-type="float" office:value="2416.89193454757" calcext:value-type="float">
            <text:p>2416.89193454757</text:p>
          </table:table-cell>
          <table:table-cell office:value-type="float" office:value="2889.65641275577" calcext:value-type="float">
            <text:p>2889.656412755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 Lenard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130.706070044971" calcext:value-type="float">
            <text:p>130.706070044971</text:p>
          </table:table-cell>
          <table:table-cell office:value-type="float" office:value="500" calcext:value-type="float">
            <text:p>500</text:p>
          </table:table-cell>
          <table:table-cell office:value-type="float" office:value="2110.45435054276" calcext:value-type="float">
            <text:p>2110.45435054276</text:p>
          </table:table-cell>
          <table:table-cell office:value-type="float" office:value="2570" calcext:value-type="float">
            <text:p>25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 Lenard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113.968511471298" calcext:value-type="float">
            <text:p>113.968511471298</text:p>
          </table:table-cell>
          <table:table-cell office:value-type="float" office:value="586.299313279965" calcext:value-type="float">
            <text:p>586.299313279965</text:p>
          </table:table-cell>
          <table:table-cell office:value-type="float" office:value="1669.15040978835" calcext:value-type="float">
            <text:p>1669.15040978835</text:p>
          </table:table-cell>
          <table:table-cell office:value-type="float" office:value="2336.04155842941" calcext:value-type="float">
            <text:p>2336.041558429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 Lenard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126.710660458779" calcext:value-type="float">
            <text:p>126.710660458779</text:p>
          </table:table-cell>
          <table:table-cell office:value-type="float" office:value="770" calcext:value-type="float">
            <text:p>770</text:p>
          </table:table-cell>
          <table:table-cell office:value-type="float" office:value="1377.74915575799" calcext:value-type="float">
            <text:p>1377.74915575799</text:p>
          </table:table-cell>
          <table:table-cell office:value-type="float" office:value="2300" calcext:value-type="float">
            <text:p>23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 Lenard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119.92683547471" calcext:value-type="float">
            <text:p>119.92683547471</text:p>
          </table:table-cell>
          <table:table-cell office:value-type="float" office:value="650" calcext:value-type="float">
            <text:p>650</text:p>
          </table:table-cell>
          <table:table-cell office:value-type="float" office:value="1000" calcext:value-type="float">
            <text:p>1000</text:p>
          </table:table-cell>
          <table:table-cell office:value-type="float" office:value="2561.68423450364" calcext:value-type="float">
            <text:p>2561.68423450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 Lenard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140.0316893724" calcext:value-type="float">
            <text:p>140.0316893724</text:p>
          </table:table-cell>
          <table:table-cell office:value-type="float" office:value="524.3917893555" calcext:value-type="float">
            <text:p>524.3917893555</text:p>
          </table:table-cell>
          <table:table-cell office:value-type="float" office:value="800" calcext:value-type="float">
            <text:p>800</text:p>
          </table:table-cell>
          <table:table-cell office:value-type="float" office:value="2510" calcext:value-type="float">
            <text:p>25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 Lenard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142.9666758724" calcext:value-type="float">
            <text:p>142.9666758724</text:p>
          </table:table-cell>
          <table:table-cell table:style-name="ce5" office:value-type="float" office:value="323.9600013898" calcext:value-type="float">
            <text:p>323.9600013898</text:p>
          </table:table-cell>
          <table:table-cell office:value-type="float" office:value="753.4732585646" calcext:value-type="float">
            <text:p>753.4732585646</text:p>
          </table:table-cell>
          <table:table-cell office:value-type="float" office:value="2180" calcext:value-type="float">
            <text:p>21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 Lenard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129.429441799243" calcext:value-type="float">
            <text:p>129.429441799243</text:p>
          </table:table-cell>
          <table:table-cell office:value-type="float" office:value="292.016133455059" calcext:value-type="float">
            <text:p>292.016133455059</text:p>
          </table:table-cell>
          <table:table-cell office:value-type="float" office:value="1520" calcext:value-type="float">
            <text:p>1520</text:p>
          </table:table-cell>
          <table:table-cell office:value-type="float" office:value="2250" calcext:value-type="float">
            <text:p>22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 Lenard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141.456871790139" calcext:value-type="float">
            <text:p>141.456871790139</text:p>
          </table:table-cell>
          <table:table-cell office:value-type="float" office:value="469.685699436243" calcext:value-type="float">
            <text:p>469.685699436243</text:p>
          </table:table-cell>
          <table:table-cell office:value-type="float" office:value="1520" calcext:value-type="float">
            <text:p>1520</text:p>
          </table:table-cell>
          <table:table-cell office:value-type="float" office:value="2297.86338903675" calcext:value-type="float">
            <text:p>2297.863389036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 Lenard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112.752835187089" calcext:value-type="float">
            <text:p>112.752835187089</text:p>
          </table:table-cell>
          <table:table-cell office:value-type="float" office:value="441.814217980172" calcext:value-type="float">
            <text:p>441.814217980172</text:p>
          </table:table-cell>
          <table:table-cell office:value-type="float" office:value="1530" calcext:value-type="float">
            <text:p>1530</text:p>
          </table:table-cell>
          <table:table-cell office:value-type="float" office:value="2100" calcext:value-type="float">
            <text:p>2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 Lenard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121.7777029264" calcext:value-type="float">
            <text:p>121.7777029264</text:p>
          </table:table-cell>
          <table:table-cell office:value-type="float" office:value="545.658852540383" calcext:value-type="float">
            <text:p>545.658852540383</text:p>
          </table:table-cell>
          <table:table-cell office:value-type="float" office:value="680.250386685218" calcext:value-type="float">
            <text:p>680.250386685218</text:p>
          </table:table-cell>
          <table:table-cell office:value-type="float" office:value="2750" calcext:value-type="float">
            <text:p>27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 Lenar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143.226202659595" calcext:value-type="float">
            <text:p>143.226202659595</text:p>
          </table:table-cell>
          <table:table-cell office:value-type="float" office:value="770" calcext:value-type="float">
            <text:p>770</text:p>
          </table:table-cell>
          <table:table-cell office:value-type="float" office:value="1250" calcext:value-type="float">
            <text:p>1250</text:p>
          </table:table-cell>
          <table:table-cell office:value-type="float" office:value="2220" calcext:value-type="float">
            <text:p>22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 Lenard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float" office:value="135.410588578374" calcext:value-type="float">
            <text:p>135.410588578374</text:p>
          </table:table-cell>
          <table:table-cell office:value-type="float" office:value="445.559179649379" calcext:value-type="float">
            <text:p>445.559179649379</text:p>
          </table:table-cell>
          <table:table-cell office:value-type="float" office:value="1357.95230831053" calcext:value-type="float">
            <text:p>1357.95230831053</text:p>
          </table:table-cell>
          <table:table-cell office:value-type="float" office:value="2378.58226264228" calcext:value-type="float">
            <text:p>2378.582262642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 Lenar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32.38312078719" calcext:value-type="float">
            <text:p>132.38312078719</text:p>
          </table:table-cell>
          <table:table-cell office:value-type="float" office:value="345.376343621241" calcext:value-type="float">
            <text:p>345.376343621241</text:p>
          </table:table-cell>
          <table:table-cell office:value-type="float" office:value="1050" calcext:value-type="float">
            <text:p>1050</text:p>
          </table:table-cell>
          <table:table-cell office:value-type="float" office:value="2800" calcext:value-type="float">
            <text:p>2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 Lenard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144.944238528408" calcext:value-type="float">
            <text:p>144.944238528408</text:p>
          </table:table-cell>
          <table:table-cell office:value-type="float" office:value="257.283600100614" calcext:value-type="float">
            <text:p>257.283600100614</text:p>
          </table:table-cell>
          <table:table-cell office:value-type="float" office:value="1700" calcext:value-type="float">
            <text:p>1700</text:p>
          </table:table-cell>
          <table:table-cell office:value-type="float" office:value="2300" calcext:value-type="float">
            <text:p>23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 Lenar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34.636037029123" calcext:value-type="float">
            <text:p>134.636037029123</text:p>
          </table:table-cell>
          <table:table-cell office:value-type="float" office:value="284.209060983886" calcext:value-type="float">
            <text:p>284.209060983886</text:p>
          </table:table-cell>
          <table:table-cell office:value-type="float" office:value="1235" calcext:value-type="float">
            <text:p>1235</text:p>
          </table:table-cell>
          <table:table-cell office:value-type="float" office:value="1971.8030051869" calcext:value-type="float">
            <text:p>1971.80300518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 Lenard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14.411926924965" calcext:value-type="float">
            <text:p>114.411926924965</text:p>
          </table:table-cell>
          <table:table-cell office:value-type="float" office:value="414.281768991748" calcext:value-type="float">
            <text:p>414.281768991748</text:p>
          </table:table-cell>
          <table:table-cell office:value-type="float" office:value="1794.79568473625" calcext:value-type="float">
            <text:p>1794.79568473625</text:p>
          </table:table-cell>
          <table:table-cell office:value-type="float" office:value="2391.23027648177" calcext:value-type="float">
            <text:p>2391.230276481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 Lenard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35.954407219004" calcext:value-type="float">
            <text:p>135.954407219004</text:p>
          </table:table-cell>
          <table:table-cell office:value-type="float" office:value="399.083163024577" calcext:value-type="float">
            <text:p>399.083163024577</text:p>
          </table:table-cell>
          <table:table-cell office:value-type="float" office:value="1350" calcext:value-type="float">
            <text:p>1350</text:p>
          </table:table-cell>
          <table:table-cell office:value-type="float" office:value="2210" calcext:value-type="float">
            <text:p>22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 Len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25.789214802262" calcext:value-type="float">
            <text:p>125.789214802262</text:p>
          </table:table-cell>
          <table:table-cell office:value-type="float" office:value="457.990958948849" calcext:value-type="float">
            <text:p>457.990958948849</text:p>
          </table:table-cell>
          <table:table-cell office:value-type="float" office:value="1000" calcext:value-type="float">
            <text:p>1000</text:p>
          </table:table-cell>
          <table:table-cell office:value-type="float" office:value="2120" calcext:value-type="float">
            <text:p>21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 Lenard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28.86063296301" calcext:value-type="float">
            <text:p>128.86063296301</text:p>
          </table:table-cell>
          <table:table-cell office:value-type="float" office:value="382.929883117248" calcext:value-type="float">
            <text:p>382.929883117248</text:p>
          </table:table-cell>
          <table:table-cell office:value-type="float" office:value="1545.79806899363" calcext:value-type="float">
            <text:p>1545.79806899363</text:p>
          </table:table-cell>
          <table:table-cell office:value-type="float" office:value="2706.97311106647" calcext:value-type="float">
            <text:p>2706.973111066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 Lenar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39.126725669366" calcext:value-type="float">
            <text:p>139.126725669366</text:p>
          </table:table-cell>
          <table:table-cell office:value-type="float" office:value="435.571626352689" calcext:value-type="float">
            <text:p>435.571626352689</text:p>
          </table:table-cell>
          <table:table-cell office:value-type="float" office:value="900" calcext:value-type="float">
            <text:p>900</text:p>
          </table:table-cell>
          <table:table-cell office:value-type="float" office:value="2350" calcext:value-type="float">
            <text:p>23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 Lenar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25.432907201822" calcext:value-type="float">
            <text:p>125.432907201822</text:p>
          </table:table-cell>
          <table:table-cell office:value-type="float" office:value="521.251420305596" calcext:value-type="float">
            <text:p>521.251420305596</text:p>
          </table:table-cell>
          <table:table-cell office:value-type="float" office:value="1226.03730934395" calcext:value-type="float">
            <text:p>1226.03730934395</text:p>
          </table:table-cell>
          <table:table-cell office:value-type="float" office:value="2377.43985870127" calcext:value-type="float">
            <text:p>2377.439858701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 Lenard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13.172455664667" calcext:value-type="float">
            <text:p>113.172455664667</text:p>
          </table:table-cell>
          <table:table-cell office:value-type="float" office:value="686.805514228066" calcext:value-type="float">
            <text:p>686.805514228066</text:p>
          </table:table-cell>
          <table:table-cell office:value-type="float" office:value="1452.81121037407" calcext:value-type="float">
            <text:p>1452.81121037407</text:p>
          </table:table-cell>
          <table:table-cell office:value-type="float" office:value="2400" calcext:value-type="float">
            <text:p>2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 Lenard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20.209977583311" calcext:value-type="float">
            <text:p>120.209977583311</text:p>
          </table:table-cell>
          <table:table-cell office:value-type="float" office:value="485.750242226716" calcext:value-type="float">
            <text:p>485.750242226716</text:p>
          </table:table-cell>
          <table:table-cell office:value-type="float" office:value="1200" calcext:value-type="float">
            <text:p>1200</text:p>
          </table:table-cell>
          <table:table-cell office:value-type="float" office:value="2180" calcext:value-type="float">
            <text:p>21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 Lenar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38.020642298453" calcext:value-type="float">
            <text:p>138.020642298453</text:p>
          </table:table-cell>
          <table:table-cell office:value-type="float" office:value="648.949669651244" calcext:value-type="float">
            <text:p>648.949669651244</text:p>
          </table:table-cell>
          <table:table-cell office:value-type="float" office:value="1800" calcext:value-type="float">
            <text:p>1800</text:p>
          </table:table-cell>
          <table:table-cell office:value-type="float" office:value="2300" calcext:value-type="float">
            <text:p>23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 Lenar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18.649812895195" calcext:value-type="float">
            <text:p>118.649812895195</text:p>
          </table:table-cell>
          <table:table-cell office:value-type="float" office:value="777.468723698655" calcext:value-type="float">
            <text:p>777.468723698655</text:p>
          </table:table-cell>
          <table:table-cell office:value-type="float" office:value="1270" calcext:value-type="float">
            <text:p>1270</text:p>
          </table:table-cell>
          <table:table-cell office:value-type="float" office:value="2350" calcext:value-type="float">
            <text:p>23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cquire University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109.857379491262" calcext:value-type="float">
            <text:p>109.857379491262</text:p>
          </table:table-cell>
          <table:table-cell office:value-type="float" office:value="314.737243052076" calcext:value-type="float">
            <text:p>314.737243052076</text:p>
          </table:table-cell>
          <table:table-cell office:value-type="float" office:value="2355" calcext:value-type="float">
            <text:p>2355</text:p>
          </table:table-cell>
          <table:table-cell office:value-type="float" office:value="3400" calcext:value-type="float">
            <text:p>3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cquire University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107.416196009853" calcext:value-type="float">
            <text:p>107.416196009853</text:p>
          </table:table-cell>
          <table:table-cell office:value-type="float" office:value="323.368010349512" calcext:value-type="float">
            <text:p>323.368010349512</text:p>
          </table:table-cell>
          <table:table-cell office:value-type="float" office:value="2270" calcext:value-type="float">
            <text:p>2270</text:p>
          </table:table-cell>
          <table:table-cell office:value-type="float" office:value="2800" calcext:value-type="float">
            <text:p>2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cquire University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105.960191425236" calcext:value-type="float">
            <text:p>105.960191425236</text:p>
          </table:table-cell>
          <table:table-cell office:value-type="float" office:value="629.288053695324" calcext:value-type="float">
            <text:p>629.288053695324</text:p>
          </table:table-cell>
          <table:table-cell office:value-type="float" office:value="1990" calcext:value-type="float">
            <text:p>1990</text:p>
          </table:table-cell>
          <table:table-cell office:value-type="float" office:value="2700" calcext:value-type="float">
            <text:p>2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cquire University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105.133276260893" calcext:value-type="float">
            <text:p>105.133276260893</text:p>
          </table:table-cell>
          <table:table-cell office:value-type="float" office:value="830" calcext:value-type="float">
            <text:p>830</text:p>
          </table:table-cell>
          <table:table-cell office:value-type="float" office:value="1580" calcext:value-type="float">
            <text:p>1580</text:p>
          </table:table-cell>
          <table:table-cell office:value-type="float" office:value="2600" calcext:value-type="float">
            <text:p>2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cquire University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105.908660660992" calcext:value-type="float">
            <text:p>105.908660660992</text:p>
          </table:table-cell>
          <table:table-cell office:value-type="float" office:value="383.892891215182" calcext:value-type="float">
            <text:p>383.892891215182</text:p>
          </table:table-cell>
          <table:table-cell office:value-type="float" office:value="800" calcext:value-type="float">
            <text:p>800</text:p>
          </table:table-cell>
          <table:table-cell office:value-type="float" office:value="2730" calcext:value-type="float">
            <text:p>27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cquire University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107.7251631537" calcext:value-type="float">
            <text:p>107.7251631537</text:p>
          </table:table-cell>
          <table:table-cell office:value-type="float" office:value="359.0633790449" calcext:value-type="float">
            <text:p>359.0633790449</text:p>
          </table:table-cell>
          <table:table-cell office:value-type="float" office:value="727.057652246" calcext:value-type="float">
            <text:p>727.057652246</text:p>
          </table:table-cell>
          <table:table-cell office:value-type="float" office:value="2890" calcext:value-type="float">
            <text:p>28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cquire University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107.3399186017" calcext:value-type="float">
            <text:p>107.3399186017</text:p>
          </table:table-cell>
          <table:table-cell table:style-name="ce5" office:value-type="float" office:value="317.163799265" calcext:value-type="float">
            <text:p>317.163799265</text:p>
          </table:table-cell>
          <table:table-cell office:value-type="float" office:value="581.0115983507" calcext:value-type="float">
            <text:p>581.0115983507</text:p>
          </table:table-cell>
          <table:table-cell office:value-type="float" office:value="2630" calcext:value-type="float">
            <text:p>26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cquire University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111.9194245819" calcext:value-type="float">
            <text:p>111.9194245819</text:p>
          </table:table-cell>
          <table:table-cell table:style-name="ce5" office:value-type="float" office:value="275.3415420688" calcext:value-type="float">
            <text:p>275.3415420688</text:p>
          </table:table-cell>
          <table:table-cell office:value-type="float" office:value="495.4991745486" calcext:value-type="float">
            <text:p>495.4991745486</text:p>
          </table:table-cell>
          <table:table-cell office:value-type="float" office:value="2190" calcext:value-type="float">
            <text:p>21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cquire University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117.06453960715" calcext:value-type="float">
            <text:p>117.06453960715</text:p>
          </table:table-cell>
          <table:table-cell office:value-type="float" office:value="264.546769187215" calcext:value-type="float">
            <text:p>264.546769187215</text:p>
          </table:table-cell>
          <table:table-cell office:value-type="float" office:value="2050" calcext:value-type="float">
            <text:p>2050</text:p>
          </table:table-cell>
          <table:table-cell office:value-type="float" office:value="2406.48811775817" calcext:value-type="float">
            <text:p>2406.488117758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cquire University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111.579993406452" calcext:value-type="float">
            <text:p>111.579993406452</text:p>
          </table:table-cell>
          <table:table-cell office:value-type="float" office:value="332.40945161741" calcext:value-type="float">
            <text:p>332.40945161741</text:p>
          </table:table-cell>
          <table:table-cell office:value-type="float" office:value="1995.15434687976" calcext:value-type="float">
            <text:p>1995.15434687976</text:p>
          </table:table-cell>
          <table:table-cell office:value-type="float" office:value="2365.13926575021" calcext:value-type="float">
            <text:p>2365.139265750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cquire University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19.115564298137" calcext:value-type="float">
            <text:p>119.115564298137</text:p>
          </table:table-cell>
          <table:table-cell office:value-type="float" office:value="267.173950077182" calcext:value-type="float">
            <text:p>267.173950077182</text:p>
          </table:table-cell>
          <table:table-cell office:value-type="float" office:value="1310" calcext:value-type="float">
            <text:p>1310</text:p>
          </table:table-cell>
          <table:table-cell office:value-type="float" office:value="2142.0955611981" calcext:value-type="float">
            <text:p>2142.09556119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Sheffield (female)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264.028973037788" calcext:value-type="float">
            <text:p>264.028973037788</text:p>
          </table:table-cell>
          <table:table-cell office:value-type="float" office:value="272.406372455993" calcext:value-type="float">
            <text:p>272.406372455993</text:p>
          </table:table-cell>
          <table:table-cell office:value-type="float" office:value="2650" calcext:value-type="float">
            <text:p>2650</text:p>
          </table:table-cell>
          <table:table-cell office:value-type="float" office:value="3995.97947002687" calcext:value-type="float">
            <text:p>3995.979470026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Sheffield (female)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262.130846419421" calcext:value-type="float">
            <text:p>262.130846419421</text:p>
          </table:table-cell>
          <table:table-cell office:value-type="float" office:value="503.775284136748" calcext:value-type="float">
            <text:p>503.775284136748</text:p>
          </table:table-cell>
          <table:table-cell office:value-type="float" office:value="2360" calcext:value-type="float">
            <text:p>2360</text:p>
          </table:table-cell>
          <table:table-cell office:value-type="float" office:value="2901.39723781826" calcext:value-type="float">
            <text:p>2901.397237818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Sheffield (female)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255.626757513705" calcext:value-type="float">
            <text:p>255.626757513705</text:p>
          </table:table-cell>
          <table:table-cell office:value-type="float" office:value="750" calcext:value-type="float">
            <text:p>750</text:p>
          </table:table-cell>
          <table:table-cell office:value-type="float" office:value="2100" calcext:value-type="float">
            <text:p>2100</text:p>
          </table:table-cell>
          <table:table-cell office:value-type="float" office:value="2700" calcext:value-type="float">
            <text:p>2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Sheffield (female)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250.171306143018" calcext:value-type="float">
            <text:p>250.171306143018</text:p>
          </table:table-cell>
          <table:table-cell office:value-type="float" office:value="942.430888168954" calcext:value-type="float">
            <text:p>942.430888168954</text:p>
          </table:table-cell>
          <table:table-cell office:value-type="float" office:value="1750" calcext:value-type="float">
            <text:p>1750</text:p>
          </table:table-cell>
          <table:table-cell office:value-type="float" office:value="2480" calcext:value-type="float">
            <text:p>24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Sheffield (female)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 office:value-type="float" office:value="263.0174731462" calcext:value-type="float">
            <text:p>263.0174731462</text:p>
          </table:table-cell>
          <table:table-cell office:value-type="float" office:value="352.6914862312" calcext:value-type="float">
            <text:p>352.6914862312</text:p>
          </table:table-cell>
          <table:table-cell office:value-type="float" office:value="562.8851581896" calcext:value-type="float">
            <text:p>562.8851581896</text:p>
          </table:table-cell>
          <table:table-cell office:value-type="float" office:value="2900" calcext:value-type="float">
            <text:p>29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Sheffield (female)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267.2523225127" calcext:value-type="float">
            <text:p>267.2523225127</text:p>
          </table:table-cell>
          <table:table-cell table:style-name="ce5" office:value-type="float" office:value="272.3126443203" calcext:value-type="float">
            <text:p>272.3126443203</text:p>
          </table:table-cell>
          <table:table-cell office:value-type="float" office:value="500" calcext:value-type="float">
            <text:p>500</text:p>
          </table:table-cell>
          <table:table-cell office:value-type="float" office:value="2391.6845199609" calcext:value-type="float">
            <text:p>2391.68451996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Sheffield (female)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270.11265770237" calcext:value-type="float">
            <text:p>270.11265770237</text:p>
          </table:table-cell>
          <table:table-cell office:value-type="float" office:value="283.05427095774" calcext:value-type="float">
            <text:p>283.05427095774</text:p>
          </table:table-cell>
          <table:table-cell office:value-type="float" office:value="2449.34666356324" calcext:value-type="float">
            <text:p>2449.34666356324</text:p>
          </table:table-cell>
          <table:table-cell office:value-type="float" office:value="2775.99218202937" calcext:value-type="float">
            <text:p>2775.992182029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Sheffield (female)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264.872730976042" calcext:value-type="float">
            <text:p>264.872730976042</text:p>
          </table:table-cell>
          <table:table-cell office:value-type="float" office:value="517.394251244629" calcext:value-type="float">
            <text:p>517.394251244629</text:p>
          </table:table-cell>
          <table:table-cell office:value-type="float" office:value="1738.92536870642" calcext:value-type="float">
            <text:p>1738.92536870642</text:p>
          </table:table-cell>
          <table:table-cell office:value-type="float" office:value="2630" calcext:value-type="float">
            <text:p>26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Sheffield (female)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 office:value-type="float" office:value="263.136409250794" calcext:value-type="float">
            <text:p>263.136409250794</text:p>
          </table:table-cell>
          <table:table-cell office:value-type="float" office:value="642.855836856925" calcext:value-type="float">
            <text:p>642.855836856925</text:p>
          </table:table-cell>
          <table:table-cell office:value-type="float" office:value="1689.63851227269" calcext:value-type="float">
            <text:p>1689.63851227269</text:p>
          </table:table-cell>
          <table:table-cell office:value-type="float" office:value="2576.48341645498" calcext:value-type="float">
            <text:p>2576.483416454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Sheffield (female)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 office:value-type="float" office:value="263.719270724658" calcext:value-type="float">
            <text:p>263.719270724658</text:p>
          </table:table-cell>
          <table:table-cell office:value-type="float" office:value="760" calcext:value-type="float">
            <text:p>760</text:p>
          </table:table-cell>
          <table:table-cell office:value-type="float" office:value="1570.88128383387" calcext:value-type="float">
            <text:p>1570.88128383387</text:p>
          </table:table-cell>
          <table:table-cell office:value-type="float" office:value="2624.25944346515" calcext:value-type="float">
            <text:p>2624.259443465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Sheffield (female)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257.158326058113" calcext:value-type="float">
            <text:p>257.158326058113</text:p>
          </table:table-cell>
          <table:table-cell office:value-type="float" office:value="620" calcext:value-type="float">
            <text:p>620</text:p>
          </table:table-cell>
          <table:table-cell office:value-type="float" office:value="920" calcext:value-type="float">
            <text:p>920</text:p>
          </table:table-cell>
          <table:table-cell office:value-type="float" office:value="3070" calcext:value-type="float">
            <text:p>30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Sheffield (female)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261.304469392044" calcext:value-type="float">
            <text:p>261.304469392044</text:p>
          </table:table-cell>
          <table:table-cell office:value-type="float" office:value="742.899493698304" calcext:value-type="float">
            <text:p>742.899493698304</text:p>
          </table:table-cell>
          <table:table-cell office:value-type="float" office:value="1051.32707376452" calcext:value-type="float">
            <text:p>1051.32707376452</text:p>
          </table:table-cell>
          <table:table-cell office:value-type="float" office:value="3000" calcext:value-type="float">
            <text:p>3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Sheffield (female)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261.377049984084" calcext:value-type="float">
            <text:p>261.377049984084</text:p>
          </table:table-cell>
          <table:table-cell office:value-type="float" office:value="587.869498170358" calcext:value-type="float">
            <text:p>587.869498170358</text:p>
          </table:table-cell>
          <table:table-cell office:value-type="float" office:value="1550" calcext:value-type="float">
            <text:p>1550</text:p>
          </table:table-cell>
          <table:table-cell office:value-type="float" office:value="2886.21173932955" calcext:value-type="float">
            <text:p>2886.211739329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Sheffield (female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20.08716404413" calcext:value-type="float">
            <text:p>220.08716404413</text:p>
          </table:table-cell>
          <table:table-cell office:value-type="float" office:value="670" calcext:value-type="float">
            <text:p>670</text:p>
          </table:table-cell>
          <table:table-cell office:value-type="float" office:value="1570" calcext:value-type="float">
            <text:p>1570</text:p>
          </table:table-cell>
          <table:table-cell office:value-type="float" office:value="2740" calcext:value-type="float">
            <text:p>27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Sheffield (female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232.313499690603" calcext:value-type="float">
            <text:p>232.313499690603</text:p>
          </table:table-cell>
          <table:table-cell office:value-type="float" office:value="980" calcext:value-type="float">
            <text:p>980</text:p>
          </table:table-cell>
          <table:table-cell office:value-type="float" office:value="1740" calcext:value-type="float">
            <text:p>1740</text:p>
          </table:table-cell>
          <table:table-cell office:value-type="float" office:value="2800" calcext:value-type="float">
            <text:p>2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Sheffield (male)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133.843119454501" calcext:value-type="float">
            <text:p>133.843119454501</text:p>
          </table:table-cell>
          <table:table-cell office:value-type="float" office:value="271.527267969761" calcext:value-type="float">
            <text:p>271.527267969761</text:p>
          </table:table-cell>
          <table:table-cell office:value-type="float" office:value="2080" calcext:value-type="float">
            <text:p>2080</text:p>
          </table:table-cell>
          <table:table-cell office:value-type="float" office:value="3220" calcext:value-type="float">
            <text:p>32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Sheffield (male)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130.040501686436" calcext:value-type="float">
            <text:p>130.040501686436</text:p>
          </table:table-cell>
          <table:table-cell office:value-type="float" office:value="360.345769714992" calcext:value-type="float">
            <text:p>360.345769714992</text:p>
          </table:table-cell>
          <table:table-cell office:value-type="float" office:value="2100" calcext:value-type="float">
            <text:p>2100</text:p>
          </table:table-cell>
          <table:table-cell office:value-type="float" office:value="2916.41094039262" calcext:value-type="float">
            <text:p>2916.410940392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Sheffield (male)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130.579715375253" calcext:value-type="float">
            <text:p>130.579715375253</text:p>
          </table:table-cell>
          <table:table-cell office:value-type="float" office:value="594.105217969845" calcext:value-type="float">
            <text:p>594.105217969845</text:p>
          </table:table-cell>
          <table:table-cell office:value-type="float" office:value="1590" calcext:value-type="float">
            <text:p>1590</text:p>
          </table:table-cell>
          <table:table-cell office:value-type="float" office:value="2400" calcext:value-type="float">
            <text:p>2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Sheffield (male)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129.645830966741" calcext:value-type="float">
            <text:p>129.645830966741</text:p>
          </table:table-cell>
          <table:table-cell office:value-type="float" office:value="650" calcext:value-type="float">
            <text:p>650</text:p>
          </table:table-cell>
          <table:table-cell office:value-type="float" office:value="1300" calcext:value-type="float">
            <text:p>1300</text:p>
          </table:table-cell>
          <table:table-cell office:value-type="float" office:value="2400" calcext:value-type="float">
            <text:p>2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Sheffield (male)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113.699239262681" calcext:value-type="float">
            <text:p>113.699239262681</text:p>
          </table:table-cell>
          <table:table-cell office:value-type="float" office:value="541.24324871255" calcext:value-type="float">
            <text:p>541.24324871255</text:p>
          </table:table-cell>
          <table:table-cell office:value-type="float" office:value="729.538037710525" calcext:value-type="float">
            <text:p>729.538037710525</text:p>
          </table:table-cell>
          <table:table-cell office:value-type="float" office:value="2774.89450578446" calcext:value-type="float">
            <text:p>2774.89450578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Sheffield (male)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116.1979859252" calcext:value-type="float">
            <text:p>116.1979859252</text:p>
          </table:table-cell>
          <table:table-cell office:value-type="float" office:value="387.5235719626" calcext:value-type="float">
            <text:p>387.5235719626</text:p>
          </table:table-cell>
          <table:table-cell office:value-type="float" office:value="589.6453756024" calcext:value-type="float">
            <text:p>589.6453756024</text:p>
          </table:table-cell>
          <table:table-cell office:value-type="float" office:value="2600" calcext:value-type="float">
            <text:p>2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Sheffield (male)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120.5380353738" calcext:value-type="float">
            <text:p>120.5380353738</text:p>
          </table:table-cell>
          <table:table-cell table:style-name="ce5" office:value-type="float" office:value="350.1305732996" calcext:value-type="float">
            <text:p>350.1305732996</text:p>
          </table:table-cell>
          <table:table-cell office:value-type="float" office:value="531.302169015" calcext:value-type="float">
            <text:p>531.302169015</text:p>
          </table:table-cell>
          <table:table-cell office:value-type="float" office:value="2210" calcext:value-type="float">
            <text:p>22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Sheffield (male)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123.8614204218" calcext:value-type="float">
            <text:p>123.8614204218</text:p>
          </table:table-cell>
          <table:table-cell table:style-name="ce5" office:value-type="float" office:value="290.5439066" calcext:value-type="float">
            <text:p>290.5439066</text:p>
          </table:table-cell>
          <table:table-cell office:value-type="float" office:value="500" calcext:value-type="float">
            <text:p>500</text:p>
          </table:table-cell>
          <table:table-cell office:value-type="float" office:value="2030" calcext:value-type="float">
            <text:p>20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Sheffield (male)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133.137947718256" calcext:value-type="float">
            <text:p>133.137947718256</text:p>
          </table:table-cell>
          <table:table-cell office:value-type="float" office:value="230.026694259332" calcext:value-type="float">
            <text:p>230.026694259332</text:p>
          </table:table-cell>
          <table:table-cell office:value-type="float" office:value="1750" calcext:value-type="float">
            <text:p>1750</text:p>
          </table:table-cell>
          <table:table-cell office:value-type="float" office:value="2150" calcext:value-type="float">
            <text:p>21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Sheffield (male)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127.757919563796" calcext:value-type="float">
            <text:p>127.757919563796</text:p>
          </table:table-cell>
          <table:table-cell office:value-type="float" office:value="349.911748882682" calcext:value-type="float">
            <text:p>349.911748882682</text:p>
          </table:table-cell>
          <table:table-cell office:value-type="float" office:value="1600" calcext:value-type="float">
            <text:p>1600</text:p>
          </table:table-cell>
          <table:table-cell office:value-type="float" office:value="2120" calcext:value-type="float">
            <text:p>21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Sheffield (male)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127.111912165513" calcext:value-type="float">
            <text:p>127.111912165513</text:p>
          </table:table-cell>
          <table:table-cell office:value-type="float" office:value="434.765736089758" calcext:value-type="float">
            <text:p>434.765736089758</text:p>
          </table:table-cell>
          <table:table-cell office:value-type="float" office:value="1248.06230552589" calcext:value-type="float">
            <text:p>1248.06230552589</text:p>
          </table:table-cell>
          <table:table-cell office:value-type="float" office:value="1830" calcext:value-type="float">
            <text:p>18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Sheffield (male)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123.756965368639" calcext:value-type="float">
            <text:p>123.756965368639</text:p>
          </table:table-cell>
          <table:table-cell office:value-type="float" office:value="490.90624780099" calcext:value-type="float">
            <text:p>490.90624780099</text:p>
          </table:table-cell>
          <table:table-cell office:value-type="float" office:value="1091.95636773477" calcext:value-type="float">
            <text:p>1091.95636773477</text:p>
          </table:table-cell>
          <table:table-cell office:value-type="float" office:value="2200" calcext:value-type="float">
            <text:p>22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Sheffield (male)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123.366782332339" calcext:value-type="float">
            <text:p>123.366782332339</text:p>
          </table:table-cell>
          <table:table-cell office:value-type="float" office:value="587.745558740907" calcext:value-type="float">
            <text:p>587.745558740907</text:p>
          </table:table-cell>
          <table:table-cell office:value-type="float" office:value="850" calcext:value-type="float">
            <text:p>850</text:p>
          </table:table-cell>
          <table:table-cell office:value-type="float" office:value="2680" calcext:value-type="float">
            <text:p>26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Sheffield (male)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116.849906633401" calcext:value-type="float">
            <text:p>116.849906633401</text:p>
          </table:table-cell>
          <table:table-cell office:value-type="float" office:value="597.998856766882" calcext:value-type="float">
            <text:p>597.998856766882</text:p>
          </table:table-cell>
          <table:table-cell office:value-type="float" office:value="1030.46092882831" calcext:value-type="float">
            <text:p>1030.46092882831</text:p>
          </table:table-cell>
          <table:table-cell office:value-type="float" office:value="1900" calcext:value-type="float">
            <text:p>19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Sheffield (male)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float" office:value="123.640842056304" calcext:value-type="float">
            <text:p>123.640842056304</text:p>
          </table:table-cell>
          <table:table-cell office:value-type="float" office:value="420.268295663633" calcext:value-type="float">
            <text:p>420.268295663633</text:p>
          </table:table-cell>
          <table:table-cell office:value-type="float" office:value="1451.91159156025" calcext:value-type="float">
            <text:p>1451.91159156025</text:p>
          </table:table-cell>
          <table:table-cell office:value-type="float" office:value="1938.29959590002" calcext:value-type="float">
            <text:p>1938.299595900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Sheffield (male)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24.569804510001" calcext:value-type="float">
            <text:p>124.569804510001</text:p>
          </table:table-cell>
          <table:table-cell office:value-type="float" office:value="322.422456693515" calcext:value-type="float">
            <text:p>322.422456693515</text:p>
          </table:table-cell>
          <table:table-cell office:value-type="float" office:value="1570" calcext:value-type="float">
            <text:p>1570</text:p>
          </table:table-cell>
          <table:table-cell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Sheffield (male)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31.499925948016" calcext:value-type="float">
            <text:p>131.499925948016</text:p>
          </table:table-cell>
          <table:table-cell office:value-type="float" office:value="520" calcext:value-type="float">
            <text:p>520</text:p>
          </table:table-cell>
          <table:table-cell office:value-type="float" office:value="1180" calcext:value-type="float">
            <text:p>1180</text:p>
          </table:table-cell>
          <table:table-cell office:value-type="float" office:value="2476.8335180444" calcext:value-type="float">
            <text:p>2476.83351804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Sheffield (male)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32.634160564618" calcext:value-type="float">
            <text:p>132.634160564618</text:p>
          </table:table-cell>
          <table:table-cell office:value-type="float" office:value="700" calcext:value-type="float">
            <text:p>700</text:p>
          </table:table-cell>
          <table:table-cell office:value-type="float" office:value="1518.00442343465" calcext:value-type="float">
            <text:p>1518.00442343465</text:p>
          </table:table-cell>
          <table:table-cell office:value-type="float" office:value="2150" calcext:value-type="float">
            <text:p>21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iel Jones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178.0775548873" calcext:value-type="float">
            <text:p>178.0775548873</text:p>
          </table:table-cell>
          <table:table-cell office:value-type="float" office:value="264.031615335862" calcext:value-type="float">
            <text:p>264.031615335862</text:p>
          </table:table-cell>
          <table:table-cell office:value-type="float" office:value="2470" calcext:value-type="float">
            <text:p>2470</text:p>
          </table:table-cell>
          <table:table-cell office:value-type="float" office:value="3600" calcext:value-type="float">
            <text:p>3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iel Jones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175.768031095046" calcext:value-type="float">
            <text:p>175.768031095046</text:p>
          </table:table-cell>
          <table:table-cell office:value-type="float" office:value="356.476958180297" calcext:value-type="float">
            <text:p>356.476958180297</text:p>
          </table:table-cell>
          <table:table-cell office:value-type="float" office:value="2146.85345140328" calcext:value-type="float">
            <text:p>2146.85345140328</text:p>
          </table:table-cell>
          <table:table-cell office:value-type="float" office:value="2558.93037815093" calcext:value-type="float">
            <text:p>2558.930378150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iel Jones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174.812266386479" calcext:value-type="float">
            <text:p>174.812266386479</text:p>
          </table:table-cell>
          <table:table-cell office:value-type="float" office:value="524.996540765234" calcext:value-type="float">
            <text:p>524.996540765234</text:p>
          </table:table-cell>
          <table:table-cell office:value-type="float" office:value="1978.78543015862" calcext:value-type="float">
            <text:p>1978.78543015862</text:p>
          </table:table-cell>
          <table:table-cell office:value-type="float" office:value="2279.07708484116" calcext:value-type="float">
            <text:p>2279.077084841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iel Jones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175.48192156553" calcext:value-type="float">
            <text:p>175.48192156553</text:p>
          </table:table-cell>
          <table:table-cell office:value-type="float" office:value="879.010792873503" calcext:value-type="float">
            <text:p>879.010792873503</text:p>
          </table:table-cell>
          <table:table-cell office:value-type="float" office:value="1678.23081203289" calcext:value-type="float">
            <text:p>1678.23081203289</text:p>
          </table:table-cell>
          <table:table-cell office:value-type="float" office:value="2300" calcext:value-type="float">
            <text:p>23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iel Jones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176.381651505123" calcext:value-type="float">
            <text:p>176.381651505123</text:p>
          </table:table-cell>
          <table:table-cell office:value-type="float" office:value="700" calcext:value-type="float">
            <text:p>700</text:p>
          </table:table-cell>
          <table:table-cell office:value-type="float" office:value="906.703127083604" calcext:value-type="float">
            <text:p>906.703127083604</text:p>
          </table:table-cell>
          <table:table-cell office:value-type="float" office:value="2290" calcext:value-type="float">
            <text:p>2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iel Jones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173.5817953088" calcext:value-type="float">
            <text:p>173.5817953088</text:p>
          </table:table-cell>
          <table:table-cell table:style-name="ce5" office:value-type="float" office:value="526.3988890983" calcext:value-type="float">
            <text:p>526.3988890983</text:p>
          </table:table-cell>
          <table:table-cell office:value-type="float" office:value="896.9101873059" calcext:value-type="float">
            <text:p>896.9101873059</text:p>
          </table:table-cell>
          <table:table-cell office:value-type="float" office:value="2050" calcext:value-type="float">
            <text:p>20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iel Jones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174.7846109231" calcext:value-type="float">
            <text:p>174.7846109231</text:p>
          </table:table-cell>
          <table:table-cell table:style-name="ce5" office:value-type="float" office:value="391.0156507839" calcext:value-type="float">
            <text:p>391.0156507839</text:p>
          </table:table-cell>
          <table:table-cell office:value-type="float" office:value="721.9514725279" calcext:value-type="float">
            <text:p>721.9514725279</text:p>
          </table:table-cell>
          <table:table-cell office:value-type="float" office:value="2210" calcext:value-type="float">
            <text:p>22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iel Jones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178.5967381186" calcext:value-type="float">
            <text:p>178.5967381186</text:p>
          </table:table-cell>
          <table:table-cell office:value-type="float" office:value="250" calcext:value-type="float">
            <text:p>250</text:p>
          </table:table-cell>
          <table:table-cell office:value-type="float" office:value="550" calcext:value-type="float">
            <text:p>550</text:p>
          </table:table-cell>
          <table:table-cell office:value-type="float" office:value="2340" calcext:value-type="float">
            <text:p>2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iel Jones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175.750844452783" calcext:value-type="float">
            <text:p>175.750844452783</text:p>
          </table:table-cell>
          <table:table-cell office:value-type="float" office:value="258.243322648583" calcext:value-type="float">
            <text:p>258.243322648583</text:p>
          </table:table-cell>
          <table:table-cell office:value-type="float" office:value="2200" calcext:value-type="float">
            <text:p>2200</text:p>
          </table:table-cell>
          <table:table-cell office:value-type="float" office:value="2600" calcext:value-type="float">
            <text:p>2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iel Jones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176.438563254557" calcext:value-type="float">
            <text:p>176.438563254557</text:p>
          </table:table-cell>
          <table:table-cell office:value-type="float" office:value="353.672565212337" calcext:value-type="float">
            <text:p>353.672565212337</text:p>
          </table:table-cell>
          <table:table-cell office:value-type="float" office:value="1784.64880612137" calcext:value-type="float">
            <text:p>1784.64880612137</text:p>
          </table:table-cell>
          <table:table-cell office:value-type="float" office:value="2230" calcext:value-type="float">
            <text:p>2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iel Jones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169.801014937705" calcext:value-type="float">
            <text:p>169.801014937705</text:p>
          </table:table-cell>
          <table:table-cell office:value-type="float" office:value="524.653685383072" calcext:value-type="float">
            <text:p>524.653685383072</text:p>
          </table:table-cell>
          <table:table-cell office:value-type="float" office:value="1480" calcext:value-type="float">
            <text:p>1480</text:p>
          </table:table-cell>
          <table:table-cell office:value-type="float" office:value="2020" calcext:value-type="float">
            <text:p>20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iel Jones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174.208672621981" calcext:value-type="float">
            <text:p>174.208672621981</text:p>
          </table:table-cell>
          <table:table-cell office:value-type="float" office:value="671.429944117498" calcext:value-type="float">
            <text:p>671.429944117498</text:p>
          </table:table-cell>
          <table:table-cell office:value-type="float" office:value="1209.17890932086" calcext:value-type="float">
            <text:p>1209.17890932086</text:p>
          </table:table-cell>
          <table:table-cell office:value-type="float" office:value="1877.49087298938" calcext:value-type="float">
            <text:p>1877.490872989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iel Jones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175.554869562322" calcext:value-type="float">
            <text:p>175.554869562322</text:p>
          </table:table-cell>
          <table:table-cell office:value-type="float" office:value="678.064722873944" calcext:value-type="float">
            <text:p>678.064722873944</text:p>
          </table:table-cell>
          <table:table-cell office:value-type="float" office:value="885.319159891072" calcext:value-type="float">
            <text:p>885.319159891072</text:p>
          </table:table-cell>
          <table:table-cell office:value-type="float" office:value="2600" calcext:value-type="float">
            <text:p>2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iel Jones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173.903594561806" calcext:value-type="float">
            <text:p>173.903594561806</text:p>
          </table:table-cell>
          <table:table-cell office:value-type="float" office:value="529.337305286782" calcext:value-type="float">
            <text:p>529.337305286782</text:p>
          </table:table-cell>
          <table:table-cell office:value-type="float" office:value="1034.70090364025" calcext:value-type="float">
            <text:p>1034.70090364025</text:p>
          </table:table-cell>
          <table:table-cell office:value-type="float" office:value="2591.88309876035" calcext:value-type="float">
            <text:p>2591.883098760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iel Jones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float" office:value="171.456207374281" calcext:value-type="float">
            <text:p>171.456207374281</text:p>
          </table:table-cell>
          <table:table-cell office:value-type="float" office:value="472.388287920044" calcext:value-type="float">
            <text:p>472.388287920044</text:p>
          </table:table-cell>
          <table:table-cell office:value-type="float" office:value="1050" calcext:value-type="float">
            <text:p>1050</text:p>
          </table:table-cell>
          <table:table-cell office:value-type="float" office:value="2200" calcext:value-type="float">
            <text:p>22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iel Jone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77.18754955195" calcext:value-type="float">
            <text:p>177.18754955195</text:p>
          </table:table-cell>
          <table:table-cell office:value-type="float" office:value="305.046950939712" calcext:value-type="float">
            <text:p>305.046950939712</text:p>
          </table:table-cell>
          <table:table-cell office:value-type="float" office:value="1100" calcext:value-type="float">
            <text:p>1100</text:p>
          </table:table-cell>
          <table:table-cell office:value-type="float" office:value="2490" calcext:value-type="float">
            <text:p>24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iel Jones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173.897261386156" calcext:value-type="float">
            <text:p>173.897261386156</text:p>
          </table:table-cell>
          <table:table-cell office:value-type="float" office:value="287.670370364254" calcext:value-type="float">
            <text:p>287.670370364254</text:p>
          </table:table-cell>
          <table:table-cell office:value-type="float" office:value="1990" calcext:value-type="float">
            <text:p>1990</text:p>
          </table:table-cell>
          <table:table-cell office:value-type="float" office:value="2400" calcext:value-type="float">
            <text:p>2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iel Jone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79.443665326782" calcext:value-type="float">
            <text:p>179.443665326782</text:p>
          </table:table-cell>
          <table:table-cell office:value-type="float" office:value="260.594953480512" calcext:value-type="float">
            <text:p>260.594953480512</text:p>
          </table:table-cell>
          <table:table-cell office:value-type="float" office:value="1410" calcext:value-type="float">
            <text:p>1410</text:p>
          </table:table-cell>
          <table:table-cell office:value-type="float" office:value="1910" calcext:value-type="float">
            <text:p>19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Victoria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135.0512196756" calcext:value-type="float">
            <text:p>135.0512196756</text:p>
          </table:table-cell>
          <table:table-cell office:value-type="float" office:value="255.063873104071" calcext:value-type="float">
            <text:p>255.063873104071</text:p>
          </table:table-cell>
          <table:table-cell office:value-type="float" office:value="2521.98508987138" calcext:value-type="float">
            <text:p>2521.98508987138</text:p>
          </table:table-cell>
          <table:table-cell office:value-type="float" office:value="3400" calcext:value-type="float">
            <text:p>3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Victoria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120.641802931768" calcext:value-type="float">
            <text:p>120.641802931768</text:p>
          </table:table-cell>
          <table:table-cell office:value-type="float" office:value="437.194386126863" calcext:value-type="float">
            <text:p>437.194386126863</text:p>
          </table:table-cell>
          <table:table-cell office:value-type="float" office:value="2345.33429989952" calcext:value-type="float">
            <text:p>2345.33429989952</text:p>
          </table:table-cell>
          <table:table-cell office:value-type="float" office:value="3050" calcext:value-type="float">
            <text:p>30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Victoria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123.395510401875" calcext:value-type="float">
            <text:p>123.395510401875</text:p>
          </table:table-cell>
          <table:table-cell office:value-type="float" office:value="600" calcext:value-type="float">
            <text:p>600</text:p>
          </table:table-cell>
          <table:table-cell office:value-type="float" office:value="1870" calcext:value-type="float">
            <text:p>1870</text:p>
          </table:table-cell>
          <table:table-cell office:value-type="float" office:value="2600" calcext:value-type="float">
            <text:p>2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Victoria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116.298346034132" calcext:value-type="float">
            <text:p>116.298346034132</text:p>
          </table:table-cell>
          <table:table-cell office:value-type="float" office:value="925" calcext:value-type="float">
            <text:p>925</text:p>
          </table:table-cell>
          <table:table-cell office:value-type="float" office:value="1400" calcext:value-type="float">
            <text:p>1400</text:p>
          </table:table-cell>
          <table:table-cell office:value-type="float" office:value="2570" calcext:value-type="float">
            <text:p>25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Victoria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113.183033277263" calcext:value-type="float">
            <text:p>113.183033277263</text:p>
          </table:table-cell>
          <table:table-cell office:value-type="float" office:value="670" calcext:value-type="float">
            <text:p>670</text:p>
          </table:table-cell>
          <table:table-cell office:value-type="float" office:value="1000" calcext:value-type="float">
            <text:p>1000</text:p>
          </table:table-cell>
          <table:table-cell office:value-type="float" office:value="2530" calcext:value-type="float">
            <text:p>25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Victoria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110.3699409721" calcext:value-type="float">
            <text:p>110.3699409721</text:p>
          </table:table-cell>
          <table:table-cell office:value-type="float" office:value="611.911955782873" calcext:value-type="float">
            <text:p>611.911955782873</text:p>
          </table:table-cell>
          <table:table-cell office:value-type="float" office:value="855.420660460494" calcext:value-type="float">
            <text:p>855.420660460494</text:p>
          </table:table-cell>
          <table:table-cell office:value-type="float" office:value="2340" calcext:value-type="float">
            <text:p>2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Victoria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113.8329545616" calcext:value-type="float">
            <text:p>113.8329545616</text:p>
          </table:table-cell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2670.763665707" calcext:value-type="float">
            <text:p>2670.7636657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Victoria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123.1787900179" calcext:value-type="float">
            <text:p>123.1787900179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2490" calcext:value-type="float">
            <text:p>24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Victoria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132.383254594994" calcext:value-type="float">
            <text:p>132.383254594994</text:p>
          </table:table-cell>
          <table:table-cell office:value-type="float" office:value="262.229696105692" calcext:value-type="float">
            <text:p>262.229696105692</text:p>
          </table:table-cell>
          <table:table-cell office:value-type="float" office:value="1747.9952374668" calcext:value-type="float">
            <text:p>1747.9952374668</text:p>
          </table:table-cell>
          <table:table-cell office:value-type="float" office:value="2051.47207566647" calcext:value-type="float">
            <text:p>2051.472075666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Victoria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125.118289368517" calcext:value-type="float">
            <text:p>125.118289368517</text:p>
          </table:table-cell>
          <table:table-cell office:value-type="float" office:value="353.268930971327" calcext:value-type="float">
            <text:p>353.268930971327</text:p>
          </table:table-cell>
          <table:table-cell office:value-type="float" office:value="1460" calcext:value-type="float">
            <text:p>1460</text:p>
          </table:table-cell>
          <table:table-cell office:value-type="float" office:value="2370" calcext:value-type="float">
            <text:p>23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Victoria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114.332795930599" calcext:value-type="float">
            <text:p>114.332795930599</text:p>
          </table:table-cell>
          <table:table-cell office:value-type="float" office:value="450.722283839933" calcext:value-type="float">
            <text:p>450.722283839933</text:p>
          </table:table-cell>
          <table:table-cell office:value-type="float" office:value="1405.87480044109" calcext:value-type="float">
            <text:p>1405.87480044109</text:p>
          </table:table-cell>
          <table:table-cell office:value-type="float" office:value="2382.32262874829" calcext:value-type="float">
            <text:p>2382.322628748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Victoria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115.641640978566" calcext:value-type="float">
            <text:p>115.641640978566</text:p>
          </table:table-cell>
          <table:table-cell office:value-type="float" office:value="581.790581671451" calcext:value-type="float">
            <text:p>581.790581671451</text:p>
          </table:table-cell>
          <table:table-cell office:value-type="float" office:value="1510.44388578987" calcext:value-type="float">
            <text:p>1510.44388578987</text:p>
          </table:table-cell>
          <table:table-cell office:value-type="float" office:value="2410" calcext:value-type="float">
            <text:p>24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Victoria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104.613452353118" calcext:value-type="float">
            <text:p>104.613452353118</text:p>
          </table:table-cell>
          <table:table-cell office:value-type="float" office:value="580.556601703042" calcext:value-type="float">
            <text:p>580.556601703042</text:p>
          </table:table-cell>
          <table:table-cell office:value-type="float" office:value="767.48045978645" calcext:value-type="float">
            <text:p>767.48045978645</text:p>
          </table:table-cell>
          <table:table-cell office:value-type="float" office:value="2500" calcext:value-type="float">
            <text:p>25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Victoria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113.238586395136" calcext:value-type="float">
            <text:p>113.238586395136</text:p>
          </table:table-cell>
          <table:table-cell office:value-type="float" office:value="639.513677953588" calcext:value-type="float">
            <text:p>639.513677953588</text:p>
          </table:table-cell>
          <table:table-cell office:value-type="float" office:value="1301.96057231305" calcext:value-type="float">
            <text:p>1301.96057231305</text:p>
          </table:table-cell>
          <table:table-cell office:value-type="float" office:value="2490" calcext:value-type="float">
            <text:p>24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Victoria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38.228987646548" calcext:value-type="float">
            <text:p>138.228987646548</text:p>
          </table:table-cell>
          <table:table-cell office:value-type="float" office:value="344.013809981176" calcext:value-type="float">
            <text:p>344.013809981176</text:p>
          </table:table-cell>
          <table:table-cell office:value-type="float" office:value="1650" calcext:value-type="float">
            <text:p>1650</text:p>
          </table:table-cell>
          <table:table-cell office:value-type="float" office:value="2580" calcext:value-type="float">
            <text:p>25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Victoria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123.643627630812" calcext:value-type="float">
            <text:p>123.643627630812</text:p>
          </table:table-cell>
          <table:table-cell office:value-type="float" office:value="343.335753607219" calcext:value-type="float">
            <text:p>343.335753607219</text:p>
          </table:table-cell>
          <table:table-cell office:value-type="float" office:value="2000" calcext:value-type="float">
            <text:p>2000</text:p>
          </table:table-cell>
          <table:table-cell office:value-type="float" office:value="2640" calcext:value-type="float">
            <text:p>26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Victoria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27.950636662452" calcext:value-type="float">
            <text:p>127.950636662452</text:p>
          </table:table-cell>
          <table:table-cell office:value-type="float" office:value="279.823581302178" calcext:value-type="float">
            <text:p>279.823581302178</text:p>
          </table:table-cell>
          <table:table-cell office:value-type="float" office:value="1784.04430081046" calcext:value-type="float">
            <text:p>1784.04430081046</text:p>
          </table:table-cell>
          <table:table-cell office:value-type="float" office:value="2200" calcext:value-type="float">
            <text:p>22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Victoria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09.657246145527" calcext:value-type="float">
            <text:p>109.657246145527</text:p>
          </table:table-cell>
          <table:table-cell office:value-type="float" office:value="389.120795915212" calcext:value-type="float">
            <text:p>389.120795915212</text:p>
          </table:table-cell>
          <table:table-cell office:value-type="float" office:value="2080" calcext:value-type="float">
            <text:p>2080</text:p>
          </table:table-cell>
          <table:table-cell office:value-type="float" office:value="2650" calcext:value-type="float">
            <text:p>26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Victoria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15.555305370015" calcext:value-type="float">
            <text:p>115.555305370015</text:p>
          </table:table-cell>
          <table:table-cell office:value-type="float" office:value="277.023188635019" calcext:value-type="float">
            <text:p>277.023188635019</text:p>
          </table:table-cell>
          <table:table-cell office:value-type="float" office:value="1761.63765730174" calcext:value-type="float">
            <text:p>1761.63765730174</text:p>
          </table:table-cell>
          <table:table-cell office:value-type="float" office:value="2086.67632166726" calcext:value-type="float">
            <text:p>2086.676321667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Victoria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18.383604973987" calcext:value-type="float">
            <text:p>118.383604973987</text:p>
          </table:table-cell>
          <table:table-cell office:value-type="float" office:value="364.006051080694" calcext:value-type="float">
            <text:p>364.006051080694</text:p>
          </table:table-cell>
          <table:table-cell office:value-type="float" office:value="762.385528469169" calcext:value-type="float">
            <text:p>762.385528469169</text:p>
          </table:table-cell>
          <table:table-cell office:value-type="float" office:value="2190" calcext:value-type="float">
            <text:p>21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Victoria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13.583585344169" calcext:value-type="float">
            <text:p>113.583585344169</text:p>
          </table:table-cell>
          <table:table-cell office:value-type="float" office:value="384.194225898082" calcext:value-type="float">
            <text:p>384.194225898082</text:p>
          </table:table-cell>
          <table:table-cell office:value-type="float" office:value="949.261824187701" calcext:value-type="float">
            <text:p>949.261824187701</text:p>
          </table:table-cell>
          <table:table-cell office:value-type="float" office:value="1880" calcext:value-type="float">
            <text:p>18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Victoria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10.427045952781" calcext:value-type="float">
            <text:p>110.427045952781</text:p>
          </table:table-cell>
          <table:table-cell office:value-type="float" office:value="561.895649935493" calcext:value-type="float">
            <text:p>561.895649935493</text:p>
          </table:table-cell>
          <table:table-cell office:value-type="float" office:value="1190.42676040793" calcext:value-type="float">
            <text:p>1190.42676040793</text:p>
          </table:table-cell>
          <table:table-cell office:value-type="float" office:value="2330" calcext:value-type="float">
            <text:p>23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Victoria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12.895795160179" calcext:value-type="float">
            <text:p>112.895795160179</text:p>
          </table:table-cell>
          <table:table-cell office:value-type="float" office:value="636.412654500368" calcext:value-type="float">
            <text:p>636.412654500368</text:p>
          </table:table-cell>
          <table:table-cell office:value-type="float" office:value="1570" calcext:value-type="float">
            <text:p>1570</text:p>
          </table:table-cell>
          <table:table-cell office:value-type="float" office:value="2600" calcext:value-type="float">
            <text:p>2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Victoria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16.14660125453" calcext:value-type="float">
            <text:p>116.14660125453</text:p>
          </table:table-cell>
          <table:table-cell office:value-type="float" office:value="496.845932889604" calcext:value-type="float">
            <text:p>496.845932889604</text:p>
          </table:table-cell>
          <table:table-cell office:value-type="float" office:value="757.282570228753" calcext:value-type="float">
            <text:p>757.282570228753</text:p>
          </table:table-cell>
          <table:table-cell office:value-type="float" office:value="2074.86160668775" calcext:value-type="float">
            <text:p>2074.861606687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Victori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10.230639877479" calcext:value-type="float">
            <text:p>110.230639877479</text:p>
          </table:table-cell>
          <table:table-cell office:value-type="float" office:value="900" calcext:value-type="float">
            <text:p>900</text:p>
          </table:table-cell>
          <table:table-cell office:value-type="float" office:value="1500" calcext:value-type="float">
            <text:p>1500</text:p>
          </table:table-cell>
          <table:table-cell office:value-type="float" office:value="2500" calcext:value-type="float">
            <text:p>25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versity of Victoria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06.785329924622" calcext:value-type="float">
            <text:p>106.785329924622</text:p>
          </table:table-cell>
          <table:table-cell office:value-type="float" office:value="730" calcext:value-type="float">
            <text:p>730</text:p>
          </table:table-cell>
          <table:table-cell office:value-type="float" office:value="1090" calcext:value-type="float">
            <text:p>1090</text:p>
          </table:table-cell>
          <table:table-cell office:value-type="float" office:value="2600" calcext:value-type="float">
            <text:p>2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hn Wells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138.147993750359" calcext:value-type="float">
            <text:p>138.147993750359</text:p>
          </table:table-cell>
          <table:table-cell office:value-type="float" office:value="263.147254642199" calcext:value-type="float">
            <text:p>263.147254642199</text:p>
          </table:table-cell>
          <table:table-cell office:value-type="float" office:value="2076.25299745254" calcext:value-type="float">
            <text:p>2076.25299745254</text:p>
          </table:table-cell>
          <table:table-cell office:value-type="float" office:value="3150" calcext:value-type="float">
            <text:p>31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hn Wells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121.844734967584" calcext:value-type="float">
            <text:p>121.844734967584</text:p>
          </table:table-cell>
          <table:table-cell office:value-type="float" office:value="404.067810181147" calcext:value-type="float">
            <text:p>404.067810181147</text:p>
          </table:table-cell>
          <table:table-cell office:value-type="float" office:value="2030" calcext:value-type="float">
            <text:p>2030</text:p>
          </table:table-cell>
          <table:table-cell office:value-type="float" office:value="2595.2152243239" calcext:value-type="float">
            <text:p>2595.21522432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hn Wells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129.785569921341" calcext:value-type="float">
            <text:p>129.785569921341</text:p>
          </table:table-cell>
          <table:table-cell office:value-type="float" office:value="633.497344404071" calcext:value-type="float">
            <text:p>633.497344404071</text:p>
          </table:table-cell>
          <table:table-cell office:value-type="float" office:value="1704.56015117716" calcext:value-type="float">
            <text:p>1704.56015117716</text:p>
          </table:table-cell>
          <table:table-cell office:value-type="float" office:value="2400" calcext:value-type="float">
            <text:p>2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hn Wells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128.288101458523" calcext:value-type="float">
            <text:p>128.288101458523</text:p>
          </table:table-cell>
          <table:table-cell office:value-type="float" office:value="996.404790822926" calcext:value-type="float">
            <text:p>996.404790822926</text:p>
          </table:table-cell>
          <table:table-cell office:value-type="float" office:value="1448.94181211976" calcext:value-type="float">
            <text:p>1448.94181211976</text:p>
          </table:table-cell>
          <table:table-cell office:value-type="float" office:value="2320" calcext:value-type="float">
            <text:p>23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hn Wells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129.736954692676" calcext:value-type="float">
            <text:p>129.736954692676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2650" calcext:value-type="float">
            <text:p>26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hn Wells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116.7756915272" calcext:value-type="float">
            <text:p>116.7756915272</text:p>
          </table:table-cell>
          <table:table-cell office:value-type="float" office:value="410.2643047712" calcext:value-type="float">
            <text:p>410.2643047712</text:p>
          </table:table-cell>
          <table:table-cell office:value-type="float" office:value="800.1451167941" calcext:value-type="float">
            <text:p>800.1451167941</text:p>
          </table:table-cell>
          <table:table-cell office:value-type="float" office:value="2510" calcext:value-type="float">
            <text:p>25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hn Wells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131.3642158903" calcext:value-type="float">
            <text:p>131.3642158903</text:p>
          </table:table-cell>
          <table:table-cell office:value-type="float" office:value="382.8309046604" calcext:value-type="float">
            <text:p>382.8309046604</text:p>
          </table:table-cell>
          <table:table-cell office:value-type="float" office:value="586.0185793911" calcext:value-type="float">
            <text:p>586.0185793911</text:p>
          </table:table-cell>
          <table:table-cell office:value-type="float" office:value="2310" calcext:value-type="float">
            <text:p>23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hn Wells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121.9545012657" calcext:value-type="float">
            <text:p>121.9545012657</text:p>
          </table:table-cell>
          <table:table-cell table:style-name="ce5" office:value-type="float" office:value="218.89003209957" calcext:value-type="float">
            <text:p>218.89003209957</text:p>
          </table:table-cell>
          <table:table-cell office:value-type="float" office:value="500" calcext:value-type="float">
            <text:p>500</text:p>
          </table:table-cell>
          <table:table-cell office:value-type="float" office:value="2100" calcext:value-type="float">
            <text:p>2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hn Wells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128.452266708257" calcext:value-type="float">
            <text:p>128.452266708257</text:p>
          </table:table-cell>
          <table:table-cell office:value-type="float" office:value="216.192310482833" calcext:value-type="float">
            <text:p>216.192310482833</text:p>
          </table:table-cell>
          <table:table-cell office:value-type="float" office:value="1799.43188974798" calcext:value-type="float">
            <text:p>1799.43188974798</text:p>
          </table:table-cell>
          <table:table-cell office:value-type="float" office:value="2169.80057893075" calcext:value-type="float">
            <text:p>2169.800578930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hn Wells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125.461377185207" calcext:value-type="float">
            <text:p>125.461377185207</text:p>
          </table:table-cell>
          <table:table-cell office:value-type="float" office:value="356.133868846027" calcext:value-type="float">
            <text:p>356.133868846027</text:p>
          </table:table-cell>
          <table:table-cell office:value-type="float" office:value="1495.3738090068" calcext:value-type="float">
            <text:p>1495.3738090068</text:p>
          </table:table-cell>
          <table:table-cell office:value-type="float" office:value="1866.91481132528" calcext:value-type="float">
            <text:p>1866.914811325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hn Wells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115.9260499445" calcext:value-type="float">
            <text:p>115.9260499445</text:p>
          </table:table-cell>
          <table:table-cell office:value-type="float" office:value="631.235676427646" calcext:value-type="float">
            <text:p>631.235676427646</text:p>
          </table:table-cell>
          <table:table-cell office:value-type="float" office:value="1396.74086293689" calcext:value-type="float">
            <text:p>1396.74086293689</text:p>
          </table:table-cell>
          <table:table-cell office:value-type="float" office:value="1950" calcext:value-type="float">
            <text:p>19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hn Wells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109.154283863086" calcext:value-type="float">
            <text:p>109.154283863086</text:p>
          </table:table-cell>
          <table:table-cell office:value-type="float" office:value="653.830689176399" calcext:value-type="float">
            <text:p>653.830689176399</text:p>
          </table:table-cell>
          <table:table-cell office:value-type="float" office:value="1278.97616130611" calcext:value-type="float">
            <text:p>1278.97616130611</text:p>
          </table:table-cell>
          <table:table-cell office:value-type="float" office:value="1733.59212777392" calcext:value-type="float">
            <text:p>1733.592127773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hn Wells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124.864019132795" calcext:value-type="float">
            <text:p>124.864019132795</text:p>
          </table:table-cell>
          <table:table-cell office:value-type="float" office:value="541.815626425867" calcext:value-type="float">
            <text:p>541.815626425867</text:p>
          </table:table-cell>
          <table:table-cell office:value-type="float" office:value="811.607320315502" calcext:value-type="float">
            <text:p>811.607320315502</text:p>
          </table:table-cell>
          <table:table-cell office:value-type="float" office:value="2500" calcext:value-type="float">
            <text:p>25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hn Wells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124.484064415434" calcext:value-type="float">
            <text:p>124.484064415434</text:p>
          </table:table-cell>
          <table:table-cell office:value-type="float" office:value="600" calcext:value-type="float">
            <text:p>600</text:p>
          </table:table-cell>
          <table:table-cell office:value-type="float" office:value="1029.77826615932" calcext:value-type="float">
            <text:p>1029.77826615932</text:p>
          </table:table-cell>
          <table:table-cell office:value-type="float" office:value="2659.10006433504" calcext:value-type="float">
            <text:p>2659.100064335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hn Wells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float" office:value="123.891020955816" calcext:value-type="float">
            <text:p>123.891020955816</text:p>
          </table:table-cell>
          <table:table-cell office:value-type="float" office:value="316.592764881418" calcext:value-type="float">
            <text:p>316.592764881418</text:p>
          </table:table-cell>
          <table:table-cell office:value-type="float" office:value="980" calcext:value-type="float">
            <text:p>980</text:p>
          </table:table-cell>
          <table:table-cell office:value-type="float" office:value="2180" calcext:value-type="float">
            <text:p>21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hn Well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34.174078847561" calcext:value-type="float">
            <text:p>134.174078847561</text:p>
          </table:table-cell>
          <table:table-cell office:value-type="float" office:value="266.661387295016" calcext:value-type="float">
            <text:p>266.661387295016</text:p>
          </table:table-cell>
          <table:table-cell office:value-type="float" office:value="1090" calcext:value-type="float">
            <text:p>1090</text:p>
          </table:table-cell>
          <table:table-cell office:value-type="float" office:value="2020" calcext:value-type="float">
            <text:p>20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hn Wells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124.302744323614" calcext:value-type="float">
            <text:p>124.302744323614</text:p>
          </table:table-cell>
          <table:table-cell office:value-type="float" office:value="304.92834044638" calcext:value-type="float">
            <text:p>304.92834044638</text:p>
          </table:table-cell>
          <table:table-cell office:value-type="float" office:value="1730.86596649511" calcext:value-type="float">
            <text:p>1730.86596649511</text:p>
          </table:table-cell>
          <table:table-cell office:value-type="float" office:value="2220" calcext:value-type="float">
            <text:p>22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hn Well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25.332610481645" calcext:value-type="float">
            <text:p>125.332610481645</text:p>
          </table:table-cell>
          <table:table-cell office:value-type="float" office:value="251.743046018127" calcext:value-type="float">
            <text:p>251.743046018127</text:p>
          </table:table-cell>
          <table:table-cell office:value-type="float" office:value="1498.7675723289" calcext:value-type="float">
            <text:p>1498.7675723289</text:p>
          </table:table-cell>
          <table:table-cell office:value-type="float" office:value="1996.67868128608" calcext:value-type="float">
            <text:p>1996.678681286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hn Well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36.666163519221" calcext:value-type="float">
            <text:p>136.666163519221</text:p>
          </table:table-cell>
          <table:table-cell office:value-type="float" office:value="375.426871832486" calcext:value-type="float">
            <text:p>375.426871832486</text:p>
          </table:table-cell>
          <table:table-cell office:value-type="float" office:value="1980" calcext:value-type="float">
            <text:p>1980</text:p>
          </table:table-cell>
          <table:table-cell office:value-type="float" office:value="2444.47661009145" calcext:value-type="float">
            <text:p>2444.476610091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hn Well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25.883981308193" calcext:value-type="float">
            <text:p>125.883981308193</text:p>
          </table:table-cell>
          <table:table-cell office:value-type="float" office:value="284.076203575948" calcext:value-type="float">
            <text:p>284.076203575948</text:p>
          </table:table-cell>
          <table:table-cell office:value-type="float" office:value="1526.96493830542" calcext:value-type="float">
            <text:p>1526.96493830542</text:p>
          </table:table-cell>
          <table:table-cell office:value-type="float" office:value="1988.60134160038" calcext:value-type="float">
            <text:p>1988.601341600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hn Well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31.571315731205" calcext:value-type="float">
            <text:p>131.571315731205</text:p>
          </table:table-cell>
          <table:table-cell office:value-type="float" office:value="384.381509964296" calcext:value-type="float">
            <text:p>384.381509964296</text:p>
          </table:table-cell>
          <table:table-cell office:value-type="float" office:value="804.393403622101" calcext:value-type="float">
            <text:p>804.393403622101</text:p>
          </table:table-cell>
          <table:table-cell office:value-type="float" office:value="2220" calcext:value-type="float">
            <text:p>22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hn Well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19.77886918511" calcext:value-type="float">
            <text:p>119.77886918511</text:p>
          </table:table-cell>
          <table:table-cell office:value-type="float" office:value="356.263337229597" calcext:value-type="float">
            <text:p>356.263337229597</text:p>
          </table:table-cell>
          <table:table-cell office:value-type="float" office:value="1300" calcext:value-type="float">
            <text:p>1300</text:p>
          </table:table-cell>
          <table:table-cell office:value-type="float" office:value="2350" calcext:value-type="float">
            <text:p>23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hn Wells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19.461628387667" calcext:value-type="float">
            <text:p>119.461628387667</text:p>
          </table:table-cell>
          <table:table-cell office:value-type="float" office:value="336.655949269425" calcext:value-type="float">
            <text:p>336.655949269425</text:p>
          </table:table-cell>
          <table:table-cell office:value-type="float" office:value="1279.19237320233" calcext:value-type="float">
            <text:p>1279.19237320233</text:p>
          </table:table-cell>
          <table:table-cell office:value-type="float" office:value="1960" calcext:value-type="float">
            <text:p>19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hn Wells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16.560594044743" calcext:value-type="float">
            <text:p>116.560594044743</text:p>
          </table:table-cell>
          <table:table-cell office:value-type="float" office:value="473.061120533386" calcext:value-type="float">
            <text:p>473.061120533386</text:p>
          </table:table-cell>
          <table:table-cell office:value-type="float" office:value="1240" calcext:value-type="float">
            <text:p>1240</text:p>
          </table:table-cell>
          <table:table-cell office:value-type="float" office:value="2490" calcext:value-type="float">
            <text:p>24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hn Well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28.888987491613" calcext:value-type="float">
            <text:p>128.888987491613</text:p>
          </table:table-cell>
          <table:table-cell office:value-type="float" office:value="620" calcext:value-type="float">
            <text:p>620</text:p>
          </table:table-cell>
          <table:table-cell office:value-type="float" office:value="1100" calcext:value-type="float">
            <text:p>1100</text:p>
          </table:table-cell>
          <table:table-cell office:value-type="float" office:value="2580" calcext:value-type="float">
            <text:p>25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hn Well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16.93121414129" calcext:value-type="float">
            <text:p>116.93121414129</text:p>
          </table:table-cell>
          <table:table-cell office:value-type="float" office:value="610" calcext:value-type="float">
            <text:p>610</text:p>
          </table:table-cell>
          <table:table-cell office:value-type="float" office:value="1280" calcext:value-type="float">
            <text:p>1280</text:p>
          </table:table-cell>
          <table:table-cell office:value-type="float" office:value="1922.44212420704" calcext:value-type="float">
            <text:p>1922.442124207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hn Well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27.438214412897" calcext:value-type="float">
            <text:p>127.438214412897</text:p>
          </table:table-cell>
          <table:table-cell office:value-type="float" office:value="620" calcext:value-type="float">
            <text:p>620</text:p>
          </table:table-cell>
          <table:table-cell office:value-type="float" office:value="1670" calcext:value-type="float">
            <text:p>1670</text:p>
          </table:table-cell>
          <table:table-cell office:value-type="float" office:value="2400" calcext:value-type="float">
            <text:p>2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hn Well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21.48729938658" calcext:value-type="float">
            <text:p>121.48729938658</text:p>
          </table:table-cell>
          <table:table-cell office:value-type="float" office:value="497.929125708285" calcext:value-type="float">
            <text:p>497.929125708285</text:p>
          </table:table-cell>
          <table:table-cell office:value-type="float" office:value="1070" calcext:value-type="float">
            <text:p>1070</text:p>
          </table:table-cell>
          <table:table-cell office:value-type="float" office:value="2510" calcext:value-type="float">
            <text:p>25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nathan Dowse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101.73057455426" calcext:value-type="float">
            <text:p>101.73057455426</text:p>
          </table:table-cell>
          <table:table-cell office:value-type="float" office:value="217.505554183829" calcext:value-type="float">
            <text:p>217.505554183829</text:p>
          </table:table-cell>
          <table:table-cell office:value-type="float" office:value="2363.5458382846" calcext:value-type="float">
            <text:p>2363.5458382846</text:p>
          </table:table-cell>
          <table:table-cell office:value-type="float" office:value="3200" calcext:value-type="float">
            <text:p>32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nathan Dowse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108.770760442001" calcext:value-type="float">
            <text:p>108.770760442001</text:p>
          </table:table-cell>
          <table:table-cell office:value-type="float" office:value="528.189135046981" calcext:value-type="float">
            <text:p>528.189135046981</text:p>
          </table:table-cell>
          <table:table-cell office:value-type="float" office:value="2230" calcext:value-type="float">
            <text:p>2230</text:p>
          </table:table-cell>
          <table:table-cell office:value-type="float" office:value="2900" calcext:value-type="float">
            <text:p>29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nathan Dowse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100.92969557621" calcext:value-type="float">
            <text:p>100.92969557621</text:p>
          </table:table-cell>
          <table:table-cell office:value-type="float" office:value="600" calcext:value-type="float">
            <text:p>600</text:p>
          </table:table-cell>
          <table:table-cell office:value-type="float" office:value="1870" calcext:value-type="float">
            <text:p>1870</text:p>
          </table:table-cell>
          <table:table-cell office:value-type="float" office:value="2760" calcext:value-type="float">
            <text:p>27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nathan Dowse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103.183088009807" calcext:value-type="float">
            <text:p>103.183088009807</text:p>
          </table:table-cell>
          <table:table-cell office:value-type="float" office:value="860" calcext:value-type="float">
            <text:p>860</text:p>
          </table:table-cell>
          <table:table-cell office:value-type="float" office:value="1480" calcext:value-type="float">
            <text:p>1480</text:p>
          </table:table-cell>
          <table:table-cell office:value-type="float" office:value="3100" calcext:value-type="float">
            <text:p>3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nathan Dowse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100.553567673813" calcext:value-type="float">
            <text:p>100.553567673813</text:p>
          </table:table-cell>
          <table:table-cell office:value-type="float" office:value="602.088161782668" calcext:value-type="float">
            <text:p>602.088161782668</text:p>
          </table:table-cell>
          <table:table-cell office:value-type="float" office:value="900" calcext:value-type="float">
            <text:p>900</text:p>
          </table:table-cell>
          <table:table-cell office:value-type="float" office:value="2800" calcext:value-type="float">
            <text:p>2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nathan Dowse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102.8977403969" calcext:value-type="float">
            <text:p>102.8977403969</text:p>
          </table:table-cell>
          <table:table-cell office:value-type="float" office:value="521.3890787485" calcext:value-type="float">
            <text:p>521.3890787485</text:p>
          </table:table-cell>
          <table:table-cell office:value-type="float" office:value="824.7858731191" calcext:value-type="float">
            <text:p>824.7858731191</text:p>
          </table:table-cell>
          <table:table-cell office:value-type="float" office:value="2620" calcext:value-type="float">
            <text:p>2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nathan Dowse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108.0631138884" calcext:value-type="float">
            <text:p>108.0631138884</text:p>
          </table:table-cell>
          <table:table-cell office:value-type="float" office:value="408.373039798689" calcext:value-type="float">
            <text:p>408.373039798689</text:p>
          </table:table-cell>
          <table:table-cell office:value-type="float" office:value="611.559173263022" calcext:value-type="float">
            <text:p>611.559173263022</text:p>
          </table:table-cell>
          <table:table-cell office:value-type="float" office:value="2600" calcext:value-type="float">
            <text:p>2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nathan Dowse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104.0627354046" calcext:value-type="float">
            <text:p>104.0627354046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2300" calcext:value-type="float">
            <text:p>23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nathan Dowse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102.686337600008" calcext:value-type="float">
            <text:p>102.686337600008</text:p>
          </table:table-cell>
          <table:table-cell office:value-type="float" office:value="217.123493076967" calcext:value-type="float">
            <text:p>217.123493076967</text:p>
          </table:table-cell>
          <table:table-cell office:value-type="float" office:value="2200" calcext:value-type="float">
            <text:p>2200</text:p>
          </table:table-cell>
          <table:table-cell office:value-type="float" office:value="2820" calcext:value-type="float">
            <text:p>28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nathan Dowse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105.977700227114" calcext:value-type="float">
            <text:p>105.977700227114</text:p>
          </table:table-cell>
          <table:table-cell office:value-type="float" office:value="336.930884112773" calcext:value-type="float">
            <text:p>336.930884112773</text:p>
          </table:table-cell>
          <table:table-cell office:value-type="float" office:value="2040" calcext:value-type="float">
            <text:p>2040</text:p>
          </table:table-cell>
          <table:table-cell office:value-type="float" office:value="2550" calcext:value-type="float">
            <text:p>25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nathan Dowse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97.4163457120199" calcext:value-type="float">
            <text:p>97.4163457120199</text:p>
          </table:table-cell>
          <table:table-cell office:value-type="float" office:value="530" calcext:value-type="float">
            <text:p>530</text:p>
          </table:table-cell>
          <table:table-cell office:value-type="float" office:value="1850" calcext:value-type="float">
            <text:p>1850</text:p>
          </table:table-cell>
          <table:table-cell office:value-type="float" office:value="2530" calcext:value-type="float">
            <text:p>25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nathan Dowse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103.40369973081" calcext:value-type="float">
            <text:p>103.40369973081</text:p>
          </table:table-cell>
          <table:table-cell office:value-type="float" office:value="684.80056574487" calcext:value-type="float">
            <text:p>684.80056574487</text:p>
          </table:table-cell>
          <table:table-cell office:value-type="float" office:value="1300" calcext:value-type="float">
            <text:p>1300</text:p>
          </table:table-cell>
          <table:table-cell office:value-type="float" office:value="2390" calcext:value-type="float">
            <text:p>23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nathan Dowse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103.047929388439" calcext:value-type="float">
            <text:p>103.047929388439</text:p>
          </table:table-cell>
          <table:table-cell office:value-type="float" office:value="537.978318098662" calcext:value-type="float">
            <text:p>537.978318098662</text:p>
          </table:table-cell>
          <table:table-cell office:value-type="float" office:value="660.262808868618" calcext:value-type="float">
            <text:p>660.262808868618</text:p>
          </table:table-cell>
          <table:table-cell office:value-type="float" office:value="2623.89945311459" calcext:value-type="float">
            <text:p>2623.899453114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nathan Dowse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102.07771343678" calcext:value-type="float">
            <text:p>102.07771343678</text:p>
          </table:table-cell>
          <table:table-cell office:value-type="float" office:value="559.93498812246" calcext:value-type="float">
            <text:p>559.93498812246</text:p>
          </table:table-cell>
          <table:table-cell office:value-type="float" office:value="1051.8526411465" calcext:value-type="float">
            <text:p>1051.8526411465</text:p>
          </table:table-cell>
          <table:table-cell office:value-type="float" office:value="2800" calcext:value-type="float">
            <text:p>2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nathan Dowse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float" office:value="105.852230983032" calcext:value-type="float">
            <text:p>105.852230983032</text:p>
          </table:table-cell>
          <table:table-cell office:value-type="float" office:value="513.2221742487" calcext:value-type="float">
            <text:p>513.2221742487</text:p>
          </table:table-cell>
          <table:table-cell office:value-type="float" office:value="920" calcext:value-type="float">
            <text:p>920</text:p>
          </table:table-cell>
          <table:table-cell office:value-type="float" office:value="2830" calcext:value-type="float">
            <text:p>28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nathan Dowse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05.398051734821" calcext:value-type="float">
            <text:p>105.398051734821</text:p>
          </table:table-cell>
          <table:table-cell office:value-type="float" office:value="291.574803416646" calcext:value-type="float">
            <text:p>291.574803416646</text:p>
          </table:table-cell>
          <table:table-cell office:value-type="float" office:value="1120" calcext:value-type="float">
            <text:p>1120</text:p>
          </table:table-cell>
          <table:table-cell office:value-type="float" office:value="2400" calcext:value-type="float">
            <text:p>2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nathan Dowse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100.488596907052" calcext:value-type="float">
            <text:p>100.488596907052</text:p>
          </table:table-cell>
          <table:table-cell office:value-type="float" office:value="304.574724368927" calcext:value-type="float">
            <text:p>304.574724368927</text:p>
          </table:table-cell>
          <table:table-cell office:value-type="float" office:value="1740" calcext:value-type="float">
            <text:p>1740</text:p>
          </table:table-cell>
          <table:table-cell office:value-type="float" office:value="2200" calcext:value-type="float">
            <text:p>22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nathan Dows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05.677831295064" calcext:value-type="float">
            <text:p>105.677831295064</text:p>
          </table:table-cell>
          <table:table-cell office:value-type="float" office:value="276.051537846171" calcext:value-type="float">
            <text:p>276.051537846171</text:p>
          </table:table-cell>
          <table:table-cell office:value-type="float" office:value="1600" calcext:value-type="float">
            <text:p>1600</text:p>
          </table:table-cell>
          <table:table-cell office:value-type="float" office:value="2080" calcext:value-type="float">
            <text:p>2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nathan Dowse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08.429167306275" calcext:value-type="float">
            <text:p>108.429167306275</text:p>
          </table:table-cell>
          <table:table-cell office:value-type="float" office:value="370.962078215071" calcext:value-type="float">
            <text:p>370.962078215071</text:p>
          </table:table-cell>
          <table:table-cell office:value-type="float" office:value="2006.69521788721" calcext:value-type="float">
            <text:p>2006.69521788721</text:p>
          </table:table-cell>
          <table:table-cell office:value-type="float" office:value="2770" calcext:value-type="float">
            <text:p>27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nathan Dowse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05.561648606383" calcext:value-type="float">
            <text:p>105.561648606383</text:p>
          </table:table-cell>
          <table:table-cell office:value-type="float" office:value="285.141384679742" calcext:value-type="float">
            <text:p>285.141384679742</text:p>
          </table:table-cell>
          <table:table-cell office:value-type="float" office:value="1870" calcext:value-type="float">
            <text:p>1870</text:p>
          </table:table-cell>
          <table:table-cell office:value-type="float" office:value="2200" calcext:value-type="float">
            <text:p>22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nathan Dowse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06.156164775681" calcext:value-type="float">
            <text:p>106.156164775681</text:p>
          </table:table-cell>
          <table:table-cell office:value-type="float" office:value="431.395935385677" calcext:value-type="float">
            <text:p>431.395935385677</text:p>
          </table:table-cell>
          <table:table-cell office:value-type="float" office:value="850" calcext:value-type="float">
            <text:p>850</text:p>
          </table:table-cell>
          <table:table-cell office:value-type="float" office:value="2280" calcext:value-type="float">
            <text:p>22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nathan Dows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05.930838228821" calcext:value-type="float">
            <text:p>105.930838228821</text:p>
          </table:table-cell>
          <table:table-cell office:value-type="float" office:value="403.511250001993" calcext:value-type="float">
            <text:p>403.511250001993</text:p>
          </table:table-cell>
          <table:table-cell office:value-type="float" office:value="1640" calcext:value-type="float">
            <text:p>1640</text:p>
          </table:table-cell>
          <table:table-cell office:value-type="float" office:value="2280" calcext:value-type="float">
            <text:p>22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nathan Dows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07.505959239094" calcext:value-type="float">
            <text:p>107.505959239094</text:p>
          </table:table-cell>
          <table:table-cell office:value-type="float" office:value="432.501848988441" calcext:value-type="float">
            <text:p>432.501848988441</text:p>
          </table:table-cell>
          <table:table-cell office:value-type="float" office:value="980" calcext:value-type="float">
            <text:p>980</text:p>
          </table:table-cell>
          <table:table-cell office:value-type="float" office:value="2190" calcext:value-type="float">
            <text:p>21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nathan Dows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03.998009226666" calcext:value-type="float">
            <text:p>103.998009226666</text:p>
          </table:table-cell>
          <table:table-cell office:value-type="float" office:value="566.217874795034" calcext:value-type="float">
            <text:p>566.217874795034</text:p>
          </table:table-cell>
          <table:table-cell office:value-type="float" office:value="1370" calcext:value-type="float">
            <text:p>1370</text:p>
          </table:table-cell>
          <table:table-cell office:value-type="float" office:value="2490" calcext:value-type="float">
            <text:p>24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nathan Dowse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02.675187713965" calcext:value-type="float">
            <text:p>102.675187713965</text:p>
          </table:table-cell>
          <table:table-cell office:value-type="float" office:value="600" calcext:value-type="float">
            <text:p>600</text:p>
          </table:table-cell>
          <table:table-cell office:value-type="float" office:value="1300" calcext:value-type="float">
            <text:p>1300</text:p>
          </table:table-cell>
          <table:table-cell office:value-type="float" office:value="2550" calcext:value-type="float">
            <text:p>25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nathan Dowse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02.417179295021" calcext:value-type="float">
            <text:p>102.417179295021</text:p>
          </table:table-cell>
          <table:table-cell office:value-type="float" office:value="590" calcext:value-type="float">
            <text:p>590</text:p>
          </table:table-cell>
          <table:table-cell office:value-type="float" office:value="1230" calcext:value-type="float">
            <text:p>1230</text:p>
          </table:table-cell>
          <table:table-cell office:value-type="float" office:value="2350" calcext:value-type="float">
            <text:p>23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nathan Dowse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99.7690668631499" calcext:value-type="float">
            <text:p>99.7690668631499</text:p>
          </table:table-cell>
          <table:table-cell office:value-type="float" office:value="800" calcext:value-type="float">
            <text:p>800</text:p>
          </table:table-cell>
          <table:table-cell office:value-type="float" office:value="1790" calcext:value-type="float">
            <text:p>1790</text:p>
          </table:table-cell>
          <table:table-cell office:value-type="float" office:value="2650" calcext:value-type="float">
            <text:p>26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nathan Dowse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03.629090679401" calcext:value-type="float">
            <text:p>103.629090679401</text:p>
          </table:table-cell>
          <table:table-cell office:value-type="float" office:value="675.655795387531" calcext:value-type="float">
            <text:p>675.655795387531</text:p>
          </table:table-cell>
          <table:table-cell office:value-type="float" office:value="1150" calcext:value-type="float">
            <text:p>1150</text:p>
          </table:table-cell>
          <table:table-cell office:value-type="float" office:value="2657.63784108077" calcext:value-type="float">
            <text:p>2657.637841080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1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122.516610103112" calcext:value-type="float">
            <text:p>122.516610103112</text:p>
          </table:table-cell>
          <table:table-cell office:value-type="float" office:value="299.101344075971" calcext:value-type="float">
            <text:p>299.101344075971</text:p>
          </table:table-cell>
          <table:table-cell office:value-type="float" office:value="2500" calcext:value-type="float">
            <text:p>2500</text:p>
          </table:table-cell>
          <table:table-cell office:value-type="float" office:value="3500" calcext:value-type="float">
            <text:p>35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1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114.21183184568" calcext:value-type="float">
            <text:p>114.21183184568</text:p>
          </table:table-cell>
          <table:table-cell office:value-type="float" office:value="401.121478300012" calcext:value-type="float">
            <text:p>401.121478300012</text:p>
          </table:table-cell>
          <table:table-cell office:value-type="float" office:value="2300" calcext:value-type="float">
            <text:p>2300</text:p>
          </table:table-cell>
          <table:table-cell office:value-type="float" office:value="2600" calcext:value-type="float">
            <text:p>2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1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114.89600169153" calcext:value-type="float">
            <text:p>114.89600169153</text:p>
          </table:table-cell>
          <table:table-cell office:value-type="float" office:value="517.217310914551" calcext:value-type="float">
            <text:p>517.217310914551</text:p>
          </table:table-cell>
          <table:table-cell office:value-type="float" office:value="1820" calcext:value-type="float">
            <text:p>1820</text:p>
          </table:table-cell>
          <table:table-cell office:value-type="float" office:value="2480" calcext:value-type="float">
            <text:p>24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1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121.764713605841" calcext:value-type="float">
            <text:p>121.764713605841</text:p>
          </table:table-cell>
          <table:table-cell office:value-type="float" office:value="825.958725353502" calcext:value-type="float">
            <text:p>825.958725353502</text:p>
          </table:table-cell>
          <table:table-cell office:value-type="float" office:value="1270" calcext:value-type="float">
            <text:p>1270</text:p>
          </table:table-cell>
          <table:table-cell office:value-type="float" office:value="2400" calcext:value-type="float">
            <text:p>2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1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105.149866947125" calcext:value-type="float">
            <text:p>105.149866947125</text:p>
          </table:table-cell>
          <table:table-cell office:value-type="float" office:value="692.52547614226" calcext:value-type="float">
            <text:p>692.52547614226</text:p>
          </table:table-cell>
          <table:table-cell office:value-type="float" office:value="1000" calcext:value-type="float">
            <text:p>1000</text:p>
          </table:table-cell>
          <table:table-cell office:value-type="float" office:value="2780" calcext:value-type="float">
            <text:p>27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1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108.9384293572" calcext:value-type="float">
            <text:p>108.9384293572</text:p>
          </table:table-cell>
          <table:table-cell office:value-type="float" office:value="457.4434459451" calcext:value-type="float">
            <text:p>457.4434459451</text:p>
          </table:table-cell>
          <table:table-cell office:value-type="float" office:value="810.8713624012" calcext:value-type="float">
            <text:p>810.8713624012</text:p>
          </table:table-cell>
          <table:table-cell office:value-type="float" office:value="2610" calcext:value-type="float">
            <text:p>26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1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103.9672249687" calcext:value-type="float">
            <text:p>103.9672249687</text:p>
          </table:table-cell>
          <table:table-cell table:style-name="ce5" office:value-type="float" office:value="345.4817773489" calcext:value-type="float">
            <text:p>345.4817773489</text:p>
          </table:table-cell>
          <table:table-cell office:value-type="float" office:value="691.5016931906" calcext:value-type="float">
            <text:p>691.5016931906</text:p>
          </table:table-cell>
          <table:table-cell office:value-type="float" office:value="2600" calcext:value-type="float">
            <text:p>2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1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108.2855403374" calcext:value-type="float">
            <text:p>108.2855403374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2330" calcext:value-type="float">
            <text:p>23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1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142.526879075093" calcext:value-type="float">
            <text:p>142.526879075093</text:p>
          </table:table-cell>
          <table:table-cell office:value-type="float" office:value="315.915898174058" calcext:value-type="float">
            <text:p>315.915898174058</text:p>
          </table:table-cell>
          <table:table-cell office:value-type="float" office:value="2100" calcext:value-type="float">
            <text:p>2100</text:p>
          </table:table-cell>
          <table:table-cell office:value-type="float" office:value="2480" calcext:value-type="float">
            <text:p>24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1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118.644338231134" calcext:value-type="float">
            <text:p>118.644338231134</text:p>
          </table:table-cell>
          <table:table-cell office:value-type="float" office:value="400" calcext:value-type="float">
            <text:p>400</text:p>
          </table:table-cell>
          <table:table-cell office:value-type="float" office:value="1750" calcext:value-type="float">
            <text:p>1750</text:p>
          </table:table-cell>
          <table:table-cell office:value-type="float" office:value="2100" calcext:value-type="float">
            <text:p>2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1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106.76222412241" calcext:value-type="float">
            <text:p>106.76222412241</text:p>
          </table:table-cell>
          <table:table-cell office:value-type="float" office:value="533" calcext:value-type="float">
            <text:p>533</text:p>
          </table:table-cell>
          <table:table-cell office:value-type="float" office:value="1320" calcext:value-type="float">
            <text:p>1320</text:p>
          </table:table-cell>
          <table:table-cell office:value-type="float" office:value="2170" calcext:value-type="float">
            <text:p>21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1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111.343686881101" calcext:value-type="float">
            <text:p>111.343686881101</text:p>
          </table:table-cell>
          <table:table-cell office:value-type="float" office:value="595" calcext:value-type="float">
            <text:p>595</text:p>
          </table:table-cell>
          <table:table-cell office:value-type="float" office:value="1160" calcext:value-type="float">
            <text:p>1160</text:p>
          </table:table-cell>
          <table:table-cell office:value-type="float" office:value="2030" calcext:value-type="float">
            <text:p>20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1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114.469378060601" calcext:value-type="float">
            <text:p>114.469378060601</text:p>
          </table:table-cell>
          <table:table-cell office:value-type="float" office:value="488.566798723053" calcext:value-type="float">
            <text:p>488.566798723053</text:p>
          </table:table-cell>
          <table:table-cell office:value-type="float" office:value="686.752860011377" calcext:value-type="float">
            <text:p>686.752860011377</text:p>
          </table:table-cell>
          <table:table-cell office:value-type="float" office:value="2600" calcext:value-type="float">
            <text:p>2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1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113.286362879335" calcext:value-type="float">
            <text:p>113.286362879335</text:p>
          </table:table-cell>
          <table:table-cell office:value-type="float" office:value="533.661964931279" calcext:value-type="float">
            <text:p>533.661964931279</text:p>
          </table:table-cell>
          <table:table-cell office:value-type="float" office:value="838.720535668337" calcext:value-type="float">
            <text:p>838.720535668337</text:p>
          </table:table-cell>
          <table:table-cell office:value-type="float" office:value="2800" calcext:value-type="float">
            <text:p>2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1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float" office:value="115.563043734538" calcext:value-type="float">
            <text:p>115.563043734538</text:p>
          </table:table-cell>
          <table:table-cell office:value-type="float" office:value="429.514060691096" calcext:value-type="float">
            <text:p>429.514060691096</text:p>
          </table:table-cell>
          <table:table-cell office:value-type="float" office:value="980" calcext:value-type="float">
            <text:p>980</text:p>
          </table:table-cell>
          <table:table-cell office:value-type="float" office:value="2800" calcext:value-type="float">
            <text:p>2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1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17.873296548347" calcext:value-type="float">
            <text:p>117.873296548347</text:p>
          </table:table-cell>
          <table:table-cell office:value-type="float" office:value="374.342269693398" calcext:value-type="float">
            <text:p>374.342269693398</text:p>
          </table:table-cell>
          <table:table-cell office:value-type="float" office:value="1150" calcext:value-type="float">
            <text:p>1150</text:p>
          </table:table-cell>
          <table:table-cell office:value-type="float" office:value="2950" calcext:value-type="float">
            <text:p>29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1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127.409341999227" calcext:value-type="float">
            <text:p>127.409341999227</text:p>
          </table:table-cell>
          <table:table-cell office:value-type="float" office:value="350.618555439399" calcext:value-type="float">
            <text:p>350.618555439399</text:p>
          </table:table-cell>
          <table:table-cell office:value-type="float" office:value="2190" calcext:value-type="float">
            <text:p>2190</text:p>
          </table:table-cell>
          <table:table-cell office:value-type="float" office:value="2650" calcext:value-type="float">
            <text:p>26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1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14.090728582079" calcext:value-type="float">
            <text:p>114.090728582079</text:p>
          </table:table-cell>
          <table:table-cell office:value-type="float" office:value="344.086918820816" calcext:value-type="float">
            <text:p>344.086918820816</text:p>
          </table:table-cell>
          <table:table-cell office:value-type="float" office:value="1880" calcext:value-type="float">
            <text:p>1880</text:p>
          </table:table-cell>
          <table:table-cell office:value-type="float" office:value="2370" calcext:value-type="float">
            <text:p>23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1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47.294596373022" calcext:value-type="float">
            <text:p>147.294596373022</text:p>
          </table:table-cell>
          <table:table-cell office:value-type="float" office:value="405.417921958666" calcext:value-type="float">
            <text:p>405.417921958666</text:p>
          </table:table-cell>
          <table:table-cell office:value-type="float" office:value="2200" calcext:value-type="float">
            <text:p>2200</text:p>
          </table:table-cell>
          <table:table-cell office:value-type="float" office:value="2700" calcext:value-type="float">
            <text:p>2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1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24.857710603213" calcext:value-type="float">
            <text:p>124.857710603213</text:p>
          </table:table-cell>
          <table:table-cell office:value-type="float" office:value="372.244417485349" calcext:value-type="float">
            <text:p>372.244417485349</text:p>
          </table:table-cell>
          <table:table-cell office:value-type="float" office:value="1855.12772234009" calcext:value-type="float">
            <text:p>1855.12772234009</text:p>
          </table:table-cell>
          <table:table-cell office:value-type="float" office:value="2380" calcext:value-type="float">
            <text:p>23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1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61.205726871755" calcext:value-type="float">
            <text:p>161.205726871755</text:p>
          </table:table-cell>
          <table:table-cell office:value-type="float" office:value="413.623169990999" calcext:value-type="float">
            <text:p>413.623169990999</text:p>
          </table:table-cell>
          <table:table-cell office:value-type="float" office:value="665.648146109221" calcext:value-type="float">
            <text:p>665.648146109221</text:p>
          </table:table-cell>
          <table:table-cell office:value-type="float" office:value="2550" calcext:value-type="float">
            <text:p>25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1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22.708242705574" calcext:value-type="float">
            <text:p>122.708242705574</text:p>
          </table:table-cell>
          <table:table-cell office:value-type="float" office:value="420" calcext:value-type="float">
            <text:p>420</text:p>
          </table:table-cell>
          <table:table-cell office:value-type="float" office:value="1370" calcext:value-type="float">
            <text:p>1370</text:p>
          </table:table-cell>
          <table:table-cell office:value-type="float" office:value="2550" calcext:value-type="float">
            <text:p>25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1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10.642088815455" calcext:value-type="float">
            <text:p>110.642088815455</text:p>
          </table:table-cell>
          <table:table-cell office:value-type="float" office:value="450" calcext:value-type="float">
            <text:p>450</text:p>
          </table:table-cell>
          <table:table-cell office:value-type="float" office:value="1200" calcext:value-type="float">
            <text:p>1200</text:p>
          </table:table-cell>
          <table:table-cell office:value-type="float" office:value="2390" calcext:value-type="float">
            <text:p>23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1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91.287395259915" calcext:value-type="float">
            <text:p>91.287395259915</text:p>
          </table:table-cell>
          <table:table-cell office:value-type="float" office:value="450" calcext:value-type="float">
            <text:p>450</text:p>
          </table:table-cell>
          <table:table-cell office:value-type="float" office:value="1100" calcext:value-type="float">
            <text:p>1100</text:p>
          </table:table-cell>
          <table:table-cell office:value-type="float" office:value="2400" calcext:value-type="float">
            <text:p>2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1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23.464165621983" calcext:value-type="float">
            <text:p>123.464165621983</text:p>
          </table:table-cell>
          <table:table-cell office:value-type="float" office:value="440" calcext:value-type="float">
            <text:p>440</text:p>
          </table:table-cell>
          <table:table-cell office:value-type="float" office:value="1360" calcext:value-type="float">
            <text:p>1360</text:p>
          </table:table-cell>
          <table:table-cell office:value-type="float" office:value="2480" calcext:value-type="float">
            <text:p>24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1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11.891104638067" calcext:value-type="float">
            <text:p>111.891104638067</text:p>
          </table:table-cell>
          <table:table-cell office:value-type="float" office:value="435" calcext:value-type="float">
            <text:p>435</text:p>
          </table:table-cell>
          <table:table-cell office:value-type="float" office:value="1300" calcext:value-type="float">
            <text:p>1300</text:p>
          </table:table-cell>
          <table:table-cell office:value-type="float" office:value="2400" calcext:value-type="float">
            <text:p>2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1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20.289250507723" calcext:value-type="float">
            <text:p>120.289250507723</text:p>
          </table:table-cell>
          <table:table-cell office:value-type="float" office:value="623.770301782185" calcext:value-type="float">
            <text:p>623.770301782185</text:p>
          </table:table-cell>
          <table:table-cell office:value-type="float" office:value="1502.13574181058" calcext:value-type="float">
            <text:p>1502.13574181058</text:p>
          </table:table-cell>
          <table:table-cell office:value-type="float" office:value="2410" calcext:value-type="float">
            <text:p>24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1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19.763800994303" calcext:value-type="float">
            <text:p>119.763800994303</text:p>
          </table:table-cell>
          <table:table-cell office:value-type="float" office:value="545" calcext:value-type="float">
            <text:p>545</text:p>
          </table:table-cell>
          <table:table-cell office:value-type="float" office:value="1150" calcext:value-type="float">
            <text:p>1150</text:p>
          </table:table-cell>
          <table:table-cell office:value-type="float" office:value="2430" calcext:value-type="float">
            <text:p>24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2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92.1595220707274" calcext:value-type="float">
            <text:p>92.1595220707274</text:p>
          </table:table-cell>
          <table:table-cell office:value-type="float" office:value="286.169244141332" calcext:value-type="float">
            <text:p>286.169244141332</text:p>
          </table:table-cell>
          <table:table-cell office:value-type="float" office:value="2112.96159769076" calcext:value-type="float">
            <text:p>2112.96159769076</text:p>
          </table:table-cell>
          <table:table-cell office:value-type="float" office:value="3400" calcext:value-type="float">
            <text:p>3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2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92.6963463131403" calcext:value-type="float">
            <text:p>92.6963463131403</text:p>
          </table:table-cell>
          <table:table-cell office:value-type="float" office:value="417.104814583639" calcext:value-type="float">
            <text:p>417.104814583639</text:p>
          </table:table-cell>
          <table:table-cell office:value-type="float" office:value="1938.53453593262" calcext:value-type="float">
            <text:p>1938.53453593262</text:p>
          </table:table-cell>
          <table:table-cell office:value-type="float" office:value="2739.99434886572" calcext:value-type="float">
            <text:p>2739.994348865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2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90.4283364053292" calcext:value-type="float">
            <text:p>90.4283364053292</text:p>
          </table:table-cell>
          <table:table-cell office:value-type="float" office:value="598.470535062611" calcext:value-type="float">
            <text:p>598.470535062611</text:p>
          </table:table-cell>
          <table:table-cell office:value-type="float" office:value="1654.50353956739" calcext:value-type="float">
            <text:p>1654.50353956739</text:p>
          </table:table-cell>
          <table:table-cell office:value-type="float" office:value="2300" calcext:value-type="float">
            <text:p>23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2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91.265357637038" calcext:value-type="float">
            <text:p>91.265357637038</text:p>
          </table:table-cell>
          <table:table-cell office:value-type="float" office:value="747.315255788418" calcext:value-type="float">
            <text:p>747.315255788418</text:p>
          </table:table-cell>
          <table:table-cell office:value-type="float" office:value="1100" calcext:value-type="float">
            <text:p>1100</text:p>
          </table:table-cell>
          <table:table-cell office:value-type="float" office:value="2350" calcext:value-type="float">
            <text:p>23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2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91.0819428238112" calcext:value-type="float">
            <text:p>91.0819428238112</text:p>
          </table:table-cell>
          <table:table-cell office:value-type="float" office:value="588.094648947752" calcext:value-type="float">
            <text:p>588.094648947752</text:p>
          </table:table-cell>
          <table:table-cell office:value-type="float" office:value="900" calcext:value-type="float">
            <text:p>900</text:p>
          </table:table-cell>
          <table:table-cell office:value-type="float" office:value="2885.65183613207" calcext:value-type="float">
            <text:p>2885.651836132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2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92.0610423079" calcext:value-type="float">
            <text:p>92.0610423079</text:p>
          </table:table-cell>
          <table:table-cell office:value-type="float" office:value="441.346571381135" calcext:value-type="float">
            <text:p>441.346571381135</text:p>
          </table:table-cell>
          <table:table-cell office:value-type="float" office:value="800" calcext:value-type="float">
            <text:p>800</text:p>
          </table:table-cell>
          <table:table-cell office:value-type="float" office:value="2580" calcext:value-type="float">
            <text:p>25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2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91.8586899778" calcext:value-type="float">
            <text:p>91.8586899778</text:p>
          </table:table-cell>
          <table:table-cell table:style-name="ce5" office:value-type="float" office:value="347.523638373873" calcext:value-type="float">
            <text:p>347.523638373873</text:p>
          </table:table-cell>
          <table:table-cell office:value-type="float" office:value="787.816985445311" calcext:value-type="float">
            <text:p>787.816985445311</text:p>
          </table:table-cell>
          <table:table-cell office:value-type="float" office:value="2300" calcext:value-type="float">
            <text:p>23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2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94.7317925235" calcext:value-type="float">
            <text:p>94.7317925235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2323.57138004962" calcext:value-type="float">
            <text:p>2323.571380049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2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94.5136156433603" calcext:value-type="float">
            <text:p>94.5136156433603</text:p>
          </table:table-cell>
          <table:table-cell office:value-type="float" office:value="260" calcext:value-type="float">
            <text:p>260</text:p>
          </table:table-cell>
          <table:table-cell office:value-type="float" office:value="1740" calcext:value-type="float">
            <text:p>1740</text:p>
          </table:table-cell>
          <table:table-cell office:value-type="float" office:value="2030" calcext:value-type="float">
            <text:p>20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2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93.0254942042658" calcext:value-type="float">
            <text:p>93.0254942042658</text:p>
          </table:table-cell>
          <table:table-cell office:value-type="float" office:value="429.512123116971" calcext:value-type="float">
            <text:p>429.512123116971</text:p>
          </table:table-cell>
          <table:table-cell office:value-type="float" office:value="1480" calcext:value-type="float">
            <text:p>1480</text:p>
          </table:table-cell>
          <table:table-cell office:value-type="float" office:value="2100" calcext:value-type="float">
            <text:p>2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2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93.2635991289243" calcext:value-type="float">
            <text:p>93.2635991289243</text:p>
          </table:table-cell>
          <table:table-cell office:value-type="float" office:value="470" calcext:value-type="float">
            <text:p>470</text:p>
          </table:table-cell>
          <table:table-cell office:value-type="float" office:value="1370" calcext:value-type="float">
            <text:p>1370</text:p>
          </table:table-cell>
          <table:table-cell office:value-type="float" office:value="2170" calcext:value-type="float">
            <text:p>21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2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92.417432078466" calcext:value-type="float">
            <text:p>92.417432078466</text:p>
          </table:table-cell>
          <table:table-cell office:value-type="float" office:value="538.090930831438" calcext:value-type="float">
            <text:p>538.090930831438</text:p>
          </table:table-cell>
          <table:table-cell office:value-type="float" office:value="1200" calcext:value-type="float">
            <text:p>1200</text:p>
          </table:table-cell>
          <table:table-cell office:value-type="float" office:value="2270" calcext:value-type="float">
            <text:p>22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2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90.4676760998008" calcext:value-type="float">
            <text:p>90.4676760998008</text:p>
          </table:table-cell>
          <table:table-cell office:value-type="float" office:value="538.278149883963" calcext:value-type="float">
            <text:p>538.278149883963</text:p>
          </table:table-cell>
          <table:table-cell office:value-type="float" office:value="750" calcext:value-type="float">
            <text:p>750</text:p>
          </table:table-cell>
          <table:table-cell office:value-type="float" office:value="2680" calcext:value-type="float">
            <text:p>26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2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93.6180088456872" calcext:value-type="float">
            <text:p>93.6180088456872</text:p>
          </table:table-cell>
          <table:table-cell office:value-type="float" office:value="558.47759390629" calcext:value-type="float">
            <text:p>558.47759390629</text:p>
          </table:table-cell>
          <table:table-cell office:value-type="float" office:value="950" calcext:value-type="float">
            <text:p>950</text:p>
          </table:table-cell>
          <table:table-cell office:value-type="float" office:value="2660" calcext:value-type="float">
            <text:p>26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2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float" office:value="90.5037039411161" calcext:value-type="float">
            <text:p>90.5037039411161</text:p>
          </table:table-cell>
          <table:table-cell office:value-type="float" office:value="440" calcext:value-type="float">
            <text:p>440</text:p>
          </table:table-cell>
          <table:table-cell office:value-type="float" office:value="900" calcext:value-type="float">
            <text:p>900</text:p>
          </table:table-cell>
          <table:table-cell office:value-type="float" office:value="2670" calcext:value-type="float">
            <text:p>26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2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03.745807163106" calcext:value-type="float">
            <text:p>103.745807163106</text:p>
          </table:table-cell>
          <table:table-cell office:value-type="float" office:value="375" calcext:value-type="float">
            <text:p>375</text:p>
          </table:table-cell>
          <table:table-cell office:value-type="float" office:value="1190" calcext:value-type="float">
            <text:p>1190</text:p>
          </table:table-cell>
          <table:table-cell office:value-type="float" office:value="2250" calcext:value-type="float">
            <text:p>22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2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112.545500862084" calcext:value-type="float">
            <text:p>112.545500862084</text:p>
          </table:table-cell>
          <table:table-cell office:value-type="float" office:value="337.566681092858" calcext:value-type="float">
            <text:p>337.566681092858</text:p>
          </table:table-cell>
          <table:table-cell office:value-type="float" office:value="1720" calcext:value-type="float">
            <text:p>1720</text:p>
          </table:table-cell>
          <table:table-cell office:value-type="float" office:value="2120" calcext:value-type="float">
            <text:p>21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2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04.052446648676" calcext:value-type="float">
            <text:p>104.052446648676</text:p>
          </table:table-cell>
          <table:table-cell office:value-type="float" office:value="344.086918820816" calcext:value-type="float">
            <text:p>344.086918820816</text:p>
          </table:table-cell>
          <table:table-cell office:value-type="float" office:value="800" calcext:value-type="float">
            <text:p>800</text:p>
          </table:table-cell>
          <table:table-cell office:value-type="float" office:value="2070" calcext:value-type="float">
            <text:p>20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2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05.073584509319" calcext:value-type="float">
            <text:p>105.073584509319</text:p>
          </table:table-cell>
          <table:table-cell office:value-type="float" office:value="320.540876174475" calcext:value-type="float">
            <text:p>320.540876174475</text:p>
          </table:table-cell>
          <table:table-cell office:value-type="float" office:value="1931.47612315564" calcext:value-type="float">
            <text:p>1931.47612315564</text:p>
          </table:table-cell>
          <table:table-cell office:value-type="float" office:value="2550" calcext:value-type="float">
            <text:p>25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2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07.205309142674" calcext:value-type="float">
            <text:p>107.205309142674</text:p>
          </table:table-cell>
          <table:table-cell office:value-type="float" office:value="371.513891202826" calcext:value-type="float">
            <text:p>371.513891202826</text:p>
          </table:table-cell>
          <table:table-cell office:value-type="float" office:value="1855.54892447588" calcext:value-type="float">
            <text:p>1855.54892447588</text:p>
          </table:table-cell>
          <table:table-cell office:value-type="float" office:value="2411.90002898792" calcext:value-type="float">
            <text:p>2411.900028987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2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00.018534940384" calcext:value-type="float">
            <text:p>100.018534940384</text:p>
          </table:table-cell>
          <table:table-cell office:value-type="float" office:value="416.701310468198" calcext:value-type="float">
            <text:p>416.701310468198</text:p>
          </table:table-cell>
          <table:table-cell office:value-type="float" office:value="980" calcext:value-type="float">
            <text:p>980</text:p>
          </table:table-cell>
          <table:table-cell office:value-type="float" office:value="2240" calcext:value-type="float">
            <text:p>22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2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94.3307937344797" calcext:value-type="float">
            <text:p>94.3307937344797</text:p>
          </table:table-cell>
          <table:table-cell office:value-type="float" office:value="438.985717374513" calcext:value-type="float">
            <text:p>438.985717374513</text:p>
          </table:table-cell>
          <table:table-cell office:value-type="float" office:value="1530" calcext:value-type="float">
            <text:p>1530</text:p>
          </table:table-cell>
          <table:table-cell office:value-type="float" office:value="2400" calcext:value-type="float">
            <text:p>2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2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94.4097112332992" calcext:value-type="float">
            <text:p>94.4097112332992</text:p>
          </table:table-cell>
          <table:table-cell office:value-type="float" office:value="374.899405866451" calcext:value-type="float">
            <text:p>374.899405866451</text:p>
          </table:table-cell>
          <table:table-cell office:value-type="float" office:value="1400" calcext:value-type="float">
            <text:p>1400</text:p>
          </table:table-cell>
          <table:table-cell office:value-type="float" office:value="2040" calcext:value-type="float">
            <text:p>20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2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96.1504104184455" calcext:value-type="float">
            <text:p>96.1504104184455</text:p>
          </table:table-cell>
          <table:table-cell office:value-type="float" office:value="508.075143170778" calcext:value-type="float">
            <text:p>508.075143170778</text:p>
          </table:table-cell>
          <table:table-cell office:value-type="float" office:value="1230" calcext:value-type="float">
            <text:p>1230</text:p>
          </table:table-cell>
          <table:table-cell office:value-type="float" office:value="2470" calcext:value-type="float">
            <text:p>24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2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01.398368141305" calcext:value-type="float">
            <text:p>101.398368141305</text:p>
          </table:table-cell>
          <table:table-cell office:value-type="float" office:value="455.777985377054" calcext:value-type="float">
            <text:p>455.777985377054</text:p>
          </table:table-cell>
          <table:table-cell office:value-type="float" office:value="1290" calcext:value-type="float">
            <text:p>1290</text:p>
          </table:table-cell>
          <table:table-cell office:value-type="float" office:value="2360" calcext:value-type="float">
            <text:p>23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2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99.2005508037009" calcext:value-type="float">
            <text:p>99.2005508037009</text:p>
          </table:table-cell>
          <table:table-cell office:value-type="float" office:value="424.903682267542" calcext:value-type="float">
            <text:p>424.903682267542</text:p>
          </table:table-cell>
          <table:table-cell office:value-type="float" office:value="1300" calcext:value-type="float">
            <text:p>1300</text:p>
          </table:table-cell>
          <table:table-cell office:value-type="float" office:value="2220" calcext:value-type="float">
            <text:p>22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2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87.8684183899397" calcext:value-type="float">
            <text:p>87.8684183899397</text:p>
          </table:table-cell>
          <table:table-cell office:value-type="float" office:value="630" calcext:value-type="float">
            <text:p>630</text:p>
          </table:table-cell>
          <table:table-cell office:value-type="float" office:value="1620" calcext:value-type="float">
            <text:p>1620</text:p>
          </table:table-cell>
          <table:table-cell office:value-type="float" office:value="2380" calcext:value-type="float">
            <text:p>23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ter Ladefoged 2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95.0667010642609" calcext:value-type="float">
            <text:p>95.0667010642609</text:p>
          </table:table-cell>
          <table:table-cell office:value-type="float" office:value="600" calcext:value-type="float">
            <text:p>600</text:p>
          </table:table-cell>
          <table:table-cell office:value-type="float" office:value="1150" calcext:value-type="float">
            <text:p>1150</text:p>
          </table:table-cell>
          <table:table-cell office:value-type="float" office:value="2600" calcext:value-type="float">
            <text:p>2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uce Hayes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148.503750671257" calcext:value-type="float">
            <text:p>148.503750671257</text:p>
          </table:table-cell>
          <table:table-cell office:value-type="float" office:value="287.000880797121" calcext:value-type="float">
            <text:p>287.000880797121</text:p>
          </table:table-cell>
          <table:table-cell office:value-type="float" office:value="2375.92933620133" calcext:value-type="float">
            <text:p>2375.92933620133</text:p>
          </table:table-cell>
          <table:table-cell office:value-type="float" office:value="3266.03751305778" calcext:value-type="float">
            <text:p>3266.037513057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uce Hayes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141.291743371821" calcext:value-type="float">
            <text:p>141.291743371821</text:p>
          </table:table-cell>
          <table:table-cell office:value-type="float" office:value="439.237754745848" calcext:value-type="float">
            <text:p>439.237754745848</text:p>
          </table:table-cell>
          <table:table-cell office:value-type="float" office:value="2130" calcext:value-type="float">
            <text:p>2130</text:p>
          </table:table-cell>
          <table:table-cell office:value-type="float" office:value="2680" calcext:value-type="float">
            <text:p>26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uce Hayes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140.487323514333" calcext:value-type="float">
            <text:p>140.487323514333</text:p>
          </table:table-cell>
          <table:table-cell office:value-type="float" office:value="607.315332268098" calcext:value-type="float">
            <text:p>607.315332268098</text:p>
          </table:table-cell>
          <table:table-cell office:value-type="float" office:value="1830" calcext:value-type="float">
            <text:p>1830</text:p>
          </table:table-cell>
          <table:table-cell office:value-type="float" office:value="2410" calcext:value-type="float">
            <text:p>24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uce Hayes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137.221638407992" calcext:value-type="float">
            <text:p>137.221638407992</text:p>
          </table:table-cell>
          <table:table-cell office:value-type="float" office:value="861.359640634532" calcext:value-type="float">
            <text:p>861.359640634532</text:p>
          </table:table-cell>
          <table:table-cell office:value-type="float" office:value="1400" calcext:value-type="float">
            <text:p>1400</text:p>
          </table:table-cell>
          <table:table-cell office:value-type="float" office:value="2200" calcext:value-type="float">
            <text:p>22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uce Hayes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132.665628281524" calcext:value-type="float">
            <text:p>132.665628281524</text:p>
          </table:table-cell>
          <table:table-cell table:style-name="ce5" office:value-type="float" office:value="770.742369785334" calcext:value-type="float">
            <text:p>770.742369785334</text:p>
          </table:table-cell>
          <table:table-cell office:value-type="float" office:value="1101.52076830227" calcext:value-type="float">
            <text:p>1101.52076830227</text:p>
          </table:table-cell>
          <table:table-cell office:value-type="float" office:value="2120" calcext:value-type="float">
            <text:p>21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uce Hayes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141.1626978553" calcext:value-type="float">
            <text:p>141.1626978553</text:p>
          </table:table-cell>
          <table:table-cell table:style-name="ce5" office:value-type="float" office:value="581.2390563881" calcext:value-type="float">
            <text:p>581.2390563881</text:p>
          </table:table-cell>
          <table:table-cell office:value-type="float" office:value="883.245805447" calcext:value-type="float">
            <text:p>883.245805447</text:p>
          </table:table-cell>
          <table:table-cell office:value-type="float" office:value="2190" calcext:value-type="float">
            <text:p>21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uce Hayes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145.1863001583" calcext:value-type="float">
            <text:p>145.1863001583</text:p>
          </table:table-cell>
          <table:table-cell table:style-name="ce5" office:value-type="float" office:value="427.4635266891" calcext:value-type="float">
            <text:p>427.4635266891</text:p>
          </table:table-cell>
          <table:table-cell office:value-type="float" office:value="788.918654678" calcext:value-type="float">
            <text:p>788.918654678</text:p>
          </table:table-cell>
          <table:table-cell office:value-type="float" office:value="2070" calcext:value-type="float">
            <text:p>20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uce Hayes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152.2531337772" calcext:value-type="float">
            <text:p>152.2531337772</text:p>
          </table:table-cell>
          <table:table-cell table:style-name="ce5" office:value-type="float" office:value="300.6996262171" calcext:value-type="float">
            <text:p>300.6996262171</text:p>
          </table:table-cell>
          <table:table-cell office:value-type="float" office:value="750.6964273968" calcext:value-type="float">
            <text:p>750.6964273968</text:p>
          </table:table-cell>
          <table:table-cell office:value-type="float" office:value="2300" calcext:value-type="float">
            <text:p>23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uce Hayes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149.985164155393" calcext:value-type="float">
            <text:p>149.985164155393</text:p>
          </table:table-cell>
          <table:table-cell office:value-type="float" office:value="300" calcext:value-type="float">
            <text:p>300</text:p>
          </table:table-cell>
          <table:table-cell office:value-type="float" office:value="2000" calcext:value-type="float">
            <text:p>2000</text:p>
          </table:table-cell>
          <table:table-cell office:value-type="float" office:value="2400" calcext:value-type="float">
            <text:p>2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uce Hayes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144.74464422519" calcext:value-type="float">
            <text:p>144.74464422519</text:p>
          </table:table-cell>
          <table:table-cell office:value-type="float" office:value="445.254298615121" calcext:value-type="float">
            <text:p>445.254298615121</text:p>
          </table:table-cell>
          <table:table-cell office:value-type="float" office:value="1700" calcext:value-type="float">
            <text:p>1700</text:p>
          </table:table-cell>
          <table:table-cell office:value-type="float" office:value="2032.18402530714" calcext:value-type="float">
            <text:p>2032.184025307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uce Hayes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142.443343167632" calcext:value-type="float">
            <text:p>142.443343167632</text:p>
          </table:table-cell>
          <table:table-cell office:value-type="float" office:value="557.780177892095" calcext:value-type="float">
            <text:p>557.780177892095</text:p>
          </table:table-cell>
          <table:table-cell office:value-type="float" office:value="1587.60584567064" calcext:value-type="float">
            <text:p>1587.60584567064</text:p>
          </table:table-cell>
          <table:table-cell office:value-type="float" office:value="2048.55785752143" calcext:value-type="float">
            <text:p>2048.557857521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uce Hayes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141.655619038282" calcext:value-type="float">
            <text:p>141.655619038282</text:p>
          </table:table-cell>
          <table:table-cell office:value-type="float" office:value="577.213407408373" calcext:value-type="float">
            <text:p>577.213407408373</text:p>
          </table:table-cell>
          <table:table-cell office:value-type="float" office:value="1491.38567173952" calcext:value-type="float">
            <text:p>1491.38567173952</text:p>
          </table:table-cell>
          <table:table-cell office:value-type="float" office:value="1931.71649812251" calcext:value-type="float">
            <text:p>1931.716498122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uce Hayes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139.194636457141" calcext:value-type="float">
            <text:p>139.194636457141</text:p>
          </table:table-cell>
          <table:table-cell office:value-type="float" office:value="643.842864815759" calcext:value-type="float">
            <text:p>643.842864815759</text:p>
          </table:table-cell>
          <table:table-cell office:value-type="float" office:value="865.02462870798" calcext:value-type="float">
            <text:p>865.02462870798</text:p>
          </table:table-cell>
          <table:table-cell office:value-type="float" office:value="2007.51847577518" calcext:value-type="float">
            <text:p>2007.518475775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uce Hayes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143.067038730184" calcext:value-type="float">
            <text:p>143.067038730184</text:p>
          </table:table-cell>
          <table:table-cell office:value-type="float" office:value="709.372532948994" calcext:value-type="float">
            <text:p>709.372532948994</text:p>
          </table:table-cell>
          <table:table-cell office:value-type="float" office:value="1305.04491935082" calcext:value-type="float">
            <text:p>1305.04491935082</text:p>
          </table:table-cell>
          <table:table-cell office:value-type="float" office:value="2392.51703697562" calcext:value-type="float">
            <text:p>2392.517036975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uce Hayes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float" office:value="152.241213283825" calcext:value-type="float">
            <text:p>152.241213283825</text:p>
          </table:table-cell>
          <table:table-cell office:value-type="float" office:value="601.59398698241" calcext:value-type="float">
            <text:p>601.59398698241</text:p>
          </table:table-cell>
          <table:table-cell office:value-type="float" office:value="1650" calcext:value-type="float">
            <text:p>1650</text:p>
          </table:table-cell>
          <table:table-cell office:value-type="float" office:value="2580.92286444134" calcext:value-type="float">
            <text:p>2580.92286444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uce Haye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67.715901073821" calcext:value-type="float">
            <text:p>167.715901073821</text:p>
          </table:table-cell>
          <table:table-cell office:value-type="float" office:value="367.946038551093" calcext:value-type="float">
            <text:p>367.946038551093</text:p>
          </table:table-cell>
          <table:table-cell office:value-type="float" office:value="1760" calcext:value-type="float">
            <text:p>1760</text:p>
          </table:table-cell>
          <table:table-cell office:value-type="float" office:value="2690" calcext:value-type="float">
            <text:p>26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uce Hayes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141.59038873833" calcext:value-type="float">
            <text:p>141.59038873833</text:p>
          </table:table-cell>
          <table:table-cell office:value-type="float" office:value="372.71460850035" calcext:value-type="float">
            <text:p>372.71460850035</text:p>
          </table:table-cell>
          <table:table-cell office:value-type="float" office:value="2000" calcext:value-type="float">
            <text:p>2000</text:p>
          </table:table-cell>
          <table:table-cell office:value-type="float" office:value="2468.75378946086" calcext:value-type="float">
            <text:p>2468.753789460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uce Haye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51.009549278736" calcext:value-type="float">
            <text:p>151.009549278736</text:p>
          </table:table-cell>
          <table:table-cell office:value-type="float" office:value="326.504695378428" calcext:value-type="float">
            <text:p>326.504695378428</text:p>
          </table:table-cell>
          <table:table-cell office:value-type="float" office:value="1503.3104633214" calcext:value-type="float">
            <text:p>1503.3104633214</text:p>
          </table:table-cell>
          <table:table-cell office:value-type="float" office:value="2261.73234098111" calcext:value-type="float">
            <text:p>2261.73234098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uce Hay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44.930904597506" calcext:value-type="float">
            <text:p>144.930904597506</text:p>
          </table:table-cell>
          <table:table-cell office:value-type="float" office:value="367.675448965932" calcext:value-type="float">
            <text:p>367.675448965932</text:p>
          </table:table-cell>
          <table:table-cell office:value-type="float" office:value="2209.41519861672" calcext:value-type="float">
            <text:p>2209.41519861672</text:p>
          </table:table-cell>
          <table:table-cell office:value-type="float" office:value="2796.53572395495" calcext:value-type="float">
            <text:p>2796.535723954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uce Haye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47.183769400062" calcext:value-type="float">
            <text:p>147.183769400062</text:p>
          </table:table-cell>
          <table:table-cell office:value-type="float" office:value="384.423007935115" calcext:value-type="float">
            <text:p>384.423007935115</text:p>
          </table:table-cell>
          <table:table-cell office:value-type="float" office:value="1860" calcext:value-type="float">
            <text:p>1860</text:p>
          </table:table-cell>
          <table:table-cell office:value-type="float" office:value="2167.61529934042" calcext:value-type="float">
            <text:p>2167.615299340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uce Haye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48.458655563457" calcext:value-type="float">
            <text:p>148.458655563457</text:p>
          </table:table-cell>
          <table:table-cell office:value-type="float" office:value="346.227158483238" calcext:value-type="float">
            <text:p>346.227158483238</text:p>
          </table:table-cell>
          <table:table-cell office:value-type="float" office:value="904.079132001425" calcext:value-type="float">
            <text:p>904.079132001425</text:p>
          </table:table-cell>
          <table:table-cell office:value-type="float" office:value="2290" calcext:value-type="float">
            <text:p>2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uce Haye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41.055291253666" calcext:value-type="float">
            <text:p>141.055291253666</text:p>
          </table:table-cell>
          <table:table-cell office:value-type="float" office:value="417.247450184839" calcext:value-type="float">
            <text:p>417.247450184839</text:p>
          </table:table-cell>
          <table:table-cell office:value-type="float" office:value="1945" calcext:value-type="float">
            <text:p>1945</text:p>
          </table:table-cell>
          <table:table-cell office:value-type="float" office:value="2376.84362361064" calcext:value-type="float">
            <text:p>2376.843623610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uce Hayes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46.558254629305" calcext:value-type="float">
            <text:p>146.558254629305</text:p>
          </table:table-cell>
          <table:table-cell office:value-type="float" office:value="498.539611760877" calcext:value-type="float">
            <text:p>498.539611760877</text:p>
          </table:table-cell>
          <table:table-cell office:value-type="float" office:value="1580" calcext:value-type="float">
            <text:p>1580</text:p>
          </table:table-cell>
          <table:table-cell office:value-type="float" office:value="2170" calcext:value-type="float">
            <text:p>21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uce Hay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40.238138285794" calcext:value-type="float">
            <text:p>140.238138285794</text:p>
          </table:table-cell>
          <table:table-cell office:value-type="float" office:value="560.39937736152" calcext:value-type="float">
            <text:p>560.39937736152</text:p>
          </table:table-cell>
          <table:table-cell office:value-type="float" office:value="1675" calcext:value-type="float">
            <text:p>1675</text:p>
          </table:table-cell>
          <table:table-cell office:value-type="float" office:value="2450" calcext:value-type="float">
            <text:p>24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uce Haye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41.664852879324" calcext:value-type="float">
            <text:p>141.664852879324</text:p>
          </table:table-cell>
          <table:table-cell office:value-type="float" office:value="600" calcext:value-type="float">
            <text:p>600</text:p>
          </table:table-cell>
          <table:table-cell office:value-type="float" office:value="1420" calcext:value-type="float">
            <text:p>1420</text:p>
          </table:table-cell>
          <table:table-cell office:value-type="float" office:value="2130" calcext:value-type="float">
            <text:p>21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uce Haye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30.565126228791" calcext:value-type="float">
            <text:p>130.565126228791</text:p>
          </table:table-cell>
          <table:table-cell office:value-type="float" office:value="727.211800549323" calcext:value-type="float">
            <text:p>727.211800549323</text:p>
          </table:table-cell>
          <table:table-cell office:value-type="float" office:value="1756.30865887054" calcext:value-type="float">
            <text:p>1756.30865887054</text:p>
          </table:table-cell>
          <table:table-cell office:value-type="float" office:value="2550" calcext:value-type="float">
            <text:p>25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uce Haye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32.506999397183" calcext:value-type="float">
            <text:p>132.506999397183</text:p>
          </table:table-cell>
          <table:table-cell office:value-type="float" office:value="680" calcext:value-type="float">
            <text:p>680</text:p>
          </table:table-cell>
          <table:table-cell office:value-type="float" office:value="1450" calcext:value-type="float">
            <text:p>1450</text:p>
          </table:table-cell>
          <table:table-cell office:value-type="float" office:value="2300" calcext:value-type="float">
            <text:p>23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ill House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188.05587622807" calcext:value-type="float">
            <text:p>188.05587622807</text:p>
          </table:table-cell>
          <table:table-cell office:value-type="float" office:value="314.975597295447" calcext:value-type="float">
            <text:p>314.975597295447</text:p>
          </table:table-cell>
          <table:table-cell office:value-type="float" office:value="2680" calcext:value-type="float">
            <text:p>2680</text:p>
          </table:table-cell>
          <table:table-cell office:value-type="float" office:value="3803.26176683892" calcext:value-type="float">
            <text:p>3803.261766838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ill Hous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199.059077184373" calcext:value-type="float">
            <text:p>199.059077184373</text:p>
          </table:table-cell>
          <table:table-cell office:value-type="float" office:value="401.123886829581" calcext:value-type="float">
            <text:p>401.123886829581</text:p>
          </table:table-cell>
          <table:table-cell office:value-type="float" office:value="2601.38960623904" calcext:value-type="float">
            <text:p>2601.38960623904</text:p>
          </table:table-cell>
          <table:table-cell office:value-type="float" office:value="3038.70257081066" calcext:value-type="float">
            <text:p>3038.702570810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ill House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183.23691273456" calcext:value-type="float">
            <text:p>183.23691273456</text:p>
          </table:table-cell>
          <table:table-cell office:value-type="float" office:value="895.037547507657" calcext:value-type="float">
            <text:p>895.037547507657</text:p>
          </table:table-cell>
          <table:table-cell office:value-type="float" office:value="2190" calcext:value-type="float">
            <text:p>2190</text:p>
          </table:table-cell>
          <table:table-cell office:value-type="float" office:value="2600" calcext:value-type="float">
            <text:p>2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ill House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182.203177894633" calcext:value-type="float">
            <text:p>182.203177894633</text:p>
          </table:table-cell>
          <table:table-cell office:value-type="float" office:value="1196.75256517259" calcext:value-type="float">
            <text:p>1196.75256517259</text:p>
          </table:table-cell>
          <table:table-cell office:value-type="float" office:value="1599.10557840717" calcext:value-type="float">
            <text:p>1599.10557840717</text:p>
          </table:table-cell>
          <table:table-cell office:value-type="float" office:value="3000" calcext:value-type="float">
            <text:p>3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ill House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180.233247610484" calcext:value-type="float">
            <text:p>180.233247610484</text:p>
          </table:table-cell>
          <table:table-cell office:value-type="float" office:value="700.79128220737" calcext:value-type="float">
            <text:p>700.79128220737</text:p>
          </table:table-cell>
          <table:table-cell office:value-type="float" office:value="950.963968198963" calcext:value-type="float">
            <text:p>950.963968198963</text:p>
          </table:table-cell>
          <table:table-cell office:value-type="float" office:value="3054.17601725994" calcext:value-type="float">
            <text:p>3054.176017259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ill House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195.1153992367" calcext:value-type="float">
            <text:p>195.1153992367</text:p>
          </table:table-cell>
          <table:table-cell office:value-type="float" office:value="599.3158584298" calcext:value-type="float">
            <text:p>599.3158584298</text:p>
          </table:table-cell>
          <table:table-cell office:value-type="float" office:value="893.8495058104" calcext:value-type="float">
            <text:p>893.8495058104</text:p>
          </table:table-cell>
          <table:table-cell office:value-type="float" office:value="2900" calcext:value-type="float">
            <text:p>29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ill House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 office:value-type="float" office:value="162.3971614768" calcext:value-type="float">
            <text:p>162.3971614768</text:p>
          </table:table-cell>
          <table:table-cell office:value-type="float" office:value="347.6741308007" calcext:value-type="float">
            <text:p>347.6741308007</text:p>
          </table:table-cell>
          <table:table-cell office:value-type="float" office:value="800" calcext:value-type="float">
            <text:p>800</text:p>
          </table:table-cell>
          <table:table-cell office:value-type="float" office:value="3043.7949798901" calcext:value-type="float">
            <text:p>3043.79497989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ill House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210.9416160228" calcext:value-type="float">
            <text:p>210.9416160228</text:p>
          </table:table-cell>
          <table:table-cell office:value-type="float" office:value="280" calcext:value-type="float">
            <text:p>280</text:p>
          </table:table-cell>
          <table:table-cell office:value-type="float" office:value="618.6094757223" calcext:value-type="float">
            <text:p>618.6094757223</text:p>
          </table:table-cell>
          <table:table-cell office:value-type="float" office:value="2300" calcext:value-type="float">
            <text:p>23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ill House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205.574057440244" calcext:value-type="float">
            <text:p>205.574057440244</text:p>
          </table:table-cell>
          <table:table-cell office:value-type="float" office:value="364.851541968146" calcext:value-type="float">
            <text:p>364.851541968146</text:p>
          </table:table-cell>
          <table:table-cell office:value-type="float" office:value="2163.39541253751" calcext:value-type="float">
            <text:p>2163.39541253751</text:p>
          </table:table-cell>
          <table:table-cell office:value-type="float" office:value="2794.19935553989" calcext:value-type="float">
            <text:p>2794.199355539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ill House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190.974025562239" calcext:value-type="float">
            <text:p>190.974025562239</text:p>
          </table:table-cell>
          <table:table-cell office:value-type="float" office:value="368.112249069283" calcext:value-type="float">
            <text:p>368.112249069283</text:p>
          </table:table-cell>
          <table:table-cell office:value-type="float" office:value="1892.14375256858" calcext:value-type="float">
            <text:p>1892.14375256858</text:p>
          </table:table-cell>
          <table:table-cell office:value-type="float" office:value="2800" calcext:value-type="float">
            <text:p>2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ill House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 office:value-type="float" office:value="183.720180514818" calcext:value-type="float">
            <text:p>183.720180514818</text:p>
          </table:table-cell>
          <table:table-cell office:value-type="float" office:value="728.366634383144" calcext:value-type="float">
            <text:p>728.366634383144</text:p>
          </table:table-cell>
          <table:table-cell office:value-type="float" office:value="1403.8937600984" calcext:value-type="float">
            <text:p>1403.8937600984</text:p>
          </table:table-cell>
          <table:table-cell office:value-type="float" office:value="2730" calcext:value-type="float">
            <text:p>27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ill House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 office:value-type="float" office:value="185.299726805068" calcext:value-type="float">
            <text:p>185.299726805068</text:p>
          </table:table-cell>
          <table:table-cell office:value-type="float" office:value="737.525113019834" calcext:value-type="float">
            <text:p>737.525113019834</text:p>
          </table:table-cell>
          <table:table-cell office:value-type="float" office:value="1378.70097331517" calcext:value-type="float">
            <text:p>1378.70097331517</text:p>
          </table:table-cell>
          <table:table-cell office:value-type="float" office:value="2650" calcext:value-type="float">
            <text:p>26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ill House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188.455459951837" calcext:value-type="float">
            <text:p>188.455459951837</text:p>
          </table:table-cell>
          <table:table-cell office:value-type="float" office:value="630" calcext:value-type="float">
            <text:p>630</text:p>
          </table:table-cell>
          <table:table-cell office:value-type="float" office:value="875" calcext:value-type="float">
            <text:p>875</text:p>
          </table:table-cell>
          <table:table-cell office:value-type="float" office:value="3000" calcext:value-type="float">
            <text:p>3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ill House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75.807946540261" calcext:value-type="float">
            <text:p>175.807946540261</text:p>
          </table:table-cell>
          <table:table-cell office:value-type="float" office:value="851.461410932347" calcext:value-type="float">
            <text:p>851.461410932347</text:p>
          </table:table-cell>
          <table:table-cell office:value-type="float" office:value="1258.11814564633" calcext:value-type="float">
            <text:p>1258.11814564633</text:p>
          </table:table-cell>
          <table:table-cell office:value-type="float" office:value="2950" calcext:value-type="float">
            <text:p>29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ill House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198.811118287325" calcext:value-type="float">
            <text:p>198.811118287325</text:p>
          </table:table-cell>
          <table:table-cell office:value-type="float" office:value="415.000393053981" calcext:value-type="float">
            <text:p>415.000393053981</text:p>
          </table:table-cell>
          <table:table-cell office:value-type="float" office:value="1300" calcext:value-type="float">
            <text:p>1300</text:p>
          </table:table-cell>
          <table:table-cell office:value-type="float" office:value="2911.41806633443" calcext:value-type="float">
            <text:p>2911.418066334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ill House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189.611999939025" calcext:value-type="float">
            <text:p>189.611999939025</text:p>
          </table:table-cell>
          <table:table-cell office:value-type="float" office:value="371.739701357771" calcext:value-type="float">
            <text:p>371.739701357771</text:p>
          </table:table-cell>
          <table:table-cell office:value-type="float" office:value="1469.95684147015" calcext:value-type="float">
            <text:p>1469.95684147015</text:p>
          </table:table-cell>
          <table:table-cell office:value-type="float" office:value="2970" calcext:value-type="float">
            <text:p>29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ill Hous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94.39841596733" calcext:value-type="float">
            <text:p>194.39841596733</text:p>
          </table:table-cell>
          <table:table-cell office:value-type="float" office:value="371.933828276909" calcext:value-type="float">
            <text:p>371.933828276909</text:p>
          </table:table-cell>
          <table:table-cell office:value-type="float" office:value="2035.80430693376" calcext:value-type="float">
            <text:p>2035.80430693376</text:p>
          </table:table-cell>
          <table:table-cell office:value-type="float" office:value="3090" calcext:value-type="float">
            <text:p>30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ill Hous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97.89460846104" calcext:value-type="float">
            <text:p>197.89460846104</text:p>
          </table:table-cell>
          <table:table-cell office:value-type="float" office:value="378.302700548117" calcext:value-type="float">
            <text:p>378.302700548117</text:p>
          </table:table-cell>
          <table:table-cell office:value-type="float" office:value="2125" calcext:value-type="float">
            <text:p>2125</text:p>
          </table:table-cell>
          <table:table-cell office:value-type="float" office:value="2850" calcext:value-type="float">
            <text:p>28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ill House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90.249519656511" calcext:value-type="float">
            <text:p>190.249519656511</text:p>
          </table:table-cell>
          <table:table-cell office:value-type="float" office:value="423.271403089678" calcext:value-type="float">
            <text:p>423.271403089678</text:p>
          </table:table-cell>
          <table:table-cell office:value-type="float" office:value="2600" calcext:value-type="float">
            <text:p>2600</text:p>
          </table:table-cell>
          <table:table-cell office:value-type="float" office:value="3120" calcext:value-type="float">
            <text:p>31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ill House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208.204773588417" calcext:value-type="float">
            <text:p>208.204773588417</text:p>
          </table:table-cell>
          <table:table-cell office:value-type="float" office:value="407.556752511881" calcext:value-type="float">
            <text:p>407.556752511881</text:p>
          </table:table-cell>
          <table:table-cell office:value-type="float" office:value="2030" calcext:value-type="float">
            <text:p>2030</text:p>
          </table:table-cell>
          <table:table-cell office:value-type="float" office:value="2680" calcext:value-type="float">
            <text:p>26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ill Hous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92.517321964764" calcext:value-type="float">
            <text:p>192.517321964764</text:p>
          </table:table-cell>
          <table:table-cell office:value-type="float" office:value="414.990389804829" calcext:value-type="float">
            <text:p>414.990389804829</text:p>
          </table:table-cell>
          <table:table-cell office:value-type="float" office:value="769.177020975961" calcext:value-type="float">
            <text:p>769.177020975961</text:p>
          </table:table-cell>
          <table:table-cell office:value-type="float" office:value="2900" calcext:value-type="float">
            <text:p>29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ill Hous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84.599460998942" calcext:value-type="float">
            <text:p>184.599460998942</text:p>
          </table:table-cell>
          <table:table-cell office:value-type="float" office:value="380.060299138381" calcext:value-type="float">
            <text:p>380.060299138381</text:p>
          </table:table-cell>
          <table:table-cell office:value-type="float" office:value="1670" calcext:value-type="float">
            <text:p>1670</text:p>
          </table:table-cell>
          <table:table-cell office:value-type="float" office:value="2940.52942197566" calcext:value-type="float">
            <text:p>2940.529421975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ill Hous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73.293246388527" calcext:value-type="float">
            <text:p>173.293246388527</text:p>
          </table:table-cell>
          <table:table-cell office:value-type="float" office:value="373.271136806194" calcext:value-type="float">
            <text:p>373.271136806194</text:p>
          </table:table-cell>
          <table:table-cell office:value-type="float" office:value="1700" calcext:value-type="float">
            <text:p>1700</text:p>
          </table:table-cell>
          <table:table-cell office:value-type="float" office:value="2999.59284678653" calcext:value-type="float">
            <text:p>2999.592846786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ill Hous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90.157205756897" calcext:value-type="float">
            <text:p>190.157205756897</text:p>
          </table:table-cell>
          <table:table-cell office:value-type="float" office:value="636.93899093334" calcext:value-type="float">
            <text:p>636.93899093334</text:p>
          </table:table-cell>
          <table:table-cell office:value-type="float" office:value="1492.39571946533" calcext:value-type="float">
            <text:p>1492.39571946533</text:p>
          </table:table-cell>
          <table:table-cell office:value-type="float" office:value="2910" calcext:value-type="float">
            <text:p>29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ill House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58.782631711606" calcext:value-type="float">
            <text:p>158.782631711606</text:p>
          </table:table-cell>
          <table:table-cell office:value-type="float" office:value="783.35740056687" calcext:value-type="float">
            <text:p>783.35740056687</text:p>
          </table:table-cell>
          <table:table-cell office:value-type="float" office:value="1260" calcext:value-type="float">
            <text:p>1260</text:p>
          </table:table-cell>
          <table:table-cell office:value-type="float" office:value="3341.32804913658" calcext:value-type="float">
            <text:p>3341.328049136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ill House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73.119175454688" calcext:value-type="float">
            <text:p>173.119175454688</text:p>
          </table:table-cell>
          <table:table-cell office:value-type="float" office:value="720" calcext:value-type="float">
            <text:p>720</text:p>
          </table:table-cell>
          <table:table-cell office:value-type="float" office:value="1240" calcext:value-type="float">
            <text:p>1240</text:p>
          </table:table-cell>
          <table:table-cell office:value-type="float" office:value="2900" calcext:value-type="float">
            <text:p>29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ill House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78.783907296884" calcext:value-type="float">
            <text:p>178.783907296884</text:p>
          </table:table-cell>
          <table:table-cell office:value-type="float" office:value="1136.20475858117" calcext:value-type="float">
            <text:p>1136.20475858117</text:p>
          </table:table-cell>
          <table:table-cell office:value-type="float" office:value="1679.97515219432" calcext:value-type="float">
            <text:p>1679.97515219432</text:p>
          </table:table-cell>
          <table:table-cell office:value-type="float" office:value="3085.49452316387" calcext:value-type="float">
            <text:p>3085.49452316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ill House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84.530544101474" calcext:value-type="float">
            <text:p>184.530544101474</text:p>
          </table:table-cell>
          <table:table-cell office:value-type="float" office:value="758.343472091081" calcext:value-type="float">
            <text:p>758.343472091081</text:p>
          </table:table-cell>
          <table:table-cell office:value-type="float" office:value="1278.44248274313" calcext:value-type="float">
            <text:p>1278.44248274313</text:p>
          </table:table-cell>
          <table:table-cell office:value-type="float" office:value="2950" calcext:value-type="float">
            <text:p>29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rgen Handke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186.325167063357" calcext:value-type="float">
            <text:p>186.325167063357</text:p>
          </table:table-cell>
          <table:table-cell office:value-type="float" office:value="303.518652541734" calcext:value-type="float">
            <text:p>303.518652541734</text:p>
          </table:table-cell>
          <table:table-cell office:value-type="float" office:value="2771.19250834182" calcext:value-type="float">
            <text:p>2771.19250834182</text:p>
          </table:table-cell>
          <table:table-cell office:value-type="float" office:value="3283.02733716046" calcext:value-type="float">
            <text:p>3283.027337160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rgen Handke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179.455482334246" calcext:value-type="float">
            <text:p>179.455482334246</text:p>
          </table:table-cell>
          <table:table-cell office:value-type="float" office:value="363.013076238039" calcext:value-type="float">
            <text:p>363.013076238039</text:p>
          </table:table-cell>
          <table:table-cell office:value-type="float" office:value="2900" calcext:value-type="float">
            <text:p>2900</text:p>
          </table:table-cell>
          <table:table-cell office:value-type="float" office:value="3200" calcext:value-type="float">
            <text:p>32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rgen Handke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173.343492705834" calcext:value-type="float">
            <text:p>173.343492705834</text:p>
          </table:table-cell>
          <table:table-cell office:value-type="float" office:value="595.836721694457" calcext:value-type="float">
            <text:p>595.836721694457</text:p>
          </table:table-cell>
          <table:table-cell office:value-type="float" office:value="2241.51180032532" calcext:value-type="float">
            <text:p>2241.51180032532</text:p>
          </table:table-cell>
          <table:table-cell office:value-type="float" office:value="2970" calcext:value-type="float">
            <text:p>29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rgen Handke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168.927575180014" calcext:value-type="float">
            <text:p>168.927575180014</text:p>
          </table:table-cell>
          <table:table-cell office:value-type="float" office:value="750" calcext:value-type="float">
            <text:p>750</text:p>
          </table:table-cell>
          <table:table-cell office:value-type="float" office:value="1800" calcext:value-type="float">
            <text:p>1800</text:p>
          </table:table-cell>
          <table:table-cell office:value-type="float" office:value="2200" calcext:value-type="float">
            <text:p>22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rgen Handke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167.250105367376" calcext:value-type="float">
            <text:p>167.250105367376</text:p>
          </table:table-cell>
          <table:table-cell office:value-type="float" office:value="575.154412659384" calcext:value-type="float">
            <text:p>575.154412659384</text:p>
          </table:table-cell>
          <table:table-cell office:value-type="float" office:value="915.792184471639" calcext:value-type="float">
            <text:p>915.792184471639</text:p>
          </table:table-cell>
          <table:table-cell office:value-type="float" office:value="3070" calcext:value-type="float">
            <text:p>30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rgen Handke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165.5650034841" calcext:value-type="float">
            <text:p>165.5650034841</text:p>
          </table:table-cell>
          <table:table-cell office:value-type="float" office:value="481.0562622196" calcext:value-type="float">
            <text:p>481.0562622196</text:p>
          </table:table-cell>
          <table:table-cell office:value-type="float" office:value="673.0548250383" calcext:value-type="float">
            <text:p>673.0548250383</text:p>
          </table:table-cell>
          <table:table-cell office:value-type="float" office:value="2900" calcext:value-type="float">
            <text:p>29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rgen Handke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170.3559964051" calcext:value-type="float">
            <text:p>170.3559964051</text:p>
          </table:table-cell>
          <table:table-cell office:value-type="float" office:value="338.896155051" calcext:value-type="float">
            <text:p>338.896155051</text:p>
          </table:table-cell>
          <table:table-cell office:value-type="float" office:value="599.7378279295" calcext:value-type="float">
            <text:p>599.7378279295</text:p>
          </table:table-cell>
          <table:table-cell office:value-type="float" office:value="2885.2435700832" calcext:value-type="float">
            <text:p>2885.24357008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rgen Handke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174.5285519641" calcext:value-type="float">
            <text:p>174.5285519641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2100" calcext:value-type="float">
            <text:p>2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rgen Handke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193.131858009754" calcext:value-type="float">
            <text:p>193.131858009754</text:p>
          </table:table-cell>
          <table:table-cell office:value-type="float" office:value="347.032395210876" calcext:value-type="float">
            <text:p>347.032395210876</text:p>
          </table:table-cell>
          <table:table-cell office:value-type="float" office:value="1800" calcext:value-type="float">
            <text:p>1800</text:p>
          </table:table-cell>
          <table:table-cell office:value-type="float" office:value="2200" calcext:value-type="float">
            <text:p>22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rgen Handke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144.1748008249" calcext:value-type="float">
            <text:p>144.1748008249</text:p>
          </table:table-cell>
          <table:table-cell office:value-type="float" office:value="351.854139145643" calcext:value-type="float">
            <text:p>351.854139145643</text:p>
          </table:table-cell>
          <table:table-cell office:value-type="float" office:value="1650" calcext:value-type="float">
            <text:p>1650</text:p>
          </table:table-cell>
          <table:table-cell office:value-type="float" office:value="2569.20312011889" calcext:value-type="float">
            <text:p>2569.203120118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rgen Handke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148.769968815804" calcext:value-type="float">
            <text:p>148.769968815804</text:p>
          </table:table-cell>
          <table:table-cell office:value-type="float" office:value="614.32370921278" calcext:value-type="float">
            <text:p>614.32370921278</text:p>
          </table:table-cell>
          <table:table-cell office:value-type="float" office:value="1354.64083218652" calcext:value-type="float">
            <text:p>1354.64083218652</text:p>
          </table:table-cell>
          <table:table-cell office:value-type="float" office:value="2390" calcext:value-type="float">
            <text:p>23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rgen Handke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122.59753359705" calcext:value-type="float">
            <text:p>122.59753359705</text:p>
          </table:table-cell>
          <table:table-cell office:value-type="float" office:value="711.674242063431" calcext:value-type="float">
            <text:p>711.674242063431</text:p>
          </table:table-cell>
          <table:table-cell office:value-type="float" office:value="1494.05639823303" calcext:value-type="float">
            <text:p>1494.05639823303</text:p>
          </table:table-cell>
          <table:table-cell office:value-type="float" office:value="2450" calcext:value-type="float">
            <text:p>24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rgen Handke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131.407736202262" calcext:value-type="float">
            <text:p>131.407736202262</text:p>
          </table:table-cell>
          <table:table-cell office:value-type="float" office:value="572.092866474494" calcext:value-type="float">
            <text:p>572.092866474494</text:p>
          </table:table-cell>
          <table:table-cell office:value-type="float" office:value="815.394120033624" calcext:value-type="float">
            <text:p>815.394120033624</text:p>
          </table:table-cell>
          <table:table-cell office:value-type="float" office:value="2974.29314962216" calcext:value-type="float">
            <text:p>2974.293149622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rgen Handke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169.795113557467" calcext:value-type="float">
            <text:p>169.795113557467</text:p>
          </table:table-cell>
          <table:table-cell office:value-type="float" office:value="538.761470684136" calcext:value-type="float">
            <text:p>538.761470684136</text:p>
          </table:table-cell>
          <table:table-cell office:value-type="float" office:value="1006.91932075268" calcext:value-type="float">
            <text:p>1006.91932075268</text:p>
          </table:table-cell>
          <table:table-cell office:value-type="float" office:value="2900" calcext:value-type="float">
            <text:p>29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rgen Handke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float" office:value="181.783278873087" calcext:value-type="float">
            <text:p>181.783278873087</text:p>
          </table:table-cell>
          <table:table-cell office:value-type="float" office:value="395.696864576929" calcext:value-type="float">
            <text:p>395.696864576929</text:p>
          </table:table-cell>
          <table:table-cell office:value-type="float" office:value="950" calcext:value-type="float">
            <text:p>950</text:p>
          </table:table-cell>
          <table:table-cell office:value-type="float" office:value="2850" calcext:value-type="float">
            <text:p>28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rgen Handke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69.114909304375" calcext:value-type="float">
            <text:p>169.114909304375</text:p>
          </table:table-cell>
          <table:table-cell office:value-type="float" office:value="356.126252235355" calcext:value-type="float">
            <text:p>356.126252235355</text:p>
          </table:table-cell>
          <table:table-cell office:value-type="float" office:value="1370" calcext:value-type="float">
            <text:p>1370</text:p>
          </table:table-cell>
          <table:table-cell office:value-type="float" office:value="2480" calcext:value-type="float">
            <text:p>24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rgen Handke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224.884283519023" calcext:value-type="float">
            <text:p>224.884283519023</text:p>
          </table:table-cell>
          <table:table-cell office:value-type="float" office:value="430" calcext:value-type="float">
            <text:p>430</text:p>
          </table:table-cell>
          <table:table-cell office:value-type="float" office:value="1620" calcext:value-type="float">
            <text:p>1620</text:p>
          </table:table-cell>
          <table:table-cell office:value-type="float" office:value="2200" calcext:value-type="float">
            <text:p>22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rgen Handk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98.200051435231" calcext:value-type="float">
            <text:p>198.200051435231</text:p>
          </table:table-cell>
          <table:table-cell office:value-type="float" office:value="638.087326913637" calcext:value-type="float">
            <text:p>638.087326913637</text:p>
          </table:table-cell>
          <table:table-cell office:value-type="float" office:value="1260" calcext:value-type="float">
            <text:p>1260</text:p>
          </table:table-cell>
          <table:table-cell office:value-type="float" office:value="2530.7079833043" calcext:value-type="float">
            <text:p>2530.70798330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rgen Handke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220.351878180985" calcext:value-type="float">
            <text:p>220.351878180985</text:p>
          </table:table-cell>
          <table:table-cell office:value-type="float" office:value="676.155563014511" calcext:value-type="float">
            <text:p>676.155563014511</text:p>
          </table:table-cell>
          <table:table-cell office:value-type="float" office:value="1370" calcext:value-type="float">
            <text:p>1370</text:p>
          </table:table-cell>
          <table:table-cell office:value-type="float" office:value="2600" calcext:value-type="float">
            <text:p>2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rgen Handke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54.289528815601" calcext:value-type="float">
            <text:p>154.289528815601</text:p>
          </table:table-cell>
          <table:table-cell office:value-type="float" office:value="784.960107178866" calcext:value-type="float">
            <text:p>784.960107178866</text:p>
          </table:table-cell>
          <table:table-cell office:value-type="float" office:value="1127.40358982917" calcext:value-type="float">
            <text:p>1127.40358982917</text:p>
          </table:table-cell>
          <table:table-cell office:value-type="float" office:value="2681.39544808447" calcext:value-type="float">
            <text:p>2681.395448084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vin Leong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133.064199484673" calcext:value-type="float">
            <text:p>133.064199484673</text:p>
          </table:table-cell>
          <table:table-cell office:value-type="float" office:value="269.775202235634" calcext:value-type="float">
            <text:p>269.775202235634</text:p>
          </table:table-cell>
          <table:table-cell office:value-type="float" office:value="2500" calcext:value-type="float">
            <text:p>2500</text:p>
          </table:table-cell>
          <table:table-cell office:value-type="float" office:value="3100" calcext:value-type="float">
            <text:p>3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vin Leong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133.854604665998" calcext:value-type="float">
            <text:p>133.854604665998</text:p>
          </table:table-cell>
          <table:table-cell office:value-type="float" office:value="391.80498712286" calcext:value-type="float">
            <text:p>391.80498712286</text:p>
          </table:table-cell>
          <table:table-cell office:value-type="float" office:value="2120.10331914008" calcext:value-type="float">
            <text:p>2120.10331914008</text:p>
          </table:table-cell>
          <table:table-cell office:value-type="float" office:value="2630" calcext:value-type="float">
            <text:p>26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vin Leong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129.083537190149" calcext:value-type="float">
            <text:p>129.083537190149</text:p>
          </table:table-cell>
          <table:table-cell office:value-type="float" office:value="618.616867931349" calcext:value-type="float">
            <text:p>618.616867931349</text:p>
          </table:table-cell>
          <table:table-cell office:value-type="float" office:value="1800.64673906282" calcext:value-type="float">
            <text:p>1800.64673906282</text:p>
          </table:table-cell>
          <table:table-cell office:value-type="float" office:value="2720" calcext:value-type="float">
            <text:p>27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vin Leong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128.200669884843" calcext:value-type="float">
            <text:p>128.200669884843</text:p>
          </table:table-cell>
          <table:table-cell office:value-type="float" office:value="914.084799034353" calcext:value-type="float">
            <text:p>914.084799034353</text:p>
          </table:table-cell>
          <table:table-cell office:value-type="float" office:value="1564.92677981399" calcext:value-type="float">
            <text:p>1564.92677981399</text:p>
          </table:table-cell>
          <table:table-cell office:value-type="float" office:value="2700" calcext:value-type="float">
            <text:p>2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vin Leong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125.598899537272" calcext:value-type="float">
            <text:p>125.598899537272</text:p>
          </table:table-cell>
          <table:table-cell office:value-type="float" office:value="700" calcext:value-type="float">
            <text:p>700</text:p>
          </table:table-cell>
          <table:table-cell office:value-type="float" office:value="898.223036644759" calcext:value-type="float">
            <text:p>898.223036644759</text:p>
          </table:table-cell>
          <table:table-cell office:value-type="float" office:value="3000" calcext:value-type="float">
            <text:p>3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vin Leong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127.60034177484" calcext:value-type="float">
            <text:p>127.60034177484</text:p>
          </table:table-cell>
          <table:table-cell office:value-type="float" office:value="512.985002316938" calcext:value-type="float">
            <text:p>512.985002316938</text:p>
          </table:table-cell>
          <table:table-cell office:value-type="float" office:value="743.926469896989" calcext:value-type="float">
            <text:p>743.926469896989</text:p>
          </table:table-cell>
          <table:table-cell office:value-type="float" office:value="2850" calcext:value-type="float">
            <text:p>28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vin Leong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126.588176942593" calcext:value-type="float">
            <text:p>126.588176942593</text:p>
          </table:table-cell>
          <table:table-cell table:style-name="ce5" office:value-type="float" office:value="379.506877944892" calcext:value-type="float">
            <text:p>379.506877944892</text:p>
          </table:table-cell>
          <table:table-cell office:value-type="float" office:value="758.474497657361" calcext:value-type="float">
            <text:p>758.474497657361</text:p>
          </table:table-cell>
          <table:table-cell office:value-type="float" office:value="2390" calcext:value-type="float">
            <text:p>23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vin Leong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132.376747607044" calcext:value-type="float">
            <text:p>132.376747607044</text:p>
          </table:table-cell>
          <table:table-cell office:value-type="float" office:value="263.144916250863" calcext:value-type="float">
            <text:p>263.144916250863</text:p>
          </table:table-cell>
          <table:table-cell office:value-type="float" office:value="1911.81909589612" calcext:value-type="float">
            <text:p>1911.81909589612</text:p>
          </table:table-cell>
          <table:table-cell office:value-type="float" office:value="2151.3871482516" calcext:value-type="float">
            <text:p>2151.38714825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vin Leong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131.006338222974" calcext:value-type="float">
            <text:p>131.006338222974</text:p>
          </table:table-cell>
          <table:table-cell office:value-type="float" office:value="370.304234193238" calcext:value-type="float">
            <text:p>370.304234193238</text:p>
          </table:table-cell>
          <table:table-cell office:value-type="float" office:value="1841.15792643354" calcext:value-type="float">
            <text:p>1841.15792643354</text:p>
          </table:table-cell>
          <table:table-cell office:value-type="float" office:value="2510" calcext:value-type="float">
            <text:p>25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vin Leong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131.97112307858" calcext:value-type="float">
            <text:p>131.97112307858</text:p>
          </table:table-cell>
          <table:table-cell office:value-type="float" office:value="524.684515067448" calcext:value-type="float">
            <text:p>524.684515067448</text:p>
          </table:table-cell>
          <table:table-cell office:value-type="float" office:value="1691.14360547306" calcext:value-type="float">
            <text:p>1691.14360547306</text:p>
          </table:table-cell>
          <table:table-cell office:value-type="float" office:value="2550" calcext:value-type="float">
            <text:p>25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vin Leong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128.18041784636" calcext:value-type="float">
            <text:p>128.18041784636</text:p>
          </table:table-cell>
          <table:table-cell office:value-type="float" office:value="902.653736922363" calcext:value-type="float">
            <text:p>902.653736922363</text:p>
          </table:table-cell>
          <table:table-cell office:value-type="float" office:value="1434.44409786963" calcext:value-type="float">
            <text:p>1434.44409786963</text:p>
          </table:table-cell>
          <table:table-cell office:value-type="float" office:value="2604.49989545383" calcext:value-type="float">
            <text:p>2604.499895453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vin Leong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104.329732889808" calcext:value-type="float">
            <text:p>104.329732889808</text:p>
          </table:table-cell>
          <table:table-cell office:value-type="float" office:value="650" calcext:value-type="float">
            <text:p>650</text:p>
          </table:table-cell>
          <table:table-cell office:value-type="float" office:value="850" calcext:value-type="float">
            <text:p>850</text:p>
          </table:table-cell>
          <table:table-cell office:value-type="float" office:value="2850" calcext:value-type="float">
            <text:p>28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vin Leong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105.015675130825" calcext:value-type="float">
            <text:p>105.015675130825</text:p>
          </table:table-cell>
          <table:table-cell office:value-type="float" office:value="623.26702714959" calcext:value-type="float">
            <text:p>623.26702714959</text:p>
          </table:table-cell>
          <table:table-cell office:value-type="float" office:value="889.451503806647" calcext:value-type="float">
            <text:p>889.451503806647</text:p>
          </table:table-cell>
          <table:table-cell office:value-type="float" office:value="2800" calcext:value-type="float">
            <text:p>2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vin Leong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float" office:value="122.759143189855" calcext:value-type="float">
            <text:p>122.759143189855</text:p>
          </table:table-cell>
          <table:table-cell office:value-type="float" office:value="385.861501994696" calcext:value-type="float">
            <text:p>385.861501994696</text:p>
          </table:table-cell>
          <table:table-cell office:value-type="float" office:value="947.268340830771" calcext:value-type="float">
            <text:p>947.268340830771</text:p>
          </table:table-cell>
          <table:table-cell office:value-type="float" office:value="2520" calcext:value-type="float">
            <text:p>25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vin Leong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28.568410589076" calcext:value-type="float">
            <text:p>128.568410589076</text:p>
          </table:table-cell>
          <table:table-cell office:value-type="float" office:value="320" calcext:value-type="float">
            <text:p>320</text:p>
          </table:table-cell>
          <table:table-cell office:value-type="float" office:value="992.566041456622" calcext:value-type="float">
            <text:p>992.566041456622</text:p>
          </table:table-cell>
          <table:table-cell office:value-type="float" office:value="2600" calcext:value-type="float">
            <text:p>2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stralianlinguistics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170.754253468526" calcext:value-type="float">
            <text:p>170.754253468526</text:p>
          </table:table-cell>
          <table:table-cell office:value-type="float" office:value="320" calcext:value-type="float">
            <text:p>320</text:p>
          </table:table-cell>
          <table:table-cell office:value-type="float" office:value="2500" calcext:value-type="float">
            <text:p>2500</text:p>
          </table:table-cell>
          <table:table-cell office:value-type="float" office:value="3500" calcext:value-type="float">
            <text:p>35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stralianlinguistics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163.000930118608" calcext:value-type="float">
            <text:p>163.000930118608</text:p>
          </table:table-cell>
          <table:table-cell office:value-type="float" office:value="447.24235290254" calcext:value-type="float">
            <text:p>447.24235290254</text:p>
          </table:table-cell>
          <table:table-cell office:value-type="float" office:value="2056.37871972938" calcext:value-type="float">
            <text:p>2056.37871972938</text:p>
          </table:table-cell>
          <table:table-cell office:value-type="float" office:value="2700" calcext:value-type="float">
            <text:p>2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stralianlinguistics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101.266738714847" calcext:value-type="float">
            <text:p>101.266738714847</text:p>
          </table:table-cell>
          <table:table-cell office:value-type="float" office:value="493.325225088995" calcext:value-type="float">
            <text:p>493.325225088995</text:p>
          </table:table-cell>
          <table:table-cell office:value-type="float" office:value="1798.19603629234" calcext:value-type="float">
            <text:p>1798.19603629234</text:p>
          </table:table-cell>
          <table:table-cell office:value-type="float" office:value="2460" calcext:value-type="float">
            <text:p>24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stralianlinguistics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142.193839558709" calcext:value-type="float">
            <text:p>142.193839558709</text:p>
          </table:table-cell>
          <table:table-cell office:value-type="float" office:value="720.282115637648" calcext:value-type="float">
            <text:p>720.282115637648</text:p>
          </table:table-cell>
          <table:table-cell office:value-type="float" office:value="1600" calcext:value-type="float">
            <text:p>1600</text:p>
          </table:table-cell>
          <table:table-cell office:value-type="float" office:value="2550" calcext:value-type="float">
            <text:p>25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stralianlinguistics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132.215694427252" calcext:value-type="float">
            <text:p>132.215694427252</text:p>
          </table:table-cell>
          <table:table-cell office:value-type="float" office:value="545.404092030869" calcext:value-type="float">
            <text:p>545.404092030869</text:p>
          </table:table-cell>
          <table:table-cell office:value-type="float" office:value="827.378281272681" calcext:value-type="float">
            <text:p>827.378281272681</text:p>
          </table:table-cell>
          <table:table-cell office:value-type="float" office:value="2888.3647815782" calcext:value-type="float">
            <text:p>2888.36478157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stralianlinguistics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118.180380692751" calcext:value-type="float">
            <text:p>118.180380692751</text:p>
          </table:table-cell>
          <table:table-cell office:value-type="float" office:value="407.577142961611" calcext:value-type="float">
            <text:p>407.577142961611</text:p>
          </table:table-cell>
          <table:table-cell office:value-type="float" office:value="698.537458227362" calcext:value-type="float">
            <text:p>698.537458227362</text:p>
          </table:table-cell>
          <table:table-cell office:value-type="float" office:value="2790" calcext:value-type="float">
            <text:p>27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stralianlinguistics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152.608456192993" calcext:value-type="float">
            <text:p>152.608456192993</text:p>
          </table:table-cell>
          <table:table-cell table:style-name="ce5" office:value-type="float" office:value="391.100824692338" calcext:value-type="float">
            <text:p>391.100824692338</text:p>
          </table:table-cell>
          <table:table-cell office:value-type="float" office:value="625.063913830145" calcext:value-type="float">
            <text:p>625.063913830145</text:p>
          </table:table-cell>
          <table:table-cell office:value-type="float" office:value="2780" calcext:value-type="float">
            <text:p>27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stralianlinguistics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175.059786099281" calcext:value-type="float">
            <text:p>175.059786099281</text:p>
          </table:table-cell>
          <table:table-cell office:value-type="float" office:value="300" calcext:value-type="float">
            <text:p>300</text:p>
          </table:table-cell>
          <table:table-cell office:value-type="float" office:value="550" calcext:value-type="float">
            <text:p>550</text:p>
          </table:table-cell>
          <table:table-cell office:value-type="float" office:value="2620" calcext:value-type="float">
            <text:p>2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stralianlinguistics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163.123067565033" calcext:value-type="float">
            <text:p>163.123067565033</text:p>
          </table:table-cell>
          <table:table-cell office:value-type="float" office:value="307.627006984351" calcext:value-type="float">
            <text:p>307.627006984351</text:p>
          </table:table-cell>
          <table:table-cell office:value-type="float" office:value="1520" calcext:value-type="float">
            <text:p>1520</text:p>
          </table:table-cell>
          <table:table-cell office:value-type="float" office:value="2430" calcext:value-type="float">
            <text:p>24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stralianlinguistics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118.860906893423" calcext:value-type="float">
            <text:p>118.860906893423</text:p>
          </table:table-cell>
          <table:table-cell office:value-type="float" office:value="400.949570420057" calcext:value-type="float">
            <text:p>400.949570420057</text:p>
          </table:table-cell>
          <table:table-cell office:value-type="float" office:value="1686.60423908218" calcext:value-type="float">
            <text:p>1686.60423908218</text:p>
          </table:table-cell>
          <table:table-cell office:value-type="float" office:value="2453.07257644213" calcext:value-type="float">
            <text:p>2453.072576442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stralianlinguistic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43.018527027061" calcext:value-type="float">
            <text:p>143.018527027061</text:p>
          </table:table-cell>
          <table:table-cell office:value-type="float" office:value="298.3100792955" calcext:value-type="float">
            <text:p>298.3100792955</text:p>
          </table:table-cell>
          <table:table-cell office:value-type="float" office:value="979.489096073577" calcext:value-type="float">
            <text:p>979.489096073577</text:p>
          </table:table-cell>
          <table:table-cell office:value-type="float" office:value="2676.57795201842" calcext:value-type="float">
            <text:p>2676.577952018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kasz Stolarsk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182.368840297264" calcext:value-type="float">
            <text:p>182.368840297264</text:p>
          </table:table-cell>
          <table:table-cell office:value-type="float" office:value="313.867518240641" calcext:value-type="float">
            <text:p>313.867518240641</text:p>
          </table:table-cell>
          <table:table-cell office:value-type="float" office:value="2205.51802388424" calcext:value-type="float">
            <text:p>2205.51802388424</text:p>
          </table:table-cell>
          <table:table-cell office:value-type="float" office:value="3185.38456833385" calcext:value-type="float">
            <text:p>3185.38456833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kasz Stolarski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152.763849491126" calcext:value-type="float">
            <text:p>152.763849491126</text:p>
          </table:table-cell>
          <table:table-cell office:value-type="float" office:value="452.753416611921" calcext:value-type="float">
            <text:p>452.753416611921</text:p>
          </table:table-cell>
          <table:table-cell office:value-type="float" office:value="2157.7630515455" calcext:value-type="float">
            <text:p>2157.7630515455</text:p>
          </table:table-cell>
          <table:table-cell office:value-type="float" office:value="2953.49771321876" calcext:value-type="float">
            <text:p>2953.497713218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kasz Stolarski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153.550832067727" calcext:value-type="float">
            <text:p>153.550832067727</text:p>
          </table:table-cell>
          <table:table-cell office:value-type="float" office:value="594.672650735094" calcext:value-type="float">
            <text:p>594.672650735094</text:p>
          </table:table-cell>
          <table:table-cell office:value-type="float" office:value="1585.67001905644" calcext:value-type="float">
            <text:p>1585.67001905644</text:p>
          </table:table-cell>
          <table:table-cell office:value-type="float" office:value="2855.12847956563" calcext:value-type="float">
            <text:p>2855.128479565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kasz Stolarski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141.588009514661" calcext:value-type="float">
            <text:p>141.588009514661</text:p>
          </table:table-cell>
          <table:table-cell office:value-type="float" office:value="670" calcext:value-type="float">
            <text:p>670</text:p>
          </table:table-cell>
          <table:table-cell office:value-type="float" office:value="1400" calcext:value-type="float">
            <text:p>1400</text:p>
          </table:table-cell>
          <table:table-cell office:value-type="float" office:value="2400" calcext:value-type="float">
            <text:p>2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kasz Stolarski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128.708454869441" calcext:value-type="float">
            <text:p>128.708454869441</text:p>
          </table:table-cell>
          <table:table-cell office:value-type="float" office:value="730" calcext:value-type="float">
            <text:p>730</text:p>
          </table:table-cell>
          <table:table-cell office:value-type="float" office:value="1000" calcext:value-type="float">
            <text:p>1000</text:p>
          </table:table-cell>
          <table:table-cell office:value-type="float" office:value="2350" calcext:value-type="float">
            <text:p>23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kasz Stolarski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138.331964119365" calcext:value-type="float">
            <text:p>138.331964119365</text:p>
          </table:table-cell>
          <table:table-cell office:value-type="float" office:value="550" calcext:value-type="float">
            <text:p>550</text:p>
          </table:table-cell>
          <table:table-cell office:value-type="float" office:value="936.806696424432" calcext:value-type="float">
            <text:p>936.806696424432</text:p>
          </table:table-cell>
          <table:table-cell office:value-type="float" office:value="2811.74455644291" calcext:value-type="float">
            <text:p>2811.744556442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kasz Stolarski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140.633757789861" calcext:value-type="float">
            <text:p>140.633757789861</text:p>
          </table:table-cell>
          <table:table-cell table:style-name="ce5" office:value-type="float" office:value="420" calcext:value-type="float">
            <text:p>420</text:p>
          </table:table-cell>
          <table:table-cell office:value-type="float" office:value="780" calcext:value-type="float">
            <text:p>780</text:p>
          </table:table-cell>
          <table:table-cell office:value-type="float" office:value="2520" calcext:value-type="float">
            <text:p>25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kasz Stolarski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178.052649870696" calcext:value-type="float">
            <text:p>178.052649870696</text:p>
          </table:table-cell>
          <table:table-cell office:value-type="float" office:value="300" calcext:value-type="float">
            <text:p>300</text:p>
          </table:table-cell>
          <table:table-cell office:value-type="float" office:value="650" calcext:value-type="float">
            <text:p>650</text:p>
          </table:table-cell>
          <table:table-cell office:value-type="float" office:value="2330" calcext:value-type="float">
            <text:p>23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kasz Stolarski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187.055544743846" calcext:value-type="float">
            <text:p>187.055544743846</text:p>
          </table:table-cell>
          <table:table-cell office:value-type="float" office:value="294.953741450417" calcext:value-type="float">
            <text:p>294.953741450417</text:p>
          </table:table-cell>
          <table:table-cell office:value-type="float" office:value="1661.56131490745" calcext:value-type="float">
            <text:p>1661.56131490745</text:p>
          </table:table-cell>
          <table:table-cell office:value-type="float" office:value="2180" calcext:value-type="float">
            <text:p>21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kasz Stolarski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181.871777693747" calcext:value-type="float">
            <text:p>181.871777693747</text:p>
          </table:table-cell>
          <table:table-cell office:value-type="float" office:value="347.10551747582" calcext:value-type="float">
            <text:p>347.10551747582</text:p>
          </table:table-cell>
          <table:table-cell office:value-type="float" office:value="1800" calcext:value-type="float">
            <text:p>1800</text:p>
          </table:table-cell>
          <table:table-cell office:value-type="float" office:value="2270" calcext:value-type="float">
            <text:p>22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kasz Stolarski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172.410316045684" calcext:value-type="float">
            <text:p>172.410316045684</text:p>
          </table:table-cell>
          <table:table-cell office:value-type="float" office:value="513.444683629439" calcext:value-type="float">
            <text:p>513.444683629439</text:p>
          </table:table-cell>
          <table:table-cell office:value-type="float" office:value="1502.73087170579" calcext:value-type="float">
            <text:p>1502.73087170579</text:p>
          </table:table-cell>
          <table:table-cell office:value-type="float" office:value="2200" calcext:value-type="float">
            <text:p>22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kasz Stolarski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182.516996652471" calcext:value-type="float">
            <text:p>182.516996652471</text:p>
          </table:table-cell>
          <table:table-cell office:value-type="float" office:value="513.473214715142" calcext:value-type="float">
            <text:p>513.473214715142</text:p>
          </table:table-cell>
          <table:table-cell office:value-type="float" office:value="1258.3231293701" calcext:value-type="float">
            <text:p>1258.3231293701</text:p>
          </table:table-cell>
          <table:table-cell office:value-type="float" office:value="2550" calcext:value-type="float">
            <text:p>25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kasz Stolarski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155.37776057435" calcext:value-type="float">
            <text:p>155.37776057435</text:p>
          </table:table-cell>
          <table:table-cell office:value-type="float" office:value="507.472019125925" calcext:value-type="float">
            <text:p>507.472019125925</text:p>
          </table:table-cell>
          <table:table-cell office:value-type="float" office:value="864.393372163447" calcext:value-type="float">
            <text:p>864.393372163447</text:p>
          </table:table-cell>
          <table:table-cell office:value-type="float" office:value="2970" calcext:value-type="float">
            <text:p>29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kasz Stolarski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168.588082938062" calcext:value-type="float">
            <text:p>168.588082938062</text:p>
          </table:table-cell>
          <table:table-cell office:value-type="float" office:value="650" calcext:value-type="float">
            <text:p>650</text:p>
          </table:table-cell>
          <table:table-cell office:value-type="float" office:value="1350" calcext:value-type="float">
            <text:p>1350</text:p>
          </table:table-cell>
          <table:table-cell office:value-type="float" office:value="2989.229716083" calcext:value-type="float">
            <text:p>2989.2297160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kasz Stolarski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float" office:value="162.986866840784" calcext:value-type="float">
            <text:p>162.986866840784</text:p>
          </table:table-cell>
          <table:table-cell office:value-type="float" office:value="494.557940150267" calcext:value-type="float">
            <text:p>494.557940150267</text:p>
          </table:table-cell>
          <table:table-cell office:value-type="float" office:value="1350" calcext:value-type="float">
            <text:p>1350</text:p>
          </table:table-cell>
          <table:table-cell office:value-type="float" office:value="2590" calcext:value-type="float">
            <text:p>25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kasz Stolarski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96.647616697667" calcext:value-type="float">
            <text:p>196.647616697667</text:p>
          </table:table-cell>
          <table:table-cell office:value-type="float" office:value="379.644281312031" calcext:value-type="float">
            <text:p>379.644281312031</text:p>
          </table:table-cell>
          <table:table-cell office:value-type="float" office:value="1373.1716788148" calcext:value-type="float">
            <text:p>1373.1716788148</text:p>
          </table:table-cell>
          <table:table-cell office:value-type="float" office:value="2420" calcext:value-type="float">
            <text:p>24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kasz Stolarski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183.503799680075" calcext:value-type="float">
            <text:p>183.503799680075</text:p>
          </table:table-cell>
          <table:table-cell office:value-type="float" office:value="357.727522940435" calcext:value-type="float">
            <text:p>357.727522940435</text:p>
          </table:table-cell>
          <table:table-cell office:value-type="float" office:value="1450" calcext:value-type="float">
            <text:p>1450</text:p>
          </table:table-cell>
          <table:table-cell office:value-type="float" office:value="2400" calcext:value-type="float">
            <text:p>2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kasz Stolarski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82.191992560258" calcext:value-type="float">
            <text:p>182.191992560258</text:p>
          </table:table-cell>
          <table:table-cell office:value-type="float" office:value="341.707361273936" calcext:value-type="float">
            <text:p>341.707361273936</text:p>
          </table:table-cell>
          <table:table-cell office:value-type="float" office:value="1615.82305853727" calcext:value-type="float">
            <text:p>1615.82305853727</text:p>
          </table:table-cell>
          <table:table-cell office:value-type="float" office:value="2178.50675374476" calcext:value-type="float">
            <text:p>2178.506753744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kasz Stolarski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60.567729199213" calcext:value-type="float">
            <text:p>160.567729199213</text:p>
          </table:table-cell>
          <table:table-cell office:value-type="float" office:value="377.891857839375" calcext:value-type="float">
            <text:p>377.891857839375</text:p>
          </table:table-cell>
          <table:table-cell office:value-type="float" office:value="2050.47005047132" calcext:value-type="float">
            <text:p>2050.47005047132</text:p>
          </table:table-cell>
          <table:table-cell office:value-type="float" office:value="2430" calcext:value-type="float">
            <text:p>24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kasz Stolarski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59.904831514628" calcext:value-type="float">
            <text:p>159.904831514628</text:p>
          </table:table-cell>
          <table:table-cell office:value-type="float" office:value="378.714841418393" calcext:value-type="float">
            <text:p>378.714841418393</text:p>
          </table:table-cell>
          <table:table-cell office:value-type="float" office:value="1750" calcext:value-type="float">
            <text:p>1750</text:p>
          </table:table-cell>
          <table:table-cell office:value-type="float" office:value="2322.12535527827" calcext:value-type="float">
            <text:p>2322.125355278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kasz Stolarski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59.517724183619" calcext:value-type="float">
            <text:p>159.517724183619</text:p>
          </table:table-cell>
          <table:table-cell office:value-type="float" office:value="410.824656540918" calcext:value-type="float">
            <text:p>410.824656540918</text:p>
          </table:table-cell>
          <table:table-cell office:value-type="float" office:value="1000" calcext:value-type="float">
            <text:p>1000</text:p>
          </table:table-cell>
          <table:table-cell office:value-type="float" office:value="2458.93660554179" calcext:value-type="float">
            <text:p>2458.936605541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kasz Stolarsk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59.489885509737" calcext:value-type="float">
            <text:p>159.489885509737</text:p>
          </table:table-cell>
          <table:table-cell office:value-type="float" office:value="440" calcext:value-type="float">
            <text:p>440</text:p>
          </table:table-cell>
          <table:table-cell office:value-type="float" office:value="1250" calcext:value-type="float">
            <text:p>1250</text:p>
          </table:table-cell>
          <table:table-cell office:value-type="float" office:value="2290" calcext:value-type="float">
            <text:p>2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kasz Stolarski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59.883326451752" calcext:value-type="float">
            <text:p>159.883326451752</text:p>
          </table:table-cell>
          <table:table-cell office:value-type="float" office:value="414.117560718014" calcext:value-type="float">
            <text:p>414.117560718014</text:p>
          </table:table-cell>
          <table:table-cell office:value-type="float" office:value="1100" calcext:value-type="float">
            <text:p>1100</text:p>
          </table:table-cell>
          <table:table-cell office:value-type="float" office:value="2350" calcext:value-type="float">
            <text:p>23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kasz Stolarski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52.330193541131" calcext:value-type="float">
            <text:p>152.330193541131</text:p>
          </table:table-cell>
          <table:table-cell office:value-type="float" office:value="565.997692715942" calcext:value-type="float">
            <text:p>565.997692715942</text:p>
          </table:table-cell>
          <table:table-cell office:value-type="float" office:value="1200" calcext:value-type="float">
            <text:p>1200</text:p>
          </table:table-cell>
          <table:table-cell office:value-type="float" office:value="2380" calcext:value-type="float">
            <text:p>23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kasz Stolarski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47.544641183822" calcext:value-type="float">
            <text:p>147.544641183822</text:p>
          </table:table-cell>
          <table:table-cell office:value-type="float" office:value="639.510610804522" calcext:value-type="float">
            <text:p>639.510610804522</text:p>
          </table:table-cell>
          <table:table-cell office:value-type="float" office:value="1300" calcext:value-type="float">
            <text:p>1300</text:p>
          </table:table-cell>
          <table:table-cell office:value-type="float" office:value="2700" calcext:value-type="float">
            <text:p>2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kasz Stolarski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48.687746408951" calcext:value-type="float">
            <text:p>148.687746408951</text:p>
          </table:table-cell>
          <table:table-cell office:value-type="float" office:value="572.56622389888" calcext:value-type="float">
            <text:p>572.56622389888</text:p>
          </table:table-cell>
          <table:table-cell office:value-type="float" office:value="1272.50000769235" calcext:value-type="float">
            <text:p>1272.50000769235</text:p>
          </table:table-cell>
          <table:table-cell office:value-type="float" office:value="2370" calcext:value-type="float">
            <text:p>23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kasz Stolarski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50.064977118117" calcext:value-type="float">
            <text:p>150.064977118117</text:p>
          </table:table-cell>
          <table:table-cell office:value-type="float" office:value="604.359458178143" calcext:value-type="float">
            <text:p>604.359458178143</text:p>
          </table:table-cell>
          <table:table-cell office:value-type="float" office:value="1458.89639199247" calcext:value-type="float">
            <text:p>1458.89639199247</text:p>
          </table:table-cell>
          <table:table-cell office:value-type="float" office:value="2690" calcext:value-type="float">
            <text:p>26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kasz Stolarski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49.690594431529" calcext:value-type="float">
            <text:p>149.690594431529</text:p>
          </table:table-cell>
          <table:table-cell office:value-type="float" office:value="587.539405660601" calcext:value-type="float">
            <text:p>587.539405660601</text:p>
          </table:table-cell>
          <table:table-cell office:value-type="float" office:value="1190" calcext:value-type="float">
            <text:p>1190</text:p>
          </table:table-cell>
          <table:table-cell office:value-type="float" office:value="2800" calcext:value-type="float">
            <text:p>2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da Zajac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237.552057471808" calcext:value-type="float">
            <text:p>237.552057471808</text:p>
          </table:table-cell>
          <table:table-cell office:value-type="float" office:value="269.619989229558" calcext:value-type="float">
            <text:p>269.619989229558</text:p>
          </table:table-cell>
          <table:table-cell office:value-type="float" office:value="3020" calcext:value-type="float">
            <text:p>3020</text:p>
          </table:table-cell>
          <table:table-cell office:value-type="float" office:value="3900" calcext:value-type="float">
            <text:p>39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da Zajac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224.999578569228" calcext:value-type="float">
            <text:p>224.999578569228</text:p>
          </table:table-cell>
          <table:table-cell office:value-type="float" office:value="627.85857413315" calcext:value-type="float">
            <text:p>627.85857413315</text:p>
          </table:table-cell>
          <table:table-cell office:value-type="float" office:value="2255.96488887294" calcext:value-type="float">
            <text:p>2255.96488887294</text:p>
          </table:table-cell>
          <table:table-cell office:value-type="float" office:value="2950.57249490326" calcext:value-type="float">
            <text:p>2950.572494903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da Zajac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202.354178519914" calcext:value-type="float">
            <text:p>202.354178519914</text:p>
          </table:table-cell>
          <table:table-cell office:value-type="float" office:value="696.558168495113" calcext:value-type="float">
            <text:p>696.558168495113</text:p>
          </table:table-cell>
          <table:table-cell office:value-type="float" office:value="1950" calcext:value-type="float">
            <text:p>1950</text:p>
          </table:table-cell>
          <table:table-cell office:value-type="float" office:value="2680" calcext:value-type="float">
            <text:p>26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da Zajac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209.646033982288" calcext:value-type="float">
            <text:p>209.646033982288</text:p>
          </table:table-cell>
          <table:table-cell office:value-type="float" office:value="829.213583171388" calcext:value-type="float">
            <text:p>829.213583171388</text:p>
          </table:table-cell>
          <table:table-cell office:value-type="float" office:value="1450" calcext:value-type="float">
            <text:p>1450</text:p>
          </table:table-cell>
          <table:table-cell office:value-type="float" office:value="2702.98164050811" calcext:value-type="float">
            <text:p>2702.981640508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da Zajac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211.76355369809" calcext:value-type="float">
            <text:p>211.76355369809</text:p>
          </table:table-cell>
          <table:table-cell office:value-type="float" office:value="820" calcext:value-type="float">
            <text:p>820</text:p>
          </table:table-cell>
          <table:table-cell office:value-type="float" office:value="1217.3964222818" calcext:value-type="float">
            <text:p>1217.3964222818</text:p>
          </table:table-cell>
          <table:table-cell office:value-type="float" office:value="2952.20703968171" calcext:value-type="float">
            <text:p>2952.207039681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da Zajac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219.987057327503" calcext:value-type="float">
            <text:p>219.987057327503</text:p>
          </table:table-cell>
          <table:table-cell office:value-type="float" office:value="536.813222450922" calcext:value-type="float">
            <text:p>536.813222450922</text:p>
          </table:table-cell>
          <table:table-cell office:value-type="float" office:value="964.511194684819" calcext:value-type="float">
            <text:p>964.511194684819</text:p>
          </table:table-cell>
          <table:table-cell office:value-type="float" office:value="2820" calcext:value-type="float">
            <text:p>28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da Zajac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 office:value-type="float" office:value="220.807108550381" calcext:value-type="float">
            <text:p>220.807108550381</text:p>
          </table:table-cell>
          <table:table-cell table:style-name="ce5" office:value-type="float" office:value="465" calcext:value-type="float">
            <text:p>465</text:p>
          </table:table-cell>
          <table:table-cell office:value-type="float" office:value="842.538019178691" calcext:value-type="float">
            <text:p>842.538019178691</text:p>
          </table:table-cell>
          <table:table-cell office:value-type="float" office:value="2589.96890688483" calcext:value-type="float">
            <text:p>2589.968906884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da Zajac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234.544466550617" calcext:value-type="float">
            <text:p>234.544466550617</text:p>
          </table:table-cell>
          <table:table-cell office:value-type="float" office:value="320" calcext:value-type="float">
            <text:p>320</text:p>
          </table:table-cell>
          <table:table-cell office:value-type="float" office:value="664.718284848571" calcext:value-type="float">
            <text:p>664.718284848571</text:p>
          </table:table-cell>
          <table:table-cell office:value-type="float" office:value="2412.48480069215" calcext:value-type="float">
            <text:p>2412.484800692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da Zajac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228.23081352567" calcext:value-type="float">
            <text:p>228.23081352567</text:p>
          </table:table-cell>
          <table:table-cell office:value-type="float" office:value="446.032305151084" calcext:value-type="float">
            <text:p>446.032305151084</text:p>
          </table:table-cell>
          <table:table-cell office:value-type="float" office:value="2500" calcext:value-type="float">
            <text:p>2500</text:p>
          </table:table-cell>
          <table:table-cell office:value-type="float" office:value="2900" calcext:value-type="float">
            <text:p>29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da Zajac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224.547750812799" calcext:value-type="float">
            <text:p>224.547750812799</text:p>
          </table:table-cell>
          <table:table-cell office:value-type="float" office:value="524.325884263905" calcext:value-type="float">
            <text:p>524.325884263905</text:p>
          </table:table-cell>
          <table:table-cell office:value-type="float" office:value="1535.27393187927" calcext:value-type="float">
            <text:p>1535.27393187927</text:p>
          </table:table-cell>
          <table:table-cell office:value-type="float" office:value="2670" calcext:value-type="float">
            <text:p>26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da Zajac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 office:value-type="float" office:value="222.535048346115" calcext:value-type="float">
            <text:p>222.535048346115</text:p>
          </table:table-cell>
          <table:table-cell office:value-type="float" office:value="507.521056162041" calcext:value-type="float">
            <text:p>507.521056162041</text:p>
          </table:table-cell>
          <table:table-cell office:value-type="float" office:value="2170" calcext:value-type="float">
            <text:p>2170</text:p>
          </table:table-cell>
          <table:table-cell office:value-type="float" office:value="2810" calcext:value-type="float">
            <text:p>28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da Zajac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219.871903616206" calcext:value-type="float">
            <text:p>219.871903616206</text:p>
          </table:table-cell>
          <table:table-cell office:value-type="float" office:value="610" calcext:value-type="float">
            <text:p>610</text:p>
          </table:table-cell>
          <table:table-cell office:value-type="float" office:value="835" calcext:value-type="float">
            <text:p>835</text:p>
          </table:table-cell>
          <table:table-cell office:value-type="float" office:value="2820" calcext:value-type="float">
            <text:p>28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da Zajac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223.550461572902" calcext:value-type="float">
            <text:p>223.550461572902</text:p>
          </table:table-cell>
          <table:table-cell office:value-type="float" office:value="669.012999824858" calcext:value-type="float">
            <text:p>669.012999824858</text:p>
          </table:table-cell>
          <table:table-cell office:value-type="float" office:value="1320" calcext:value-type="float">
            <text:p>1320</text:p>
          </table:table-cell>
          <table:table-cell office:value-type="float" office:value="2680" calcext:value-type="float">
            <text:p>26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da Zajac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255.243610361722" calcext:value-type="float">
            <text:p>255.243610361722</text:p>
          </table:table-cell>
          <table:table-cell office:value-type="float" office:value="450.830152609948" calcext:value-type="float">
            <text:p>450.830152609948</text:p>
          </table:table-cell>
          <table:table-cell office:value-type="float" office:value="1787.44968289217" calcext:value-type="float">
            <text:p>1787.44968289217</text:p>
          </table:table-cell>
          <table:table-cell office:value-type="float" office:value="2450" calcext:value-type="float">
            <text:p>24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da Zajac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258.682967577069" calcext:value-type="float">
            <text:p>258.682967577069</text:p>
          </table:table-cell>
          <table:table-cell office:value-type="float" office:value="390" calcext:value-type="float">
            <text:p>390</text:p>
          </table:table-cell>
          <table:table-cell office:value-type="float" office:value="2200" calcext:value-type="float">
            <text:p>2200</text:p>
          </table:table-cell>
          <table:table-cell office:value-type="float" office:value="2800" calcext:value-type="float">
            <text:p>2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da Zajac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256.698597902489" calcext:value-type="float">
            <text:p>256.698597902489</text:p>
          </table:table-cell>
          <table:table-cell office:value-type="float" office:value="344.965552217298" calcext:value-type="float">
            <text:p>344.965552217298</text:p>
          </table:table-cell>
          <table:table-cell office:value-type="float" office:value="1790" calcext:value-type="float">
            <text:p>1790</text:p>
          </table:table-cell>
          <table:table-cell office:value-type="float" office:value="2500" calcext:value-type="float">
            <text:p>25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da Zajac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248.340890185543" calcext:value-type="float">
            <text:p>248.340890185543</text:p>
          </table:table-cell>
          <table:table-cell office:value-type="float" office:value="472.45639522995" calcext:value-type="float">
            <text:p>472.45639522995</text:p>
          </table:table-cell>
          <table:table-cell office:value-type="float" office:value="2220" calcext:value-type="float">
            <text:p>2220</text:p>
          </table:table-cell>
          <table:table-cell office:value-type="float" office:value="2926.88524833043" calcext:value-type="float">
            <text:p>2926.885248330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da Zajac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250.106233848735" calcext:value-type="float">
            <text:p>250.106233848735</text:p>
          </table:table-cell>
          <table:table-cell office:value-type="float" office:value="514.136676891819" calcext:value-type="float">
            <text:p>514.136676891819</text:p>
          </table:table-cell>
          <table:table-cell office:value-type="float" office:value="1600" calcext:value-type="float">
            <text:p>1600</text:p>
          </table:table-cell>
          <table:table-cell office:value-type="float" office:value="2500" calcext:value-type="float">
            <text:p>25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da Zajac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250.125804918596" calcext:value-type="float">
            <text:p>250.125804918596</text:p>
          </table:table-cell>
          <table:table-cell office:value-type="float" office:value="501.174792772109" calcext:value-type="float">
            <text:p>501.174792772109</text:p>
          </table:table-cell>
          <table:table-cell office:value-type="float" office:value="920" calcext:value-type="float">
            <text:p>920</text:p>
          </table:table-cell>
          <table:table-cell office:value-type="float" office:value="2500" calcext:value-type="float">
            <text:p>25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da Zajac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234.628315733573" calcext:value-type="float">
            <text:p>234.628315733573</text:p>
          </table:table-cell>
          <table:table-cell office:value-type="float" office:value="519.01225917638" calcext:value-type="float">
            <text:p>519.01225917638</text:p>
          </table:table-cell>
          <table:table-cell office:value-type="float" office:value="1414.32275406855" calcext:value-type="float">
            <text:p>1414.32275406855</text:p>
          </table:table-cell>
          <table:table-cell office:value-type="float" office:value="2400" calcext:value-type="float">
            <text:p>2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da Zajac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232.626247775276" calcext:value-type="float">
            <text:p>232.626247775276</text:p>
          </table:table-cell>
          <table:table-cell office:value-type="float" office:value="483.149999679586" calcext:value-type="float">
            <text:p>483.149999679586</text:p>
          </table:table-cell>
          <table:table-cell office:value-type="float" office:value="1380" calcext:value-type="float">
            <text:p>1380</text:p>
          </table:table-cell>
          <table:table-cell office:value-type="float" office:value="2300" calcext:value-type="float">
            <text:p>23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da Zajac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14.553744642078" calcext:value-type="float">
            <text:p>214.553744642078</text:p>
          </table:table-cell>
          <table:table-cell office:value-type="float" office:value="630" calcext:value-type="float">
            <text:p>630</text:p>
          </table:table-cell>
          <table:table-cell office:value-type="float" office:value="1502.32434077346" calcext:value-type="float">
            <text:p>1502.32434077346</text:p>
          </table:table-cell>
          <table:table-cell office:value-type="float" office:value="2400" calcext:value-type="float">
            <text:p>2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da Zajac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209.235676754824" calcext:value-type="float">
            <text:p>209.235676754824</text:p>
          </table:table-cell>
          <table:table-cell office:value-type="float" office:value="626.710134453351" calcext:value-type="float">
            <text:p>626.710134453351</text:p>
          </table:table-cell>
          <table:table-cell office:value-type="float" office:value="1440" calcext:value-type="float">
            <text:p>1440</text:p>
          </table:table-cell>
          <table:table-cell office:value-type="float" office:value="2400" calcext:value-type="float">
            <text:p>2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da Zajac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210.217934889256" calcext:value-type="float">
            <text:p>210.217934889256</text:p>
          </table:table-cell>
          <table:table-cell office:value-type="float" office:value="516.896687327357" calcext:value-type="float">
            <text:p>516.896687327357</text:p>
          </table:table-cell>
          <table:table-cell office:value-type="float" office:value="1100" calcext:value-type="float">
            <text:p>1100</text:p>
          </table:table-cell>
          <table:table-cell office:value-type="float" office:value="2486.03642583688" calcext:value-type="float">
            <text:p>2486.03642583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da Zajac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210.914816692972" calcext:value-type="float">
            <text:p>210.914816692972</text:p>
          </table:table-cell>
          <table:table-cell office:value-type="float" office:value="918.140651738938" calcext:value-type="float">
            <text:p>918.140651738938</text:p>
          </table:table-cell>
          <table:table-cell office:value-type="float" office:value="1786.52217179985" calcext:value-type="float">
            <text:p>1786.52217179985</text:p>
          </table:table-cell>
          <table:table-cell office:value-type="float" office:value="2466.43029377735" calcext:value-type="float">
            <text:p>2466.430293777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da Zajac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213.275462297707" calcext:value-type="float">
            <text:p>213.275462297707</text:p>
          </table:table-cell>
          <table:table-cell office:value-type="float" office:value="830" calcext:value-type="float">
            <text:p>830</text:p>
          </table:table-cell>
          <table:table-cell office:value-type="float" office:value="1480" calcext:value-type="float">
            <text:p>1480</text:p>
          </table:table-cell>
          <table:table-cell office:value-type="float" office:value="2294.53861454923" calcext:value-type="float">
            <text:p>2294.538614549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za Grabarczyk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174.061698117086" calcext:value-type="float">
            <text:p>174.061698117086</text:p>
          </table:table-cell>
          <table:table-cell office:value-type="float" office:value="325.233770021608" calcext:value-type="float">
            <text:p>325.233770021608</text:p>
          </table:table-cell>
          <table:table-cell office:value-type="float" office:value="2700" calcext:value-type="float">
            <text:p>2700</text:p>
          </table:table-cell>
          <table:table-cell office:value-type="float" office:value="3130" calcext:value-type="float">
            <text:p>31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za Grabarczyk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185.56753414096" calcext:value-type="float">
            <text:p>185.56753414096</text:p>
          </table:table-cell>
          <table:table-cell office:value-type="float" office:value="367.747517828516" calcext:value-type="float">
            <text:p>367.747517828516</text:p>
          </table:table-cell>
          <table:table-cell office:value-type="float" office:value="2555.78662372733" calcext:value-type="float">
            <text:p>2555.78662372733</text:p>
          </table:table-cell>
          <table:table-cell office:value-type="float" office:value="2800" calcext:value-type="float">
            <text:p>2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za Grabarczyk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178.709071209728" calcext:value-type="float">
            <text:p>178.709071209728</text:p>
          </table:table-cell>
          <table:table-cell office:value-type="float" office:value="628.992161571985" calcext:value-type="float">
            <text:p>628.992161571985</text:p>
          </table:table-cell>
          <table:table-cell office:value-type="float" office:value="2270" calcext:value-type="float">
            <text:p>2270</text:p>
          </table:table-cell>
          <table:table-cell office:value-type="float" office:value="2865" calcext:value-type="float">
            <text:p>28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za Grabarczyk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169.934554164542" calcext:value-type="float">
            <text:p>169.934554164542</text:p>
          </table:table-cell>
          <table:table-cell office:value-type="float" office:value="956.353526775877" calcext:value-type="float">
            <text:p>956.353526775877</text:p>
          </table:table-cell>
          <table:table-cell office:value-type="float" office:value="1423.02425067456" calcext:value-type="float">
            <text:p>1423.02425067456</text:p>
          </table:table-cell>
          <table:table-cell office:value-type="float" office:value="2680" calcext:value-type="float">
            <text:p>26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za Grabarczyk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180.533796498451" calcext:value-type="float">
            <text:p>180.533796498451</text:p>
          </table:table-cell>
          <table:table-cell office:value-type="float" office:value="780" calcext:value-type="float">
            <text:p>780</text:p>
          </table:table-cell>
          <table:table-cell office:value-type="float" office:value="1120" calcext:value-type="float">
            <text:p>1120</text:p>
          </table:table-cell>
          <table:table-cell office:value-type="float" office:value="2968.81788417591" calcext:value-type="float">
            <text:p>2968.817884175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za Grabarczyk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173.634352072122" calcext:value-type="float">
            <text:p>173.634352072122</text:p>
          </table:table-cell>
          <table:table-cell office:value-type="float" office:value="578.90258710778" calcext:value-type="float">
            <text:p>578.90258710778</text:p>
          </table:table-cell>
          <table:table-cell office:value-type="float" office:value="927.575559971138" calcext:value-type="float">
            <text:p>927.575559971138</text:p>
          </table:table-cell>
          <table:table-cell office:value-type="float" office:value="2820" calcext:value-type="float">
            <text:p>28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za Grabarczyk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 office:value-type="float" office:value="175.687244174205" calcext:value-type="float">
            <text:p>175.687244174205</text:p>
          </table:table-cell>
          <table:table-cell office:value-type="float" office:value="403.291841780256" calcext:value-type="float">
            <text:p>403.291841780256</text:p>
          </table:table-cell>
          <table:table-cell office:value-type="float" office:value="800" calcext:value-type="float">
            <text:p>800</text:p>
          </table:table-cell>
          <table:table-cell office:value-type="float" office:value="2800" calcext:value-type="float">
            <text:p>2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za Grabarczyk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184.491390113751" calcext:value-type="float">
            <text:p>184.491390113751</text:p>
          </table:table-cell>
          <table:table-cell office:value-type="float" office:value="260" calcext:value-type="float">
            <text:p>260</text:p>
          </table:table-cell>
          <table:table-cell office:value-type="float" office:value="750" calcext:value-type="float">
            <text:p>750</text:p>
          </table:table-cell>
          <table:table-cell office:value-type="float" office:value="2500" calcext:value-type="float">
            <text:p>25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za Grabarczyk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172.86967993405" calcext:value-type="float">
            <text:p>172.86967993405</text:p>
          </table:table-cell>
          <table:table-cell office:value-type="float" office:value="367.789709339793" calcext:value-type="float">
            <text:p>367.789709339793</text:p>
          </table:table-cell>
          <table:table-cell office:value-type="float" office:value="2320" calcext:value-type="float">
            <text:p>2320</text:p>
          </table:table-cell>
          <table:table-cell office:value-type="float" office:value="2600" calcext:value-type="float">
            <text:p>2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za Grabarczyk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183.921815100191" calcext:value-type="float">
            <text:p>183.921815100191</text:p>
          </table:table-cell>
          <table:table-cell office:value-type="float" office:value="351.148570290411" calcext:value-type="float">
            <text:p>351.148570290411</text:p>
          </table:table-cell>
          <table:table-cell office:value-type="float" office:value="2252.6186113456" calcext:value-type="float">
            <text:p>2252.6186113456</text:p>
          </table:table-cell>
          <table:table-cell office:value-type="float" office:value="2559.09223450295" calcext:value-type="float">
            <text:p>2559.092234502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za Grabarczyk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 office:value-type="float" office:value="188.43526784853" calcext:value-type="float">
            <text:p>188.43526784853</text:p>
          </table:table-cell>
          <table:table-cell office:value-type="float" office:value="559.063953641704" calcext:value-type="float">
            <text:p>559.063953641704</text:p>
          </table:table-cell>
          <table:table-cell office:value-type="float" office:value="1857.4044640018" calcext:value-type="float">
            <text:p>1857.4044640018</text:p>
          </table:table-cell>
          <table:table-cell office:value-type="float" office:value="2601.63211432439" calcext:value-type="float">
            <text:p>2601.632114324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za Grabarczyk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176.889292676557" calcext:value-type="float">
            <text:p>176.889292676557</text:p>
          </table:table-cell>
          <table:table-cell office:value-type="float" office:value="532.815088121092" calcext:value-type="float">
            <text:p>532.815088121092</text:p>
          </table:table-cell>
          <table:table-cell office:value-type="float" office:value="950" calcext:value-type="float">
            <text:p>950</text:p>
          </table:table-cell>
          <table:table-cell office:value-type="float" office:value="2677.92376400216" calcext:value-type="float">
            <text:p>2677.923764002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za Grabarczyk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84.643964108221" calcext:value-type="float">
            <text:p>184.643964108221</text:p>
          </table:table-cell>
          <table:table-cell office:value-type="float" office:value="729.331172702252" calcext:value-type="float">
            <text:p>729.331172702252</text:p>
          </table:table-cell>
          <table:table-cell office:value-type="float" office:value="1245.58529616879" calcext:value-type="float">
            <text:p>1245.58529616879</text:p>
          </table:table-cell>
          <table:table-cell office:value-type="float" office:value="3125.74792046688" calcext:value-type="float">
            <text:p>3125.74792046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za Grabarczyk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178.10482596082" calcext:value-type="float">
            <text:p>178.10482596082</text:p>
          </table:table-cell>
          <table:table-cell office:value-type="float" office:value="643.123999228843" calcext:value-type="float">
            <text:p>643.123999228843</text:p>
          </table:table-cell>
          <table:table-cell office:value-type="float" office:value="1249.48569553853" calcext:value-type="float">
            <text:p>1249.48569553853</text:p>
          </table:table-cell>
          <table:table-cell office:value-type="float" office:value="2700" calcext:value-type="float">
            <text:p>2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za Grabarczyk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176.885786727128" calcext:value-type="float">
            <text:p>176.885786727128</text:p>
          </table:table-cell>
          <table:table-cell office:value-type="float" office:value="357.43145505071" calcext:value-type="float">
            <text:p>357.43145505071</text:p>
          </table:table-cell>
          <table:table-cell office:value-type="float" office:value="1720" calcext:value-type="float">
            <text:p>1720</text:p>
          </table:table-cell>
          <table:table-cell office:value-type="float" office:value="2607.72750411765" calcext:value-type="float">
            <text:p>2607.727504117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za Grabarczyk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74.56190441935" calcext:value-type="float">
            <text:p>174.56190441935</text:p>
          </table:table-cell>
          <table:table-cell office:value-type="float" office:value="378.251519496459" calcext:value-type="float">
            <text:p>378.251519496459</text:p>
          </table:table-cell>
          <table:table-cell office:value-type="float" office:value="2280" calcext:value-type="float">
            <text:p>2280</text:p>
          </table:table-cell>
          <table:table-cell office:value-type="float" office:value="2659.56736238334" calcext:value-type="float">
            <text:p>2659.567362383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za Grabarczyk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92.138485842835" calcext:value-type="float">
            <text:p>192.138485842835</text:p>
          </table:table-cell>
          <table:table-cell office:value-type="float" office:value="327.203594062214" calcext:value-type="float">
            <text:p>327.203594062214</text:p>
          </table:table-cell>
          <table:table-cell office:value-type="float" office:value="1900" calcext:value-type="float">
            <text:p>1900</text:p>
          </table:table-cell>
          <table:table-cell office:value-type="float" office:value="2620" calcext:value-type="float">
            <text:p>2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za Grabarczyk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75.999865908667" calcext:value-type="float">
            <text:p>175.999865908667</text:p>
          </table:table-cell>
          <table:table-cell office:value-type="float" office:value="447.341573391827" calcext:value-type="float">
            <text:p>447.341573391827</text:p>
          </table:table-cell>
          <table:table-cell office:value-type="float" office:value="2403.81052329968" calcext:value-type="float">
            <text:p>2403.81052329968</text:p>
          </table:table-cell>
          <table:table-cell office:value-type="float" office:value="2803.26946553851" calcext:value-type="float">
            <text:p>2803.269465538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za Grabarczyk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70.936269646777" calcext:value-type="float">
            <text:p>170.936269646777</text:p>
          </table:table-cell>
          <table:table-cell office:value-type="float" office:value="475.050320790346" calcext:value-type="float">
            <text:p>475.050320790346</text:p>
          </table:table-cell>
          <table:table-cell office:value-type="float" office:value="2030" calcext:value-type="float">
            <text:p>2030</text:p>
          </table:table-cell>
          <table:table-cell office:value-type="float" office:value="2640" calcext:value-type="float">
            <text:p>26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za Grabarczyk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76.141059026779" calcext:value-type="float">
            <text:p>176.141059026779</text:p>
          </table:table-cell>
          <table:table-cell office:value-type="float" office:value="500" calcext:value-type="float">
            <text:p>500</text:p>
          </table:table-cell>
          <table:table-cell office:value-type="float" office:value="1017.64126778521" calcext:value-type="float">
            <text:p>1017.64126778521</text:p>
          </table:table-cell>
          <table:table-cell office:value-type="float" office:value="2580" calcext:value-type="float">
            <text:p>25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za Grabarczyk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71.713211402835" calcext:value-type="float">
            <text:p>171.713211402835</text:p>
          </table:table-cell>
          <table:table-cell office:value-type="float" office:value="518.787902185433" calcext:value-type="float">
            <text:p>518.787902185433</text:p>
          </table:table-cell>
          <table:table-cell office:value-type="float" office:value="1525.57385405624" calcext:value-type="float">
            <text:p>1525.57385405624</text:p>
          </table:table-cell>
          <table:table-cell office:value-type="float" office:value="2600" calcext:value-type="float">
            <text:p>2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za Grabarczyk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77.732415683535" calcext:value-type="float">
            <text:p>177.732415683535</text:p>
          </table:table-cell>
          <table:table-cell office:value-type="float" office:value="570" calcext:value-type="float">
            <text:p>570</text:p>
          </table:table-cell>
          <table:table-cell office:value-type="float" office:value="1480" calcext:value-type="float">
            <text:p>1480</text:p>
          </table:table-cell>
          <table:table-cell office:value-type="float" office:value="2782.73158108688" calcext:value-type="float">
            <text:p>2782.73158108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za Grabarczyk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71.250254175978" calcext:value-type="float">
            <text:p>171.250254175978</text:p>
          </table:table-cell>
          <table:table-cell office:value-type="float" office:value="537.92371921761" calcext:value-type="float">
            <text:p>537.92371921761</text:p>
          </table:table-cell>
          <table:table-cell office:value-type="float" office:value="1750" calcext:value-type="float">
            <text:p>1750</text:p>
          </table:table-cell>
          <table:table-cell office:value-type="float" office:value="2556.68526714577" calcext:value-type="float">
            <text:p>2556.685267145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za Grabarczyk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84.139326543241" calcext:value-type="float">
            <text:p>184.139326543241</text:p>
          </table:table-cell>
          <table:table-cell office:value-type="float" office:value="530" calcext:value-type="float">
            <text:p>530</text:p>
          </table:table-cell>
          <table:table-cell office:value-type="float" office:value="1720" calcext:value-type="float">
            <text:p>1720</text:p>
          </table:table-cell>
          <table:table-cell office:value-type="float" office:value="2720" calcext:value-type="float">
            <text:p>27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za Grabarczyk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71.675584883079" calcext:value-type="float">
            <text:p>171.675584883079</text:p>
          </table:table-cell>
          <table:table-cell office:value-type="float" office:value="880" calcext:value-type="float">
            <text:p>880</text:p>
          </table:table-cell>
          <table:table-cell office:value-type="float" office:value="1770" calcext:value-type="float">
            <text:p>1770</text:p>
          </table:table-cell>
          <table:table-cell office:value-type="float" office:value="2600" calcext:value-type="float">
            <text:p>2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za Grabarczyk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66.671904426363" calcext:value-type="float">
            <text:p>166.671904426363</text:p>
          </table:table-cell>
          <table:table-cell office:value-type="float" office:value="718.403434261613" calcext:value-type="float">
            <text:p>718.403434261613</text:p>
          </table:table-cell>
          <table:table-cell office:value-type="float" office:value="1416.52245511189" calcext:value-type="float">
            <text:p>1416.52245511189</text:p>
          </table:table-cell>
          <table:table-cell office:value-type="float" office:value="2700.75137446755" calcext:value-type="float">
            <text:p>2700.751374467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a Matysiak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211.978517249404" calcext:value-type="float">
            <text:p>211.978517249404</text:p>
          </table:table-cell>
          <table:table-cell office:value-type="float" office:value="344.913610401368" calcext:value-type="float">
            <text:p>344.913610401368</text:p>
          </table:table-cell>
          <table:table-cell office:value-type="float" office:value="2750" calcext:value-type="float">
            <text:p>2750</text:p>
          </table:table-cell>
          <table:table-cell office:value-type="float" office:value="3550" calcext:value-type="float">
            <text:p>35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a Matysiak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202.632309368631" calcext:value-type="float">
            <text:p>202.632309368631</text:p>
          </table:table-cell>
          <table:table-cell office:value-type="float" office:value="477" calcext:value-type="float">
            <text:p>477</text:p>
          </table:table-cell>
          <table:table-cell office:value-type="float" office:value="2500" calcext:value-type="float">
            <text:p>2500</text:p>
          </table:table-cell>
          <table:table-cell office:value-type="float" office:value="3100" calcext:value-type="float">
            <text:p>3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a Matysiak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205.926179365648" calcext:value-type="float">
            <text:p>205.926179365648</text:p>
          </table:table-cell>
          <table:table-cell office:value-type="float" office:value="582.113894898966" calcext:value-type="float">
            <text:p>582.113894898966</text:p>
          </table:table-cell>
          <table:table-cell office:value-type="float" office:value="1619.87255821069" calcext:value-type="float">
            <text:p>1619.87255821069</text:p>
          </table:table-cell>
          <table:table-cell office:value-type="float" office:value="2800" calcext:value-type="float">
            <text:p>2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a Matysiak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214.050311119664" calcext:value-type="float">
            <text:p>214.050311119664</text:p>
          </table:table-cell>
          <table:table-cell office:value-type="float" office:value="1050" calcext:value-type="float">
            <text:p>1050</text:p>
          </table:table-cell>
          <table:table-cell office:value-type="float" office:value="1580" calcext:value-type="float">
            <text:p>1580</text:p>
          </table:table-cell>
          <table:table-cell office:value-type="float" office:value="2290" calcext:value-type="float">
            <text:p>2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a Matysiak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214.011154358351" calcext:value-type="float">
            <text:p>214.011154358351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3200" calcext:value-type="float">
            <text:p>32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a Matysiak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215.685967335118" calcext:value-type="float">
            <text:p>215.685967335118</text:p>
          </table:table-cell>
          <table:table-cell office:value-type="float" office:value="641.660742429617" calcext:value-type="float">
            <text:p>641.660742429617</text:p>
          </table:table-cell>
          <table:table-cell office:value-type="float" office:value="1100" calcext:value-type="float">
            <text:p>1100</text:p>
          </table:table-cell>
          <table:table-cell office:value-type="float" office:value="2790" calcext:value-type="float">
            <text:p>27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a Matysiak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 office:value-type="float" office:value="211.573281400459" calcext:value-type="float">
            <text:p>211.573281400459</text:p>
          </table:table-cell>
          <table:table-cell table:style-name="ce5" office:value-type="float" office:value="419.378409182873" calcext:value-type="float">
            <text:p>419.378409182873</text:p>
          </table:table-cell>
          <table:table-cell office:value-type="float" office:value="822.403892509223" calcext:value-type="float">
            <text:p>822.403892509223</text:p>
          </table:table-cell>
          <table:table-cell office:value-type="float" office:value="2720" calcext:value-type="float">
            <text:p>27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a Matysiak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223.490320065658" calcext:value-type="float">
            <text:p>223.490320065658</text:p>
          </table:table-cell>
          <table:table-cell office:value-type="float" office:value="367.577583915024" calcext:value-type="float">
            <text:p>367.577583915024</text:p>
          </table:table-cell>
          <table:table-cell office:value-type="float" office:value="2200" calcext:value-type="float">
            <text:p>2200</text:p>
          </table:table-cell>
          <table:table-cell office:value-type="float" office:value="2690" calcext:value-type="float">
            <text:p>26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a Matysiak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204.206357951949" calcext:value-type="float">
            <text:p>204.206357951949</text:p>
          </table:table-cell>
          <table:table-cell office:value-type="float" office:value="400" calcext:value-type="float">
            <text:p>400</text:p>
          </table:table-cell>
          <table:table-cell office:value-type="float" office:value="2224.10389440897" calcext:value-type="float">
            <text:p>2224.10389440897</text:p>
          </table:table-cell>
          <table:table-cell office:value-type="float" office:value="2808.27335922296" calcext:value-type="float">
            <text:p>2808.273359222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a Matysiak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 office:value-type="float" office:value="206.296680047671" calcext:value-type="float">
            <text:p>206.296680047671</text:p>
          </table:table-cell>
          <table:table-cell office:value-type="float" office:value="415.502383879645" calcext:value-type="float">
            <text:p>415.502383879645</text:p>
          </table:table-cell>
          <table:table-cell office:value-type="float" office:value="1645.75488831723" calcext:value-type="float">
            <text:p>1645.75488831723</text:p>
          </table:table-cell>
          <table:table-cell office:value-type="float" office:value="2877.82178898974" calcext:value-type="float">
            <text:p>2877.821788989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a Matysiak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 office:value-type="float" office:value="202.481215872314" calcext:value-type="float">
            <text:p>202.481215872314</text:p>
          </table:table-cell>
          <table:table-cell office:value-type="float" office:value="565.905569923964" calcext:value-type="float">
            <text:p>565.905569923964</text:p>
          </table:table-cell>
          <table:table-cell office:value-type="float" office:value="1420.22955946434" calcext:value-type="float">
            <text:p>1420.22955946434</text:p>
          </table:table-cell>
          <table:table-cell office:value-type="float" office:value="2758.52669092512" calcext:value-type="float">
            <text:p>2758.526690925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a Matysiak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201.474813950766" calcext:value-type="float">
            <text:p>201.474813950766</text:p>
          </table:table-cell>
          <table:table-cell office:value-type="float" office:value="700" calcext:value-type="float">
            <text:p>700</text:p>
          </table:table-cell>
          <table:table-cell office:value-type="float" office:value="920" calcext:value-type="float">
            <text:p>920</text:p>
          </table:table-cell>
          <table:table-cell office:value-type="float" office:value="2720" calcext:value-type="float">
            <text:p>27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a Matysiak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204.987544382723" calcext:value-type="float">
            <text:p>204.987544382723</text:p>
          </table:table-cell>
          <table:table-cell office:value-type="float" office:value="979.838811785044" calcext:value-type="float">
            <text:p>979.838811785044</text:p>
          </table:table-cell>
          <table:table-cell office:value-type="float" office:value="1450" calcext:value-type="float">
            <text:p>1450</text:p>
          </table:table-cell>
          <table:table-cell office:value-type="float" office:value="2873.81127340363" calcext:value-type="float">
            <text:p>2873.811273403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a Matysiak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202.348443673964" calcext:value-type="float">
            <text:p>202.348443673964</text:p>
          </table:table-cell>
          <table:table-cell office:value-type="float" office:value="562.854659496013" calcext:value-type="float">
            <text:p>562.854659496013</text:p>
          </table:table-cell>
          <table:table-cell office:value-type="float" office:value="1393.17021198592" calcext:value-type="float">
            <text:p>1393.17021198592</text:p>
          </table:table-cell>
          <table:table-cell office:value-type="float" office:value="2715.60988874841" calcext:value-type="float">
            <text:p>2715.609888748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a Matysiak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209.040606061815" calcext:value-type="float">
            <text:p>209.040606061815</text:p>
          </table:table-cell>
          <table:table-cell office:value-type="float" office:value="396.828181767774" calcext:value-type="float">
            <text:p>396.828181767774</text:p>
          </table:table-cell>
          <table:table-cell office:value-type="float" office:value="1430" calcext:value-type="float">
            <text:p>1430</text:p>
          </table:table-cell>
          <table:table-cell office:value-type="float" office:value="2708.53231118436" calcext:value-type="float">
            <text:p>2708.532311184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a Matysiak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97.480987422168" calcext:value-type="float">
            <text:p>197.480987422168</text:p>
          </table:table-cell>
          <table:table-cell office:value-type="float" office:value="375.616229860186" calcext:value-type="float">
            <text:p>375.616229860186</text:p>
          </table:table-cell>
          <table:table-cell office:value-type="float" office:value="1490" calcext:value-type="float">
            <text:p>1490</text:p>
          </table:table-cell>
          <table:table-cell office:value-type="float" office:value="2510.85821534483" calcext:value-type="float">
            <text:p>2510.858215344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a Matysiak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215.759721304074" calcext:value-type="float">
            <text:p>215.759721304074</text:p>
          </table:table-cell>
          <table:table-cell office:value-type="float" office:value="409.543625505006" calcext:value-type="float">
            <text:p>409.543625505006</text:p>
          </table:table-cell>
          <table:table-cell office:value-type="float" office:value="1700" calcext:value-type="float">
            <text:p>1700</text:p>
          </table:table-cell>
          <table:table-cell office:value-type="float" office:value="2500" calcext:value-type="float">
            <text:p>25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a Matysiak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95.105121363641" calcext:value-type="float">
            <text:p>195.105121363641</text:p>
          </table:table-cell>
          <table:table-cell office:value-type="float" office:value="450" calcext:value-type="float">
            <text:p>450</text:p>
          </table:table-cell>
          <table:table-cell office:value-type="float" office:value="2440.11985412249" calcext:value-type="float">
            <text:p>2440.11985412249</text:p>
          </table:table-cell>
          <table:table-cell office:value-type="float" office:value="2968.50966054421" calcext:value-type="float">
            <text:p>2968.509660544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a Matysiak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205.576839240261" calcext:value-type="float">
            <text:p>205.576839240261</text:p>
          </table:table-cell>
          <table:table-cell office:value-type="float" office:value="400" calcext:value-type="float">
            <text:p>400</text:p>
          </table:table-cell>
          <table:table-cell office:value-type="float" office:value="2230" calcext:value-type="float">
            <text:p>2230</text:p>
          </table:table-cell>
          <table:table-cell office:value-type="float" office:value="2875.39841448854" calcext:value-type="float">
            <text:p>2875.398414488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a Matysiak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201.361820765268" calcext:value-type="float">
            <text:p>201.361820765268</text:p>
          </table:table-cell>
          <table:table-cell office:value-type="float" office:value="394.87804468605" calcext:value-type="float">
            <text:p>394.87804468605</text:p>
          </table:table-cell>
          <table:table-cell office:value-type="float" office:value="850" calcext:value-type="float">
            <text:p>850</text:p>
          </table:table-cell>
          <table:table-cell office:value-type="float" office:value="2600" calcext:value-type="float">
            <text:p>2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a Matysiak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93.846750397206" calcext:value-type="float">
            <text:p>193.846750397206</text:p>
          </table:table-cell>
          <table:table-cell office:value-type="float" office:value="700" calcext:value-type="float">
            <text:p>700</text:p>
          </table:table-cell>
          <table:table-cell office:value-type="float" office:value="1400" calcext:value-type="float">
            <text:p>1400</text:p>
          </table:table-cell>
          <table:table-cell office:value-type="float" office:value="2670" calcext:value-type="float">
            <text:p>26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a Matysiak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91.46947490019" calcext:value-type="float">
            <text:p>191.46947490019</text:p>
          </table:table-cell>
          <table:table-cell office:value-type="float" office:value="520.066414310756" calcext:value-type="float">
            <text:p>520.066414310756</text:p>
          </table:table-cell>
          <table:table-cell office:value-type="float" office:value="1320" calcext:value-type="float">
            <text:p>1320</text:p>
          </table:table-cell>
          <table:table-cell office:value-type="float" office:value="2595.53124788701" calcext:value-type="float">
            <text:p>2595.531247887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a Matysiak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99.318968617602" calcext:value-type="float">
            <text:p>199.318968617602</text:p>
          </table:table-cell>
          <table:table-cell office:value-type="float" office:value="780" calcext:value-type="float">
            <text:p>780</text:p>
          </table:table-cell>
          <table:table-cell office:value-type="float" office:value="1370" calcext:value-type="float">
            <text:p>1370</text:p>
          </table:table-cell>
          <table:table-cell office:value-type="float" office:value="2753.02912859435" calcext:value-type="float">
            <text:p>2753.029128594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a Matysiak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99.831013895256" calcext:value-type="float">
            <text:p>199.831013895256</text:p>
          </table:table-cell>
          <table:table-cell office:value-type="float" office:value="765" calcext:value-type="float">
            <text:p>765</text:p>
          </table:table-cell>
          <table:table-cell office:value-type="float" office:value="1380" calcext:value-type="float">
            <text:p>1380</text:p>
          </table:table-cell>
          <table:table-cell office:value-type="float" office:value="2697.54398544648" calcext:value-type="float">
            <text:p>2697.543985446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a Matysiak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92.915952792355" calcext:value-type="float">
            <text:p>192.915952792355</text:p>
          </table:table-cell>
          <table:table-cell office:value-type="float" office:value="776.452740395213" calcext:value-type="float">
            <text:p>776.452740395213</text:p>
          </table:table-cell>
          <table:table-cell office:value-type="float" office:value="1370.90098401127" calcext:value-type="float">
            <text:p>1370.90098401127</text:p>
          </table:table-cell>
          <table:table-cell office:value-type="float" office:value="2655.33596690781" calcext:value-type="float">
            <text:p>2655.33596690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a Matysiak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98.767746010637" calcext:value-type="float">
            <text:p>198.767746010637</text:p>
          </table:table-cell>
          <table:table-cell office:value-type="float" office:value="970" calcext:value-type="float">
            <text:p>970</text:p>
          </table:table-cell>
          <table:table-cell office:value-type="float" office:value="1677.52647806176" calcext:value-type="float">
            <text:p>1677.52647806176</text:p>
          </table:table-cell>
          <table:table-cell office:value-type="float" office:value="2400" calcext:value-type="float">
            <text:p>2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a Matysiak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203.341816551948" calcext:value-type="float">
            <text:p>203.341816551948</text:p>
          </table:table-cell>
          <table:table-cell office:value-type="float" office:value="980" calcext:value-type="float">
            <text:p>980</text:p>
          </table:table-cell>
          <table:table-cell office:value-type="float" office:value="1423.95453100372" calcext:value-type="float">
            <text:p>1423.95453100372</text:p>
          </table:table-cell>
          <table:table-cell office:value-type="float" office:value="2800" calcext:value-type="float">
            <text:p>2800</text:p>
          </table:table-cell>
          <table:table-cell table:number-columns-repeated="1016"/>
        </table:table-row>
        <table:table-row table:style-name="ro1" table:number-rows-repeated="104809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DejaVu Sans Condensed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ejaVu Sans Condensed" style:font-family-complex="'DejaVu Sans Condensed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3-22T19:33:13.169822039</dc:date>
    <meta:editing-duration>P1DT18H6M57S</meta:editing-duration>
    <meta:editing-cycles>343</meta:editing-cycles>
    <dc:creator>Łukasz Stolarski</dc:creator>
    <meta:document-statistic meta:table-count="1" meta:cell-count="3367" meta:object-count="0"/>
  </office:meta>
</office:document-meta>
</file>